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5465in" svg:height="5.8098in" svg:x="1.6567in" svg:y="2.8689in">
            <draw:object draw:notify-on-update-of-ranges="Sheet1.B1:Sheet1.B1 Sheet1.B2:Sheet1.B1488 Sheet1.D1:Sheet1.D1 Sheet1.D2:Sheet1.D14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2014-01-04_21:11:59_884397</text:p>
          </table:table-cell>
          <table:table-cell office:value-type="float" office:value="1388869919884">
            <text:p>1388869919884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891383</text:p>
          </table:table-cell>
          <table:table-cell office:value-type="float" office:value="1388869919891">
            <text:p>1388869919891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898077</text:p>
          </table:table-cell>
          <table:table-cell office:value-type="float" office:value="1388869919898">
            <text:p>138886991989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04758</text:p>
          </table:table-cell>
          <table:table-cell office:value-type="float" office:value="1388869919904">
            <text:p>1388869919904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11426</text:p>
          </table:table-cell>
          <table:table-cell office:value-type="float" office:value="1388869919911">
            <text:p>1388869919911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18105</text:p>
          </table:table-cell>
          <table:table-cell office:value-type="float" office:value="1388869919918">
            <text:p>1388869919918</text:p>
          </table:table-cell>
          <table:table-cell office:value-type="float" office:value="8">
            <text:p>8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24790</text:p>
          </table:table-cell>
          <table:table-cell office:value-type="float" office:value="1388869919925">
            <text:p>1388869919925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31475</text:p>
          </table:table-cell>
          <table:table-cell office:value-type="float" office:value="1388869919931">
            <text:p>1388869919931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38186</text:p>
          </table:table-cell>
          <table:table-cell office:value-type="float" office:value="1388869919938">
            <text:p>1388869919938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44905</text:p>
          </table:table-cell>
          <table:table-cell office:value-type="float" office:value="1388869919945">
            <text:p>1388869919945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51608</text:p>
          </table:table-cell>
          <table:table-cell office:value-type="float" office:value="1388869919951">
            <text:p>1388869919951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58292</text:p>
          </table:table-cell>
          <table:table-cell office:value-type="float" office:value="1388869919958">
            <text:p>1388869919958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64965</text:p>
          </table:table-cell>
          <table:table-cell office:value-type="float" office:value="1388869919965">
            <text:p>1388869919965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71633</text:p>
          </table:table-cell>
          <table:table-cell office:value-type="float" office:value="1388869919971">
            <text:p>138886991997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78352</text:p>
          </table:table-cell>
          <table:table-cell office:value-type="float" office:value="1388869919978">
            <text:p>1388869919978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85039</text:p>
          </table:table-cell>
          <table:table-cell office:value-type="float" office:value="1388869919985">
            <text:p>1388869919985</text:p>
          </table:table-cell>
          <table:table-cell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91709</text:p>
          </table:table-cell>
          <table:table-cell office:value-type="float" office:value="1388869919991">
            <text:p>1388869919991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1:59_998398</text:p>
          </table:table-cell>
          <table:table-cell office:value-type="float" office:value="1388869919998">
            <text:p>138886991999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05078</text:p>
          </table:table-cell>
          <table:table-cell office:value-type="float" office:value="1388869920005">
            <text:p>1388869920005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11767</text:p>
          </table:table-cell>
          <table:table-cell office:value-type="float" office:value="1388869920012">
            <text:p>1388869920012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18550</text:p>
          </table:table-cell>
          <table:table-cell office:value-type="float" office:value="1388869920018">
            <text:p>1388869920018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25223</text:p>
          </table:table-cell>
          <table:table-cell office:value-type="float" office:value="1388869920025">
            <text:p>138886992002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31891</text:p>
          </table:table-cell>
          <table:table-cell office:value-type="float" office:value="1388869920032">
            <text:p>138886992003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38580</text:p>
          </table:table-cell>
          <table:table-cell office:value-type="float" office:value="1388869920038">
            <text:p>1388869920038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45327</text:p>
          </table:table-cell>
          <table:table-cell office:value-type="float" office:value="1388869920045">
            <text:p>1388869920045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52173</text:p>
          </table:table-cell>
          <table:table-cell office:value-type="float" office:value="1388869920052">
            <text:p>138886992005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58878</text:p>
          </table:table-cell>
          <table:table-cell office:value-type="float" office:value="1388869920059">
            <text:p>138886992005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65551</text:p>
          </table:table-cell>
          <table:table-cell office:value-type="float" office:value="1388869920065">
            <text:p>1388869920065</text:p>
          </table:table-cell>
          <table:table-cell office:value-type="float" office:value="34">
            <text:p>34</text:p>
          </table:table-cell>
          <table:table-cell office:value-type="float" office:value="166">
            <text:p>16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72277</text:p>
          </table:table-cell>
          <table:table-cell office:value-type="float" office:value="1388869920072">
            <text:p>1388869920072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78956</text:p>
          </table:table-cell>
          <table:table-cell office:value-type="float" office:value="1388869920079">
            <text:p>1388869920079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85638</text:p>
          </table:table-cell>
          <table:table-cell office:value-type="float" office:value="1388869920085">
            <text:p>1388869920085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92391</text:p>
          </table:table-cell>
          <table:table-cell office:value-type="float" office:value="1388869920092">
            <text:p>1388869920092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099060</text:p>
          </table:table-cell>
          <table:table-cell office:value-type="float" office:value="1388869920099">
            <text:p>1388869920099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05802</text:p>
          </table:table-cell>
          <table:table-cell office:value-type="float" office:value="1388869920106">
            <text:p>1388869920106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12456</text:p>
          </table:table-cell>
          <table:table-cell office:value-type="float" office:value="1388869920112">
            <text:p>1388869920112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19141</text:p>
          </table:table-cell>
          <table:table-cell office:value-type="float" office:value="1388869920119">
            <text:p>1388869920119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25882</text:p>
          </table:table-cell>
          <table:table-cell office:value-type="float" office:value="1388869920126">
            <text:p>1388869920126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32567</text:p>
          </table:table-cell>
          <table:table-cell office:value-type="float" office:value="1388869920132">
            <text:p>138886992013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39245</text:p>
          </table:table-cell>
          <table:table-cell office:value-type="float" office:value="1388869920139">
            <text:p>1388869920139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46066</text:p>
          </table:table-cell>
          <table:table-cell office:value-type="float" office:value="1388869920146">
            <text:p>1388869920146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52770</text:p>
          </table:table-cell>
          <table:table-cell office:value-type="float" office:value="1388869920153">
            <text:p>1388869920153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59460</text:p>
          </table:table-cell>
          <table:table-cell office:value-type="float" office:value="1388869920159">
            <text:p>1388869920159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66151</text:p>
          </table:table-cell>
          <table:table-cell office:value-type="float" office:value="1388869920166">
            <text:p>1388869920166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72807</text:p>
          </table:table-cell>
          <table:table-cell office:value-type="float" office:value="1388869920173">
            <text:p>138886992017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79470</text:p>
          </table:table-cell>
          <table:table-cell office:value-type="float" office:value="1388869920179">
            <text:p>1388869920179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86172</text:p>
          </table:table-cell>
          <table:table-cell office:value-type="float" office:value="1388869920186">
            <text:p>1388869920186</text:p>
          </table:table-cell>
          <table:table-cell office:value-type="float" office:value="36">
            <text:p>36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92845</text:p>
          </table:table-cell>
          <table:table-cell office:value-type="float" office:value="1388869920193">
            <text:p>1388869920193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199537</text:p>
          </table:table-cell>
          <table:table-cell office:value-type="float" office:value="1388869920199">
            <text:p>1388869920199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06220</text:p>
          </table:table-cell>
          <table:table-cell office:value-type="float" office:value="1388869920206">
            <text:p>1388869920206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12887</text:p>
          </table:table-cell>
          <table:table-cell office:value-type="float" office:value="1388869920213">
            <text:p>138886992021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19574</text:p>
          </table:table-cell>
          <table:table-cell office:value-type="float" office:value="1388869920219">
            <text:p>1388869920219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26263</text:p>
          </table:table-cell>
          <table:table-cell office:value-type="float" office:value="1388869920226">
            <text:p>1388869920226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32942</text:p>
          </table:table-cell>
          <table:table-cell office:value-type="float" office:value="1388869920233">
            <text:p>1388869920233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39620</text:p>
          </table:table-cell>
          <table:table-cell office:value-type="float" office:value="1388869920239">
            <text:p>138886992023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46303</text:p>
          </table:table-cell>
          <table:table-cell office:value-type="float" office:value="1388869920246">
            <text:p>138886992024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53339</text:p>
          </table:table-cell>
          <table:table-cell office:value-type="float" office:value="1388869920253">
            <text:p>1388869920253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60090</text:p>
          </table:table-cell>
          <table:table-cell office:value-type="float" office:value="1388869920260">
            <text:p>1388869920260</text:p>
          </table:table-cell>
          <table:table-cell office:value-type="float" office:value="34">
            <text:p>34</text:p>
          </table:table-cell>
          <table:table-cell office:value-type="float" office:value="142">
            <text:p>14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66851</text:p>
          </table:table-cell>
          <table:table-cell office:value-type="float" office:value="1388869920267">
            <text:p>1388869920267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73567</text:p>
          </table:table-cell>
          <table:table-cell office:value-type="float" office:value="1388869920273">
            <text:p>1388869920273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80252</text:p>
          </table:table-cell>
          <table:table-cell office:value-type="float" office:value="1388869920280">
            <text:p>1388869920280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86925</text:p>
          </table:table-cell>
          <table:table-cell office:value-type="float" office:value="1388869920287">
            <text:p>1388869920287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293590</text:p>
          </table:table-cell>
          <table:table-cell office:value-type="float" office:value="1388869920293">
            <text:p>138886992029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00346</text:p>
          </table:table-cell>
          <table:table-cell office:value-type="float" office:value="1388869920300">
            <text:p>1388869920300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07055</text:p>
          </table:table-cell>
          <table:table-cell office:value-type="float" office:value="1388869920307">
            <text:p>138886992030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13713</text:p>
          </table:table-cell>
          <table:table-cell office:value-type="float" office:value="1388869920313">
            <text:p>1388869920313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20396</text:p>
          </table:table-cell>
          <table:table-cell office:value-type="float" office:value="1388869920320">
            <text:p>1388869920320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27094</text:p>
          </table:table-cell>
          <table:table-cell office:value-type="float" office:value="1388869920327">
            <text:p>1388869920327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33784</text:p>
          </table:table-cell>
          <table:table-cell office:value-type="float" office:value="1388869920334">
            <text:p>138886992033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40470</text:p>
          </table:table-cell>
          <table:table-cell office:value-type="float" office:value="1388869920340">
            <text:p>138886992034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47189</text:p>
          </table:table-cell>
          <table:table-cell office:value-type="float" office:value="1388869920347">
            <text:p>1388869920347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53918</text:p>
          </table:table-cell>
          <table:table-cell office:value-type="float" office:value="1388869920354">
            <text:p>1388869920354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60630</text:p>
          </table:table-cell>
          <table:table-cell office:value-type="float" office:value="1388869920360">
            <text:p>1388869920360</text:p>
          </table:table-cell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67321</text:p>
          </table:table-cell>
          <table:table-cell office:value-type="float" office:value="1388869920367">
            <text:p>1388869920367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73991</text:p>
          </table:table-cell>
          <table:table-cell office:value-type="float" office:value="1388869920374">
            <text:p>1388869920374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80672</text:p>
          </table:table-cell>
          <table:table-cell office:value-type="float" office:value="1388869920380">
            <text:p>1388869920380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87388</text:p>
          </table:table-cell>
          <table:table-cell office:value-type="float" office:value="1388869920387">
            <text:p>1388869920387</text:p>
          </table:table-cell>
          <table:table-cell office:value-type="float" office:value="42">
            <text:p>42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394066</text:p>
          </table:table-cell>
          <table:table-cell office:value-type="float" office:value="1388869920394">
            <text:p>1388869920394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00743</text:p>
          </table:table-cell>
          <table:table-cell office:value-type="float" office:value="1388869920400">
            <text:p>1388869920400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07438</text:p>
          </table:table-cell>
          <table:table-cell office:value-type="float" office:value="1388869920407">
            <text:p>1388869920407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14115</text:p>
          </table:table-cell>
          <table:table-cell office:value-type="float" office:value="1388869920414">
            <text:p>1388869920414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20816</text:p>
          </table:table-cell>
          <table:table-cell office:value-type="float" office:value="1388869920421">
            <text:p>1388869920421</text:p>
          </table:table-cell>
          <table:table-cell office:value-type="float" office:value="62">
            <text:p>62</text:p>
          </table:table-cell>
          <table:table-cell office:value-type="float" office:value="154">
            <text:p>154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27518</text:p>
          </table:table-cell>
          <table:table-cell office:value-type="float" office:value="1388869920427">
            <text:p>1388869920427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34200</text:p>
          </table:table-cell>
          <table:table-cell office:value-type="float" office:value="1388869920434">
            <text:p>1388869920434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40888</text:p>
          </table:table-cell>
          <table:table-cell office:value-type="float" office:value="1388869920441">
            <text:p>138886992044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47598</text:p>
          </table:table-cell>
          <table:table-cell office:value-type="float" office:value="1388869920447">
            <text:p>1388869920447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54315</text:p>
          </table:table-cell>
          <table:table-cell office:value-type="float" office:value="1388869920454">
            <text:p>1388869920454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61038</text:p>
          </table:table-cell>
          <table:table-cell office:value-type="float" office:value="1388869920461">
            <text:p>1388869920461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67729</text:p>
          </table:table-cell>
          <table:table-cell office:value-type="float" office:value="1388869920467">
            <text:p>1388869920467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74442</text:p>
          </table:table-cell>
          <table:table-cell office:value-type="float" office:value="1388869920474">
            <text:p>1388869920474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81124</text:p>
          </table:table-cell>
          <table:table-cell office:value-type="float" office:value="1388869920481">
            <text:p>1388869920481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87824</text:p>
          </table:table-cell>
          <table:table-cell office:value-type="float" office:value="1388869920488">
            <text:p>1388869920488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494485</text:p>
          </table:table-cell>
          <table:table-cell office:value-type="float" office:value="1388869920494">
            <text:p>1388869920494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01204</text:p>
          </table:table-cell>
          <table:table-cell office:value-type="float" office:value="1388869920501">
            <text:p>138886992050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07899</text:p>
          </table:table-cell>
          <table:table-cell office:value-type="float" office:value="1388869920508">
            <text:p>138886992050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14654</text:p>
          </table:table-cell>
          <table:table-cell office:value-type="float" office:value="1388869920514">
            <text:p>1388869920514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21337</text:p>
          </table:table-cell>
          <table:table-cell office:value-type="float" office:value="1388869920521">
            <text:p>1388869920521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28023</text:p>
          </table:table-cell>
          <table:table-cell office:value-type="float" office:value="1388869920528">
            <text:p>1388869920528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34685</text:p>
          </table:table-cell>
          <table:table-cell office:value-type="float" office:value="1388869920534">
            <text:p>1388869920534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41406</text:p>
          </table:table-cell>
          <table:table-cell office:value-type="float" office:value="1388869920541">
            <text:p>1388869920541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48168</text:p>
          </table:table-cell>
          <table:table-cell office:value-type="float" office:value="1388869920548">
            <text:p>1388869920548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55549</text:p>
          </table:table-cell>
          <table:table-cell office:value-type="float" office:value="1388869920556">
            <text:p>1388869920556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62814</text:p>
          </table:table-cell>
          <table:table-cell office:value-type="float" office:value="1388869920563">
            <text:p>1388869920563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69498</text:p>
          </table:table-cell>
          <table:table-cell office:value-type="float" office:value="1388869920569">
            <text:p>1388869920569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76173</text:p>
          </table:table-cell>
          <table:table-cell office:value-type="float" office:value="1388869920576">
            <text:p>1388869920576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82869</text:p>
          </table:table-cell>
          <table:table-cell office:value-type="float" office:value="1388869920583">
            <text:p>1388869920583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89554</text:p>
          </table:table-cell>
          <table:table-cell office:value-type="float" office:value="1388869920589">
            <text:p>1388869920589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596327</text:p>
          </table:table-cell>
          <table:table-cell office:value-type="float" office:value="1388869920596">
            <text:p>1388869920596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03025</text:p>
          </table:table-cell>
          <table:table-cell office:value-type="float" office:value="1388869920603">
            <text:p>1388869920603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09892</text:p>
          </table:table-cell>
          <table:table-cell office:value-type="float" office:value="1388869920610">
            <text:p>1388869920610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16608</text:p>
          </table:table-cell>
          <table:table-cell office:value-type="float" office:value="1388869920616">
            <text:p>1388869920616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23285</text:p>
          </table:table-cell>
          <table:table-cell office:value-type="float" office:value="1388869920623">
            <text:p>1388869920623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29967</text:p>
          </table:table-cell>
          <table:table-cell office:value-type="float" office:value="1388869920630">
            <text:p>1388869920630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36672</text:p>
          </table:table-cell>
          <table:table-cell office:value-type="float" office:value="1388869920636">
            <text:p>1388869920636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43350</text:p>
          </table:table-cell>
          <table:table-cell office:value-type="float" office:value="1388869920643">
            <text:p>1388869920643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50030</text:p>
          </table:table-cell>
          <table:table-cell office:value-type="float" office:value="1388869920650">
            <text:p>1388869920650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56809</text:p>
          </table:table-cell>
          <table:table-cell office:value-type="float" office:value="1388869920657">
            <text:p>1388869920657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63543</text:p>
          </table:table-cell>
          <table:table-cell office:value-type="float" office:value="1388869920663">
            <text:p>1388869920663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70236</text:p>
          </table:table-cell>
          <table:table-cell office:value-type="float" office:value="1388869920670">
            <text:p>13888699206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76955</text:p>
          </table:table-cell>
          <table:table-cell office:value-type="float" office:value="1388869920677">
            <text:p>1388869920677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83646</text:p>
          </table:table-cell>
          <table:table-cell office:value-type="float" office:value="1388869920683">
            <text:p>1388869920683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90300</text:p>
          </table:table-cell>
          <table:table-cell office:value-type="float" office:value="1388869920690">
            <text:p>1388869920690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697011</text:p>
          </table:table-cell>
          <table:table-cell office:value-type="float" office:value="1388869920697">
            <text:p>1388869920697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03700</text:p>
          </table:table-cell>
          <table:table-cell office:value-type="float" office:value="1388869920703">
            <text:p>1388869920703</text:p>
          </table:table-cell>
          <table:table-cell office:value-type="float" office:value="18">
            <text:p>18</text:p>
          </table:table-cell>
          <table:table-cell office:value-type="float" office:value="168">
            <text:p>16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10383</text:p>
          </table:table-cell>
          <table:table-cell office:value-type="float" office:value="1388869920710">
            <text:p>1388869920710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17087</text:p>
          </table:table-cell>
          <table:table-cell office:value-type="float" office:value="1388869920717">
            <text:p>1388869920717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23762</text:p>
          </table:table-cell>
          <table:table-cell office:value-type="float" office:value="1388869920723">
            <text:p>1388869920723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30533</text:p>
          </table:table-cell>
          <table:table-cell office:value-type="float" office:value="1388869920730">
            <text:p>1388869920730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37242</text:p>
          </table:table-cell>
          <table:table-cell office:value-type="float" office:value="1388869920737">
            <text:p>1388869920737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43928</text:p>
          </table:table-cell>
          <table:table-cell office:value-type="float" office:value="1388869920744">
            <text:p>1388869920744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50616</text:p>
          </table:table-cell>
          <table:table-cell office:value-type="float" office:value="1388869920750">
            <text:p>1388869920750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57372</text:p>
          </table:table-cell>
          <table:table-cell office:value-type="float" office:value="1388869920757">
            <text:p>1388869920757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64085</text:p>
          </table:table-cell>
          <table:table-cell office:value-type="float" office:value="1388869920764">
            <text:p>1388869920764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70880</text:p>
          </table:table-cell>
          <table:table-cell office:value-type="float" office:value="1388869920771">
            <text:p>1388869920771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77544</text:p>
          </table:table-cell>
          <table:table-cell office:value-type="float" office:value="1388869920777">
            <text:p>1388869920777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84218</text:p>
          </table:table-cell>
          <table:table-cell office:value-type="float" office:value="1388869920784">
            <text:p>1388869920784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90887</text:p>
          </table:table-cell>
          <table:table-cell office:value-type="float" office:value="1388869920791">
            <text:p>138886992079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797570</text:p>
          </table:table-cell>
          <table:table-cell office:value-type="float" office:value="1388869920797">
            <text:p>1388869920797</text:p>
          </table:table-cell>
          <table:table-cell office:value-type="float" office:value="36">
            <text:p>36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04318</text:p>
          </table:table-cell>
          <table:table-cell office:value-type="float" office:value="1388869920804">
            <text:p>1388869920804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11020</text:p>
          </table:table-cell>
          <table:table-cell office:value-type="float" office:value="1388869920811">
            <text:p>138886992081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17708</text:p>
          </table:table-cell>
          <table:table-cell office:value-type="float" office:value="1388869920817">
            <text:p>1388869920817</text:p>
          </table:table-cell>
          <table:table-cell office:value-type="float" office:value="32">
            <text:p>32</text:p>
          </table:table-cell>
          <table:table-cell office:value-type="float" office:value="166">
            <text:p>16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24389</text:p>
          </table:table-cell>
          <table:table-cell office:value-type="float" office:value="1388869920824">
            <text:p>1388869920824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31078</text:p>
          </table:table-cell>
          <table:table-cell office:value-type="float" office:value="1388869920831">
            <text:p>1388869920831</text:p>
          </table:table-cell>
          <table:table-cell office:value-type="float" office:value="26">
            <text:p>26</text:p>
          </table:table-cell>
          <table:table-cell office:value-type="float" office:value="174">
            <text:p>17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37795</text:p>
          </table:table-cell>
          <table:table-cell office:value-type="float" office:value="1388869920838">
            <text:p>1388869920838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44519</text:p>
          </table:table-cell>
          <table:table-cell office:value-type="float" office:value="1388869920844">
            <text:p>1388869920844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51210</text:p>
          </table:table-cell>
          <table:table-cell office:value-type="float" office:value="1388869920851">
            <text:p>1388869920851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57902</text:p>
          </table:table-cell>
          <table:table-cell office:value-type="float" office:value="1388869920858">
            <text:p>138886992085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64665</text:p>
          </table:table-cell>
          <table:table-cell office:value-type="float" office:value="1388869920864">
            <text:p>138886992086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71368</text:p>
          </table:table-cell>
          <table:table-cell office:value-type="float" office:value="1388869920871">
            <text:p>1388869920871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78082</text:p>
          </table:table-cell>
          <table:table-cell office:value-type="float" office:value="1388869920878">
            <text:p>1388869920878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84790</text:p>
          </table:table-cell>
          <table:table-cell office:value-type="float" office:value="1388869920885">
            <text:p>138886992088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91470</text:p>
          </table:table-cell>
          <table:table-cell office:value-type="float" office:value="1388869920891">
            <text:p>1388869920891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898156</text:p>
          </table:table-cell>
          <table:table-cell office:value-type="float" office:value="1388869920898">
            <text:p>1388869920898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04851</text:p>
          </table:table-cell>
          <table:table-cell office:value-type="float" office:value="1388869920905">
            <text:p>1388869920905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11575</text:p>
          </table:table-cell>
          <table:table-cell office:value-type="float" office:value="1388869920911">
            <text:p>1388869920911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18273</text:p>
          </table:table-cell>
          <table:table-cell office:value-type="float" office:value="1388869920918">
            <text:p>1388869920918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24958</text:p>
          </table:table-cell>
          <table:table-cell office:value-type="float" office:value="1388869920925">
            <text:p>1388869920925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31657</text:p>
          </table:table-cell>
          <table:table-cell office:value-type="float" office:value="1388869920931">
            <text:p>1388869920931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38351</text:p>
          </table:table-cell>
          <table:table-cell office:value-type="float" office:value="1388869920938">
            <text:p>1388869920938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45038</text:p>
          </table:table-cell>
          <table:table-cell office:value-type="float" office:value="1388869920945">
            <text:p>1388869920945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51763</text:p>
          </table:table-cell>
          <table:table-cell office:value-type="float" office:value="1388869920952">
            <text:p>1388869920952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58452</text:p>
          </table:table-cell>
          <table:table-cell office:value-type="float" office:value="1388869920958">
            <text:p>1388869920958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65143</text:p>
          </table:table-cell>
          <table:table-cell office:value-type="float" office:value="1388869920965">
            <text:p>1388869920965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71973</text:p>
          </table:table-cell>
          <table:table-cell office:value-type="float" office:value="1388869920972">
            <text:p>1388869920972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78760</text:p>
          </table:table-cell>
          <table:table-cell office:value-type="float" office:value="1388869920979">
            <text:p>1388869920979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85437</text:p>
          </table:table-cell>
          <table:table-cell office:value-type="float" office:value="1388869920985">
            <text:p>138886992098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92178</text:p>
          </table:table-cell>
          <table:table-cell office:value-type="float" office:value="1388869920992">
            <text:p>1388869920992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0_998868</text:p>
          </table:table-cell>
          <table:table-cell office:value-type="float" office:value="1388869920999">
            <text:p>1388869920999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05535</text:p>
          </table:table-cell>
          <table:table-cell office:value-type="float" office:value="1388869921005">
            <text:p>1388869921005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12371</text:p>
          </table:table-cell>
          <table:table-cell office:value-type="float" office:value="1388869921012">
            <text:p>1388869921012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19082</text:p>
          </table:table-cell>
          <table:table-cell office:value-type="float" office:value="1388869921019">
            <text:p>1388869921019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25828</text:p>
          </table:table-cell>
          <table:table-cell office:value-type="float" office:value="1388869921026">
            <text:p>1388869921026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32506</text:p>
          </table:table-cell>
          <table:table-cell office:value-type="float" office:value="1388869921032">
            <text:p>1388869921032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39179</text:p>
          </table:table-cell>
          <table:table-cell office:value-type="float" office:value="1388869921039">
            <text:p>1388869921039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45909</text:p>
          </table:table-cell>
          <table:table-cell office:value-type="float" office:value="1388869921046">
            <text:p>1388869921046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52603</text:p>
          </table:table-cell>
          <table:table-cell office:value-type="float" office:value="1388869921052">
            <text:p>1388869921052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59292</text:p>
          </table:table-cell>
          <table:table-cell office:value-type="float" office:value="1388869921059">
            <text:p>1388869921059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65969</text:p>
          </table:table-cell>
          <table:table-cell office:value-type="float" office:value="1388869921066">
            <text:p>1388869921066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72771</text:p>
          </table:table-cell>
          <table:table-cell office:value-type="float" office:value="1388869921073">
            <text:p>1388869921073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79485</text:p>
          </table:table-cell>
          <table:table-cell office:value-type="float" office:value="1388869921079">
            <text:p>1388869921079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86197</text:p>
          </table:table-cell>
          <table:table-cell office:value-type="float" office:value="1388869921086">
            <text:p>1388869921086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92874</text:p>
          </table:table-cell>
          <table:table-cell office:value-type="float" office:value="1388869921093">
            <text:p>1388869921093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099559</text:p>
          </table:table-cell>
          <table:table-cell office:value-type="float" office:value="1388869921099">
            <text:p>138886992109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06267</text:p>
          </table:table-cell>
          <table:table-cell office:value-type="float" office:value="1388869921106">
            <text:p>1388869921106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12948</text:p>
          </table:table-cell>
          <table:table-cell office:value-type="float" office:value="1388869921113">
            <text:p>1388869921113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19627</text:p>
          </table:table-cell>
          <table:table-cell office:value-type="float" office:value="1388869921119">
            <text:p>1388869921119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26322</text:p>
          </table:table-cell>
          <table:table-cell office:value-type="float" office:value="1388869921126">
            <text:p>1388869921126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33009</text:p>
          </table:table-cell>
          <table:table-cell office:value-type="float" office:value="1388869921133">
            <text:p>1388869921133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39699</text:p>
          </table:table-cell>
          <table:table-cell office:value-type="float" office:value="1388869921139">
            <text:p>1388869921139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46388</text:p>
          </table:table-cell>
          <table:table-cell office:value-type="float" office:value="1388869921146">
            <text:p>1388869921146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53057</text:p>
          </table:table-cell>
          <table:table-cell office:value-type="float" office:value="1388869921153">
            <text:p>1388869921153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59760</text:p>
          </table:table-cell>
          <table:table-cell office:value-type="float" office:value="1388869921160">
            <text:p>1388869921160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66476</text:p>
          </table:table-cell>
          <table:table-cell office:value-type="float" office:value="1388869921166">
            <text:p>1388869921166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73152</text:p>
          </table:table-cell>
          <table:table-cell office:value-type="float" office:value="1388869921173">
            <text:p>1388869921173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79873</text:p>
          </table:table-cell>
          <table:table-cell office:value-type="float" office:value="1388869921180">
            <text:p>138886992118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86683</text:p>
          </table:table-cell>
          <table:table-cell office:value-type="float" office:value="1388869921186">
            <text:p>1388869921186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193347</text:p>
          </table:table-cell>
          <table:table-cell office:value-type="float" office:value="1388869921193">
            <text:p>1388869921193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00035</text:p>
          </table:table-cell>
          <table:table-cell office:value-type="float" office:value="1388869921200">
            <text:p>1388869921200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06724</text:p>
          </table:table-cell>
          <table:table-cell office:value-type="float" office:value="1388869921206">
            <text:p>1388869921206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13425</text:p>
          </table:table-cell>
          <table:table-cell office:value-type="float" office:value="1388869921213">
            <text:p>1388869921213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20115</text:p>
          </table:table-cell>
          <table:table-cell office:value-type="float" office:value="1388869921220">
            <text:p>1388869921220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26890</text:p>
          </table:table-cell>
          <table:table-cell office:value-type="float" office:value="1388869921227">
            <text:p>1388869921227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33562</text:p>
          </table:table-cell>
          <table:table-cell office:value-type="float" office:value="1388869921233">
            <text:p>1388869921233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40240</text:p>
          </table:table-cell>
          <table:table-cell office:value-type="float" office:value="1388869921240">
            <text:p>1388869921240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46940</text:p>
          </table:table-cell>
          <table:table-cell office:value-type="float" office:value="1388869921247">
            <text:p>1388869921247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53623</text:p>
          </table:table-cell>
          <table:table-cell office:value-type="float" office:value="1388869921253">
            <text:p>1388869921253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60384</text:p>
          </table:table-cell>
          <table:table-cell office:value-type="float" office:value="1388869921260">
            <text:p>1388869921260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67061</text:p>
          </table:table-cell>
          <table:table-cell office:value-type="float" office:value="1388869921267">
            <text:p>1388869921267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73698</text:p>
          </table:table-cell>
          <table:table-cell office:value-type="float" office:value="1388869921273">
            <text:p>1388869921273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80403</text:p>
          </table:table-cell>
          <table:table-cell office:value-type="float" office:value="1388869921280">
            <text:p>1388869921280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87087</text:p>
          </table:table-cell>
          <table:table-cell office:value-type="float" office:value="1388869921287">
            <text:p>1388869921287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293747</text:p>
          </table:table-cell>
          <table:table-cell office:value-type="float" office:value="1388869921293">
            <text:p>1388869921293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00468</text:p>
          </table:table-cell>
          <table:table-cell office:value-type="float" office:value="1388869921300">
            <text:p>1388869921300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07172</text:p>
          </table:table-cell>
          <table:table-cell office:value-type="float" office:value="1388869921307">
            <text:p>1388869921307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13841</text:p>
          </table:table-cell>
          <table:table-cell office:value-type="float" office:value="1388869921314">
            <text:p>1388869921314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20523</text:p>
          </table:table-cell>
          <table:table-cell office:value-type="float" office:value="1388869921320">
            <text:p>1388869921320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27214</text:p>
          </table:table-cell>
          <table:table-cell office:value-type="float" office:value="1388869921327">
            <text:p>1388869921327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33890</text:p>
          </table:table-cell>
          <table:table-cell office:value-type="float" office:value="1388869921334">
            <text:p>1388869921334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40574</text:p>
          </table:table-cell>
          <table:table-cell office:value-type="float" office:value="1388869921340">
            <text:p>1388869921340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47254</text:p>
          </table:table-cell>
          <table:table-cell office:value-type="float" office:value="1388869921347">
            <text:p>1388869921347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53937</text:p>
          </table:table-cell>
          <table:table-cell office:value-type="float" office:value="1388869921354">
            <text:p>1388869921354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60613</text:p>
          </table:table-cell>
          <table:table-cell office:value-type="float" office:value="1388869921360">
            <text:p>1388869921360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67301</text:p>
          </table:table-cell>
          <table:table-cell office:value-type="float" office:value="1388869921367">
            <text:p>138886992136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73965</text:p>
          </table:table-cell>
          <table:table-cell office:value-type="float" office:value="1388869921374">
            <text:p>1388869921374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80699</text:p>
          </table:table-cell>
          <table:table-cell office:value-type="float" office:value="1388869921380">
            <text:p>1388869921380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87429</text:p>
          </table:table-cell>
          <table:table-cell office:value-type="float" office:value="1388869921387">
            <text:p>1388869921387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394106</text:p>
          </table:table-cell>
          <table:table-cell office:value-type="float" office:value="1388869921394">
            <text:p>1388869921394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00782</text:p>
          </table:table-cell>
          <table:table-cell office:value-type="float" office:value="1388869921401">
            <text:p>1388869921401</text:p>
          </table:table-cell>
          <table:table-cell office:value-type="float" office:value="30">
            <text:p>30</text:p>
          </table:table-cell>
          <table:table-cell office:value-type="float" office:value="182">
            <text:p>182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07469</text:p>
          </table:table-cell>
          <table:table-cell office:value-type="float" office:value="1388869921407">
            <text:p>1388869921407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14138</text:p>
          </table:table-cell>
          <table:table-cell office:value-type="float" office:value="1388869921414">
            <text:p>1388869921414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20830</text:p>
          </table:table-cell>
          <table:table-cell office:value-type="float" office:value="1388869921421">
            <text:p>1388869921421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27514</text:p>
          </table:table-cell>
          <table:table-cell office:value-type="float" office:value="1388869921427">
            <text:p>1388869921427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34191</text:p>
          </table:table-cell>
          <table:table-cell office:value-type="float" office:value="1388869921434">
            <text:p>1388869921434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40866</text:p>
          </table:table-cell>
          <table:table-cell office:value-type="float" office:value="1388869921441">
            <text:p>1388869921441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47572</text:p>
          </table:table-cell>
          <table:table-cell office:value-type="float" office:value="1388869921447">
            <text:p>1388869921447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54251</text:p>
          </table:table-cell>
          <table:table-cell office:value-type="float" office:value="1388869921454">
            <text:p>1388869921454</text:p>
          </table:table-cell>
          <table:table-cell office:value-type="float" office:value="14">
            <text:p>14</text:p>
          </table:table-cell>
          <table:table-cell office:value-type="float" office:value="166">
            <text:p>16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60947</text:p>
          </table:table-cell>
          <table:table-cell office:value-type="float" office:value="1388869921461">
            <text:p>1388869921461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67621</text:p>
          </table:table-cell>
          <table:table-cell office:value-type="float" office:value="1388869921467">
            <text:p>1388869921467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74309</text:p>
          </table:table-cell>
          <table:table-cell office:value-type="float" office:value="1388869921474">
            <text:p>138886992147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81036</text:p>
          </table:table-cell>
          <table:table-cell office:value-type="float" office:value="1388869921481">
            <text:p>1388869921481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87771</text:p>
          </table:table-cell>
          <table:table-cell office:value-type="float" office:value="1388869921488">
            <text:p>1388869921488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494440</text:p>
          </table:table-cell>
          <table:table-cell office:value-type="float" office:value="1388869921494">
            <text:p>1388869921494</text:p>
          </table:table-cell>
          <table:table-cell office:value-type="float" office:value="26">
            <text:p>26</text:p>
          </table:table-cell>
          <table:table-cell office:value-type="float" office:value="174">
            <text:p>17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01114</text:p>
          </table:table-cell>
          <table:table-cell office:value-type="float" office:value="1388869921501">
            <text:p>1388869921501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07824</text:p>
          </table:table-cell>
          <table:table-cell office:value-type="float" office:value="1388869921508">
            <text:p>1388869921508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14540</text:p>
          </table:table-cell>
          <table:table-cell office:value-type="float" office:value="1388869921514">
            <text:p>1388869921514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21215</text:p>
          </table:table-cell>
          <table:table-cell office:value-type="float" office:value="1388869921521">
            <text:p>1388869921521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27914</text:p>
          </table:table-cell>
          <table:table-cell office:value-type="float" office:value="1388869921528">
            <text:p>1388869921528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34615</text:p>
          </table:table-cell>
          <table:table-cell office:value-type="float" office:value="1388869921534">
            <text:p>1388869921534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41337</text:p>
          </table:table-cell>
          <table:table-cell office:value-type="float" office:value="1388869921541">
            <text:p>1388869921541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48047</text:p>
          </table:table-cell>
          <table:table-cell office:value-type="float" office:value="1388869921548">
            <text:p>1388869921548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54802</text:p>
          </table:table-cell>
          <table:table-cell office:value-type="float" office:value="1388869921555">
            <text:p>1388869921555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61488</text:p>
          </table:table-cell>
          <table:table-cell office:value-type="float" office:value="1388869921561">
            <text:p>138886992156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68186</text:p>
          </table:table-cell>
          <table:table-cell office:value-type="float" office:value="1388869921568">
            <text:p>1388869921568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74836</text:p>
          </table:table-cell>
          <table:table-cell office:value-type="float" office:value="1388869921575">
            <text:p>1388869921575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81543</text:p>
          </table:table-cell>
          <table:table-cell office:value-type="float" office:value="1388869921581">
            <text:p>1388869921581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88354</text:p>
          </table:table-cell>
          <table:table-cell office:value-type="float" office:value="1388869921588">
            <text:p>1388869921588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595068</text:p>
          </table:table-cell>
          <table:table-cell office:value-type="float" office:value="1388869921595">
            <text:p>1388869921595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01734</text:p>
          </table:table-cell>
          <table:table-cell office:value-type="float" office:value="1388869921601">
            <text:p>1388869921601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08441</text:p>
          </table:table-cell>
          <table:table-cell office:value-type="float" office:value="1388869921608">
            <text:p>1388869921608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15133</text:p>
          </table:table-cell>
          <table:table-cell office:value-type="float" office:value="1388869921615">
            <text:p>1388869921615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21815</text:p>
          </table:table-cell>
          <table:table-cell office:value-type="float" office:value="1388869921622">
            <text:p>1388869921622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28576</text:p>
          </table:table-cell>
          <table:table-cell office:value-type="float" office:value="1388869921628">
            <text:p>1388869921628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35257</text:p>
          </table:table-cell>
          <table:table-cell office:value-type="float" office:value="1388869921635">
            <text:p>1388869921635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41985</text:p>
          </table:table-cell>
          <table:table-cell office:value-type="float" office:value="1388869921642">
            <text:p>1388869921642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48675</text:p>
          </table:table-cell>
          <table:table-cell office:value-type="float" office:value="1388869921648">
            <text:p>1388869921648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55347</text:p>
          </table:table-cell>
          <table:table-cell office:value-type="float" office:value="1388869921655">
            <text:p>1388869921655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62092</text:p>
          </table:table-cell>
          <table:table-cell office:value-type="float" office:value="1388869921662">
            <text:p>1388869921662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68780</text:p>
          </table:table-cell>
          <table:table-cell office:value-type="float" office:value="1388869921669">
            <text:p>1388869921669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75432</text:p>
          </table:table-cell>
          <table:table-cell office:value-type="float" office:value="1388869921675">
            <text:p>1388869921675</text:p>
          </table:table-cell>
          <table:table-cell office:value-type="float" office:value="32">
            <text:p>32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82239</text:p>
          </table:table-cell>
          <table:table-cell office:value-type="float" office:value="1388869921682">
            <text:p>1388869921682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88943</text:p>
          </table:table-cell>
          <table:table-cell office:value-type="float" office:value="1388869921689">
            <text:p>138886992168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695646</text:p>
          </table:table-cell>
          <table:table-cell office:value-type="float" office:value="1388869921696">
            <text:p>1388869921696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02496</text:p>
          </table:table-cell>
          <table:table-cell office:value-type="float" office:value="1388869921702">
            <text:p>1388869921702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09193</text:p>
          </table:table-cell>
          <table:table-cell office:value-type="float" office:value="1388869921709">
            <text:p>1388869921709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15878</text:p>
          </table:table-cell>
          <table:table-cell office:value-type="float" office:value="1388869921716">
            <text:p>1388869921716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22617</text:p>
          </table:table-cell>
          <table:table-cell office:value-type="float" office:value="1388869921722">
            <text:p>1388869921722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29297</text:p>
          </table:table-cell>
          <table:table-cell office:value-type="float" office:value="1388869921729">
            <text:p>1388869921729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36004</text:p>
          </table:table-cell>
          <table:table-cell office:value-type="float" office:value="1388869921736">
            <text:p>1388869921736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42674</text:p>
          </table:table-cell>
          <table:table-cell office:value-type="float" office:value="1388869921742">
            <text:p>1388869921742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49432</text:p>
          </table:table-cell>
          <table:table-cell office:value-type="float" office:value="1388869921749">
            <text:p>138886992174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56130</text:p>
          </table:table-cell>
          <table:table-cell office:value-type="float" office:value="1388869921756">
            <text:p>1388869921756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62881</text:p>
          </table:table-cell>
          <table:table-cell office:value-type="float" office:value="1388869921763">
            <text:p>1388869921763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69552</text:p>
          </table:table-cell>
          <table:table-cell office:value-type="float" office:value="1388869921769">
            <text:p>1388869921769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76219</text:p>
          </table:table-cell>
          <table:table-cell office:value-type="float" office:value="1388869921776">
            <text:p>1388869921776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82880</text:p>
          </table:table-cell>
          <table:table-cell office:value-type="float" office:value="1388869921783">
            <text:p>1388869921783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89599</text:p>
          </table:table-cell>
          <table:table-cell office:value-type="float" office:value="1388869921789">
            <text:p>1388869921789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796609</text:p>
          </table:table-cell>
          <table:table-cell office:value-type="float" office:value="1388869921796">
            <text:p>1388869921796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03299</text:p>
          </table:table-cell>
          <table:table-cell office:value-type="float" office:value="1388869921803">
            <text:p>1388869921803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09985</text:p>
          </table:table-cell>
          <table:table-cell office:value-type="float" office:value="1388869921810">
            <text:p>1388869921810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16661</text:p>
          </table:table-cell>
          <table:table-cell office:value-type="float" office:value="1388869921816">
            <text:p>1388869921816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23347</text:p>
          </table:table-cell>
          <table:table-cell office:value-type="float" office:value="1388869921823">
            <text:p>1388869921823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30025</text:p>
          </table:table-cell>
          <table:table-cell office:value-type="float" office:value="1388869921830">
            <text:p>1388869921830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36728</text:p>
          </table:table-cell>
          <table:table-cell office:value-type="float" office:value="1388869921836">
            <text:p>1388869921836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43422</text:p>
          </table:table-cell>
          <table:table-cell office:value-type="float" office:value="1388869921843">
            <text:p>1388869921843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50117</text:p>
          </table:table-cell>
          <table:table-cell office:value-type="float" office:value="1388869921850">
            <text:p>1388869921850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56855</text:p>
          </table:table-cell>
          <table:table-cell office:value-type="float" office:value="1388869921857">
            <text:p>1388869921857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63545</text:p>
          </table:table-cell>
          <table:table-cell office:value-type="float" office:value="1388869921863">
            <text:p>1388869921863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70257</text:p>
          </table:table-cell>
          <table:table-cell office:value-type="float" office:value="1388869921870">
            <text:p>1388869921870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76965</text:p>
          </table:table-cell>
          <table:table-cell office:value-type="float" office:value="1388869921877">
            <text:p>1388869921877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83648</text:p>
          </table:table-cell>
          <table:table-cell office:value-type="float" office:value="1388869921883">
            <text:p>1388869921883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90610</text:p>
          </table:table-cell>
          <table:table-cell office:value-type="float" office:value="1388869921890">
            <text:p>1388869921890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897354</text:p>
          </table:table-cell>
          <table:table-cell office:value-type="float" office:value="1388869921897">
            <text:p>1388869921897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04062</text:p>
          </table:table-cell>
          <table:table-cell office:value-type="float" office:value="1388869921904">
            <text:p>138886992190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10734</text:p>
          </table:table-cell>
          <table:table-cell office:value-type="float" office:value="1388869921910">
            <text:p>1388869921910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17484</text:p>
          </table:table-cell>
          <table:table-cell office:value-type="float" office:value="1388869921917">
            <text:p>1388869921917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24148</text:p>
          </table:table-cell>
          <table:table-cell office:value-type="float" office:value="1388869921924">
            <text:p>1388869921924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30919</text:p>
          </table:table-cell>
          <table:table-cell office:value-type="float" office:value="1388869921931">
            <text:p>138886992193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37611</text:p>
          </table:table-cell>
          <table:table-cell office:value-type="float" office:value="1388869921937">
            <text:p>1388869921937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44291</text:p>
          </table:table-cell>
          <table:table-cell office:value-type="float" office:value="1388869921944">
            <text:p>1388869921944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50965</text:p>
          </table:table-cell>
          <table:table-cell office:value-type="float" office:value="1388869921951">
            <text:p>1388869921951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57639</text:p>
          </table:table-cell>
          <table:table-cell office:value-type="float" office:value="1388869921957">
            <text:p>138886992195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64398</text:p>
          </table:table-cell>
          <table:table-cell office:value-type="float" office:value="1388869921964">
            <text:p>1388869921964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71083</text:p>
          </table:table-cell>
          <table:table-cell office:value-type="float" office:value="1388869921971">
            <text:p>1388869921971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77760</text:p>
          </table:table-cell>
          <table:table-cell office:value-type="float" office:value="1388869921978">
            <text:p>1388869921978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84453</text:p>
          </table:table-cell>
          <table:table-cell office:value-type="float" office:value="1388869921984">
            <text:p>1388869921984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91134</text:p>
          </table:table-cell>
          <table:table-cell office:value-type="float" office:value="1388869921991">
            <text:p>1388869921991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1_997847</text:p>
          </table:table-cell>
          <table:table-cell office:value-type="float" office:value="1388869921998">
            <text:p>1388869921998</text:p>
          </table:table-cell>
          <table:table-cell office:value-type="float" office:value="38">
            <text:p>38</text:p>
          </table:table-cell>
          <table:table-cell office:value-type="float" office:value="166">
            <text:p>16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04583</text:p>
          </table:table-cell>
          <table:table-cell office:value-type="float" office:value="1388869922004">
            <text:p>1388869922004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11398</text:p>
          </table:table-cell>
          <table:table-cell office:value-type="float" office:value="1388869922011">
            <text:p>138886992201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18096</text:p>
          </table:table-cell>
          <table:table-cell office:value-type="float" office:value="1388869922018">
            <text:p>1388869922018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24782</text:p>
          </table:table-cell>
          <table:table-cell office:value-type="float" office:value="1388869922025">
            <text:p>1388869922025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31459</text:p>
          </table:table-cell>
          <table:table-cell office:value-type="float" office:value="1388869922031">
            <text:p>1388869922031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38200</text:p>
          </table:table-cell>
          <table:table-cell office:value-type="float" office:value="1388869922038">
            <text:p>138886992203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44890</text:p>
          </table:table-cell>
          <table:table-cell office:value-type="float" office:value="1388869922045">
            <text:p>1388869922045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51575</text:p>
          </table:table-cell>
          <table:table-cell office:value-type="float" office:value="1388869922051">
            <text:p>1388869922051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58256</text:p>
          </table:table-cell>
          <table:table-cell office:value-type="float" office:value="1388869922058">
            <text:p>1388869922058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64932</text:p>
          </table:table-cell>
          <table:table-cell office:value-type="float" office:value="1388869922065">
            <text:p>1388869922065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71595</text:p>
          </table:table-cell>
          <table:table-cell office:value-type="float" office:value="1388869922071">
            <text:p>1388869922071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78267</text:p>
          </table:table-cell>
          <table:table-cell office:value-type="float" office:value="1388869922078">
            <text:p>1388869922078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84951</text:p>
          </table:table-cell>
          <table:table-cell office:value-type="float" office:value="1388869922085">
            <text:p>1388869922085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91626</text:p>
          </table:table-cell>
          <table:table-cell office:value-type="float" office:value="1388869922091">
            <text:p>1388869922091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098334</text:p>
          </table:table-cell>
          <table:table-cell office:value-type="float" office:value="1388869922098">
            <text:p>1388869922098</text:p>
          </table:table-cell>
          <table:table-cell office:value-type="float" office:value="18">
            <text:p>18</text:p>
          </table:table-cell>
          <table:table-cell office:value-type="float" office:value="168">
            <text:p>16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05047</text:p>
          </table:table-cell>
          <table:table-cell office:value-type="float" office:value="1388869922105">
            <text:p>1388869922105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11744</text:p>
          </table:table-cell>
          <table:table-cell office:value-type="float" office:value="1388869922111">
            <text:p>1388869922111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18420</text:p>
          </table:table-cell>
          <table:table-cell office:value-type="float" office:value="1388869922118">
            <text:p>1388869922118</text:p>
          </table:table-cell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25138</text:p>
          </table:table-cell>
          <table:table-cell office:value-type="float" office:value="1388869922125">
            <text:p>1388869922125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31823</text:p>
          </table:table-cell>
          <table:table-cell office:value-type="float" office:value="1388869922132">
            <text:p>1388869922132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38551</text:p>
          </table:table-cell>
          <table:table-cell office:value-type="float" office:value="1388869922138">
            <text:p>1388869922138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45222</text:p>
          </table:table-cell>
          <table:table-cell office:value-type="float" office:value="1388869922145">
            <text:p>1388869922145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51901</text:p>
          </table:table-cell>
          <table:table-cell office:value-type="float" office:value="1388869922152">
            <text:p>1388869922152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58584</text:p>
          </table:table-cell>
          <table:table-cell office:value-type="float" office:value="1388869922158">
            <text:p>1388869922158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65261</text:p>
          </table:table-cell>
          <table:table-cell office:value-type="float" office:value="1388869922165">
            <text:p>1388869922165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71976</text:p>
          </table:table-cell>
          <table:table-cell office:value-type="float" office:value="1388869922172">
            <text:p>1388869922172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78726</text:p>
          </table:table-cell>
          <table:table-cell office:value-type="float" office:value="1388869922178">
            <text:p>1388869922178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85411</text:p>
          </table:table-cell>
          <table:table-cell office:value-type="float" office:value="1388869922185">
            <text:p>1388869922185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92189</text:p>
          </table:table-cell>
          <table:table-cell office:value-type="float" office:value="1388869922192">
            <text:p>138886992219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199069</text:p>
          </table:table-cell>
          <table:table-cell office:value-type="float" office:value="1388869922199">
            <text:p>138886992219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05840</text:p>
          </table:table-cell>
          <table:table-cell office:value-type="float" office:value="1388869922206">
            <text:p>1388869922206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12560</text:p>
          </table:table-cell>
          <table:table-cell office:value-type="float" office:value="1388869922212">
            <text:p>1388869922212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19246</text:p>
          </table:table-cell>
          <table:table-cell office:value-type="float" office:value="1388869922219">
            <text:p>138886992221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25924</text:p>
          </table:table-cell>
          <table:table-cell office:value-type="float" office:value="1388869922226">
            <text:p>1388869922226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32594</text:p>
          </table:table-cell>
          <table:table-cell office:value-type="float" office:value="1388869922232">
            <text:p>138886992223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39270</text:p>
          </table:table-cell>
          <table:table-cell office:value-type="float" office:value="1388869922239">
            <text:p>138886992223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45965</text:p>
          </table:table-cell>
          <table:table-cell office:value-type="float" office:value="1388869922246">
            <text:p>1388869922246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52651</text:p>
          </table:table-cell>
          <table:table-cell office:value-type="float" office:value="1388869922252">
            <text:p>1388869922252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59328</text:p>
          </table:table-cell>
          <table:table-cell office:value-type="float" office:value="1388869922259">
            <text:p>1388869922259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66021</text:p>
          </table:table-cell>
          <table:table-cell office:value-type="float" office:value="1388869922266">
            <text:p>1388869922266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72673</text:p>
          </table:table-cell>
          <table:table-cell office:value-type="float" office:value="1388869922272">
            <text:p>1388869922272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79333</text:p>
          </table:table-cell>
          <table:table-cell office:value-type="float" office:value="1388869922279">
            <text:p>1388869922279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86001</text:p>
          </table:table-cell>
          <table:table-cell office:value-type="float" office:value="1388869922286">
            <text:p>1388869922286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92667</text:p>
          </table:table-cell>
          <table:table-cell office:value-type="float" office:value="1388869922292">
            <text:p>1388869922292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299338</text:p>
          </table:table-cell>
          <table:table-cell office:value-type="float" office:value="1388869922299">
            <text:p>1388869922299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06115</text:p>
          </table:table-cell>
          <table:table-cell office:value-type="float" office:value="1388869922306">
            <text:p>1388869922306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12814</text:p>
          </table:table-cell>
          <table:table-cell office:value-type="float" office:value="1388869922313">
            <text:p>1388869922313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19501</text:p>
          </table:table-cell>
          <table:table-cell office:value-type="float" office:value="1388869922319">
            <text:p>1388869922319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26187</text:p>
          </table:table-cell>
          <table:table-cell office:value-type="float" office:value="1388869922326">
            <text:p>1388869922326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32869</text:p>
          </table:table-cell>
          <table:table-cell office:value-type="float" office:value="1388869922333">
            <text:p>1388869922333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39545</text:p>
          </table:table-cell>
          <table:table-cell office:value-type="float" office:value="1388869922339">
            <text:p>1388869922339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46221</text:p>
          </table:table-cell>
          <table:table-cell office:value-type="float" office:value="1388869922346">
            <text:p>1388869922346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52913</text:p>
          </table:table-cell>
          <table:table-cell office:value-type="float" office:value="1388869922353">
            <text:p>1388869922353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59592</text:p>
          </table:table-cell>
          <table:table-cell office:value-type="float" office:value="1388869922359">
            <text:p>1388869922359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66333</text:p>
          </table:table-cell>
          <table:table-cell office:value-type="float" office:value="1388869922366">
            <text:p>1388869922366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72997</text:p>
          </table:table-cell>
          <table:table-cell office:value-type="float" office:value="1388869922373">
            <text:p>1388869922373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79674</text:p>
          </table:table-cell>
          <table:table-cell office:value-type="float" office:value="1388869922379">
            <text:p>138886992237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86369</text:p>
          </table:table-cell>
          <table:table-cell office:value-type="float" office:value="1388869922386">
            <text:p>1388869922386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93034</text:p>
          </table:table-cell>
          <table:table-cell office:value-type="float" office:value="1388869922393">
            <text:p>1388869922393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399704</text:p>
          </table:table-cell>
          <table:table-cell office:value-type="float" office:value="1388869922399">
            <text:p>1388869922399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06424</text:p>
          </table:table-cell>
          <table:table-cell office:value-type="float" office:value="1388869922406">
            <text:p>1388869922406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13442</text:p>
          </table:table-cell>
          <table:table-cell office:value-type="float" office:value="1388869922413">
            <text:p>1388869922413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20140</text:p>
          </table:table-cell>
          <table:table-cell office:value-type="float" office:value="1388869922420">
            <text:p>138886992242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26920</text:p>
          </table:table-cell>
          <table:table-cell office:value-type="float" office:value="1388869922427">
            <text:p>1388869922427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33604</text:p>
          </table:table-cell>
          <table:table-cell office:value-type="float" office:value="1388869922433">
            <text:p>1388869922433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40284</text:p>
          </table:table-cell>
          <table:table-cell office:value-type="float" office:value="1388869922440">
            <text:p>1388869922440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46967</text:p>
          </table:table-cell>
          <table:table-cell office:value-type="float" office:value="1388869922447">
            <text:p>1388869922447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53636</text:p>
          </table:table-cell>
          <table:table-cell office:value-type="float" office:value="1388869922453">
            <text:p>1388869922453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60362</text:p>
          </table:table-cell>
          <table:table-cell office:value-type="float" office:value="1388869922460">
            <text:p>138886992246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67064</text:p>
          </table:table-cell>
          <table:table-cell office:value-type="float" office:value="1388869922467">
            <text:p>1388869922467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73690</text:p>
          </table:table-cell>
          <table:table-cell office:value-type="float" office:value="1388869922473">
            <text:p>1388869922473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80365</text:p>
          </table:table-cell>
          <table:table-cell office:value-type="float" office:value="1388869922480">
            <text:p>1388869922480</text:p>
          </table:table-cell>
          <table:table-cell office:value-type="float" office:value="36">
            <text:p>36</text:p>
          </table:table-cell>
          <table:table-cell office:value-type="float" office:value="154">
            <text:p>15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87052</text:p>
          </table:table-cell>
          <table:table-cell office:value-type="float" office:value="1388869922487">
            <text:p>1388869922487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493703</text:p>
          </table:table-cell>
          <table:table-cell office:value-type="float" office:value="1388869922493">
            <text:p>1388869922493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00443</text:p>
          </table:table-cell>
          <table:table-cell office:value-type="float" office:value="1388869922500">
            <text:p>1388869922500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07194</text:p>
          </table:table-cell>
          <table:table-cell office:value-type="float" office:value="1388869922507">
            <text:p>1388869922507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13903</text:p>
          </table:table-cell>
          <table:table-cell office:value-type="float" office:value="1388869922514">
            <text:p>1388869922514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20584</text:p>
          </table:table-cell>
          <table:table-cell office:value-type="float" office:value="1388869922520">
            <text:p>1388869922520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27286</text:p>
          </table:table-cell>
          <table:table-cell office:value-type="float" office:value="1388869922527">
            <text:p>1388869922527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33933</text:p>
          </table:table-cell>
          <table:table-cell office:value-type="float" office:value="1388869922534">
            <text:p>1388869922534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40647</text:p>
          </table:table-cell>
          <table:table-cell office:value-type="float" office:value="1388869922540">
            <text:p>1388869922540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47354</text:p>
          </table:table-cell>
          <table:table-cell office:value-type="float" office:value="1388869922547">
            <text:p>1388869922547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54018</text:p>
          </table:table-cell>
          <table:table-cell office:value-type="float" office:value="1388869922554">
            <text:p>1388869922554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61334</text:p>
          </table:table-cell>
          <table:table-cell office:value-type="float" office:value="1388869922561">
            <text:p>1388869922561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68250</text:p>
          </table:table-cell>
          <table:table-cell office:value-type="float" office:value="1388869922568">
            <text:p>1388869922568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74906</text:p>
          </table:table-cell>
          <table:table-cell office:value-type="float" office:value="1388869922575">
            <text:p>1388869922575</text:p>
          </table:table-cell>
          <table:table-cell office:value-type="float" office:value="16">
            <text:p>16</text:p>
          </table:table-cell>
          <table:table-cell office:value-type="float" office:value="142">
            <text:p>14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81598</text:p>
          </table:table-cell>
          <table:table-cell office:value-type="float" office:value="1388869922581">
            <text:p>1388869922581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88329</text:p>
          </table:table-cell>
          <table:table-cell office:value-type="float" office:value="1388869922588">
            <text:p>1388869922588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595033</text:p>
          </table:table-cell>
          <table:table-cell office:value-type="float" office:value="1388869922595">
            <text:p>1388869922595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01754</text:p>
          </table:table-cell>
          <table:table-cell office:value-type="float" office:value="1388869922601">
            <text:p>138886992260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08776</text:p>
          </table:table-cell>
          <table:table-cell office:value-type="float" office:value="1388869922609">
            <text:p>138886992260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15489</text:p>
          </table:table-cell>
          <table:table-cell office:value-type="float" office:value="1388869922615">
            <text:p>1388869922615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22241</text:p>
          </table:table-cell>
          <table:table-cell office:value-type="float" office:value="1388869922622">
            <text:p>1388869922622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28952</text:p>
          </table:table-cell>
          <table:table-cell office:value-type="float" office:value="1388869922629">
            <text:p>1388869922629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35631</text:p>
          </table:table-cell>
          <table:table-cell office:value-type="float" office:value="1388869922635">
            <text:p>1388869922635</text:p>
          </table:table-cell>
          <table:table-cell office:value-type="float" office:value="52">
            <text:p>52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42361</text:p>
          </table:table-cell>
          <table:table-cell office:value-type="float" office:value="1388869922642">
            <text:p>1388869922642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49045</text:p>
          </table:table-cell>
          <table:table-cell office:value-type="float" office:value="1388869922649">
            <text:p>1388869922649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55777</text:p>
          </table:table-cell>
          <table:table-cell office:value-type="float" office:value="1388869922656">
            <text:p>1388869922656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62454</text:p>
          </table:table-cell>
          <table:table-cell office:value-type="float" office:value="1388869922662">
            <text:p>1388869922662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69133</text:p>
          </table:table-cell>
          <table:table-cell office:value-type="float" office:value="1388869922669">
            <text:p>1388869922669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75898</text:p>
          </table:table-cell>
          <table:table-cell office:value-type="float" office:value="1388869922676">
            <text:p>1388869922676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82621</text:p>
          </table:table-cell>
          <table:table-cell office:value-type="float" office:value="1388869922682">
            <text:p>1388869922682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89319</text:p>
          </table:table-cell>
          <table:table-cell office:value-type="float" office:value="1388869922689">
            <text:p>1388869922689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696012</text:p>
          </table:table-cell>
          <table:table-cell office:value-type="float" office:value="1388869922696">
            <text:p>138886992269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02700</text:p>
          </table:table-cell>
          <table:table-cell office:value-type="float" office:value="1388869922702">
            <text:p>1388869922702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09721</text:p>
          </table:table-cell>
          <table:table-cell office:value-type="float" office:value="1388869922709">
            <text:p>1388869922709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16543</text:p>
          </table:table-cell>
          <table:table-cell office:value-type="float" office:value="1388869922716">
            <text:p>1388869922716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23245</text:p>
          </table:table-cell>
          <table:table-cell office:value-type="float" office:value="1388869922723">
            <text:p>1388869922723</text:p>
          </table:table-cell>
          <table:table-cell office:value-type="float" office:value="36">
            <text:p>36</text:p>
          </table:table-cell>
          <table:table-cell office:value-type="float" office:value="150">
            <text:p>15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29934</text:p>
          </table:table-cell>
          <table:table-cell office:value-type="float" office:value="1388869922730">
            <text:p>1388869922730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36625</text:p>
          </table:table-cell>
          <table:table-cell office:value-type="float" office:value="1388869922736">
            <text:p>1388869922736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43298</text:p>
          </table:table-cell>
          <table:table-cell office:value-type="float" office:value="1388869922743">
            <text:p>1388869922743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49960</text:p>
          </table:table-cell>
          <table:table-cell office:value-type="float" office:value="1388869922750">
            <text:p>1388869922750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56659</text:p>
          </table:table-cell>
          <table:table-cell office:value-type="float" office:value="1388869922756">
            <text:p>1388869922756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63329</text:p>
          </table:table-cell>
          <table:table-cell office:value-type="float" office:value="1388869922763">
            <text:p>1388869922763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69993</text:p>
          </table:table-cell>
          <table:table-cell office:value-type="float" office:value="1388869922770">
            <text:p>1388869922770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76677</text:p>
          </table:table-cell>
          <table:table-cell office:value-type="float" office:value="1388869922776">
            <text:p>1388869922776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83331</text:p>
          </table:table-cell>
          <table:table-cell office:value-type="float" office:value="1388869922783">
            <text:p>1388869922783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90005</text:p>
          </table:table-cell>
          <table:table-cell office:value-type="float" office:value="1388869922790">
            <text:p>1388869922790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796710</text:p>
          </table:table-cell>
          <table:table-cell office:value-type="float" office:value="1388869922796">
            <text:p>1388869922796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03372</text:p>
          </table:table-cell>
          <table:table-cell office:value-type="float" office:value="1388869922803">
            <text:p>1388869922803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10051</text:p>
          </table:table-cell>
          <table:table-cell office:value-type="float" office:value="1388869922810">
            <text:p>1388869922810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16771</text:p>
          </table:table-cell>
          <table:table-cell office:value-type="float" office:value="1388869922817">
            <text:p>1388869922817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23545</text:p>
          </table:table-cell>
          <table:table-cell office:value-type="float" office:value="1388869922823">
            <text:p>1388869922823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30233</text:p>
          </table:table-cell>
          <table:table-cell office:value-type="float" office:value="1388869922830">
            <text:p>1388869922830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36944</text:p>
          </table:table-cell>
          <table:table-cell office:value-type="float" office:value="1388869922837">
            <text:p>138886992283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43857</text:p>
          </table:table-cell>
          <table:table-cell office:value-type="float" office:value="1388869922844">
            <text:p>1388869922844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50548</text:p>
          </table:table-cell>
          <table:table-cell office:value-type="float" office:value="1388869922850">
            <text:p>1388869922850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57243</text:p>
          </table:table-cell>
          <table:table-cell office:value-type="float" office:value="1388869922857">
            <text:p>138886992285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63921</text:p>
          </table:table-cell>
          <table:table-cell office:value-type="float" office:value="1388869922864">
            <text:p>1388869922864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70588</text:p>
          </table:table-cell>
          <table:table-cell office:value-type="float" office:value="1388869922870">
            <text:p>1388869922870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77272</text:p>
          </table:table-cell>
          <table:table-cell office:value-type="float" office:value="1388869922877">
            <text:p>1388869922877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83947</text:p>
          </table:table-cell>
          <table:table-cell office:value-type="float" office:value="1388869922884">
            <text:p>138886992288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90663</text:p>
          </table:table-cell>
          <table:table-cell office:value-type="float" office:value="1388869922890">
            <text:p>1388869922890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897344</text:p>
          </table:table-cell>
          <table:table-cell office:value-type="float" office:value="1388869922897">
            <text:p>138886992289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04033</text:p>
          </table:table-cell>
          <table:table-cell office:value-type="float" office:value="1388869922904">
            <text:p>1388869922904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10712</text:p>
          </table:table-cell>
          <table:table-cell office:value-type="float" office:value="1388869922910">
            <text:p>1388869922910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17449</text:p>
          </table:table-cell>
          <table:table-cell office:value-type="float" office:value="1388869922917">
            <text:p>1388869922917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24137</text:p>
          </table:table-cell>
          <table:table-cell office:value-type="float" office:value="1388869922924">
            <text:p>1388869922924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30908</text:p>
          </table:table-cell>
          <table:table-cell office:value-type="float" office:value="1388869922931">
            <text:p>1388869922931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37609</text:p>
          </table:table-cell>
          <table:table-cell office:value-type="float" office:value="1388869922937">
            <text:p>1388869922937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44285</text:p>
          </table:table-cell>
          <table:table-cell office:value-type="float" office:value="1388869922944">
            <text:p>1388869922944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50956</text:p>
          </table:table-cell>
          <table:table-cell office:value-type="float" office:value="1388869922951">
            <text:p>1388869922951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57651</text:p>
          </table:table-cell>
          <table:table-cell office:value-type="float" office:value="1388869922957">
            <text:p>1388869922957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64339</text:p>
          </table:table-cell>
          <table:table-cell office:value-type="float" office:value="1388869922964">
            <text:p>1388869922964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71058</text:p>
          </table:table-cell>
          <table:table-cell office:value-type="float" office:value="1388869922971">
            <text:p>1388869922971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77731</text:p>
          </table:table-cell>
          <table:table-cell office:value-type="float" office:value="1388869922978">
            <text:p>1388869922978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84457</text:p>
          </table:table-cell>
          <table:table-cell office:value-type="float" office:value="1388869922984">
            <text:p>1388869922984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91185</text:p>
          </table:table-cell>
          <table:table-cell office:value-type="float" office:value="1388869922991">
            <text:p>1388869922991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2_997874</text:p>
          </table:table-cell>
          <table:table-cell office:value-type="float" office:value="1388869922998">
            <text:p>1388869922998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04581</text:p>
          </table:table-cell>
          <table:table-cell office:value-type="float" office:value="1388869923004">
            <text:p>1388869923004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11429</text:p>
          </table:table-cell>
          <table:table-cell office:value-type="float" office:value="1388869923011">
            <text:p>1388869923011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18273</text:p>
          </table:table-cell>
          <table:table-cell office:value-type="float" office:value="1388869923018">
            <text:p>1388869923018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24985</text:p>
          </table:table-cell>
          <table:table-cell office:value-type="float" office:value="1388869923025">
            <text:p>1388869923025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31665</text:p>
          </table:table-cell>
          <table:table-cell office:value-type="float" office:value="1388869923031">
            <text:p>1388869923031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38352</text:p>
          </table:table-cell>
          <table:table-cell office:value-type="float" office:value="1388869923038">
            <text:p>1388869923038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45031</text:p>
          </table:table-cell>
          <table:table-cell office:value-type="float" office:value="1388869923045">
            <text:p>1388869923045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51710</text:p>
          </table:table-cell>
          <table:table-cell office:value-type="float" office:value="1388869923051">
            <text:p>1388869923051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58393</text:p>
          </table:table-cell>
          <table:table-cell office:value-type="float" office:value="1388869923058">
            <text:p>138886992305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65061</text:p>
          </table:table-cell>
          <table:table-cell office:value-type="float" office:value="1388869923065">
            <text:p>1388869923065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71722</text:p>
          </table:table-cell>
          <table:table-cell office:value-type="float" office:value="1388869923071">
            <text:p>1388869923071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78465</text:p>
          </table:table-cell>
          <table:table-cell office:value-type="float" office:value="1388869923078">
            <text:p>138886992307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85155</text:p>
          </table:table-cell>
          <table:table-cell office:value-type="float" office:value="1388869923085">
            <text:p>1388869923085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91832</text:p>
          </table:table-cell>
          <table:table-cell office:value-type="float" office:value="1388869923092">
            <text:p>1388869923092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098504</text:p>
          </table:table-cell>
          <table:table-cell office:value-type="float" office:value="1388869923098">
            <text:p>1388869923098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05202</text:p>
          </table:table-cell>
          <table:table-cell office:value-type="float" office:value="1388869923105">
            <text:p>1388869923105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11875</text:p>
          </table:table-cell>
          <table:table-cell office:value-type="float" office:value="1388869923112">
            <text:p>1388869923112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18542</text:p>
          </table:table-cell>
          <table:table-cell office:value-type="float" office:value="1388869923118">
            <text:p>1388869923118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25601</text:p>
          </table:table-cell>
          <table:table-cell office:value-type="float" office:value="1388869923125">
            <text:p>1388869923125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32466</text:p>
          </table:table-cell>
          <table:table-cell office:value-type="float" office:value="1388869923132">
            <text:p>1388869923132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39175</text:p>
          </table:table-cell>
          <table:table-cell office:value-type="float" office:value="1388869923139">
            <text:p>1388869923139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45882</text:p>
          </table:table-cell>
          <table:table-cell office:value-type="float" office:value="1388869923146">
            <text:p>1388869923146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52555</text:p>
          </table:table-cell>
          <table:table-cell office:value-type="float" office:value="1388869923152">
            <text:p>1388869923152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59227</text:p>
          </table:table-cell>
          <table:table-cell office:value-type="float" office:value="1388869923159">
            <text:p>1388869923159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65955</text:p>
          </table:table-cell>
          <table:table-cell office:value-type="float" office:value="1388869923166">
            <text:p>1388869923166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72642</text:p>
          </table:table-cell>
          <table:table-cell office:value-type="float" office:value="1388869923172">
            <text:p>1388869923172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79304</text:p>
          </table:table-cell>
          <table:table-cell office:value-type="float" office:value="1388869923179">
            <text:p>1388869923179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85991</text:p>
          </table:table-cell>
          <table:table-cell office:value-type="float" office:value="1388869923186">
            <text:p>1388869923186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92666</text:p>
          </table:table-cell>
          <table:table-cell office:value-type="float" office:value="1388869923192">
            <text:p>1388869923192</text:p>
          </table:table-cell>
          <table:table-cell office:value-type="float" office:value="34">
            <text:p>34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199338</text:p>
          </table:table-cell>
          <table:table-cell office:value-type="float" office:value="1388869923199">
            <text:p>1388869923199</text:p>
          </table:table-cell>
          <table:table-cell office:value-type="float" office:value="30">
            <text:p>30</text:p>
          </table:table-cell>
          <table:table-cell office:value-type="float" office:value="176">
            <text:p>17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06024</text:p>
          </table:table-cell>
          <table:table-cell office:value-type="float" office:value="1388869923206">
            <text:p>1388869923206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12701</text:p>
          </table:table-cell>
          <table:table-cell office:value-type="float" office:value="1388869923212">
            <text:p>138886992321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19381</text:p>
          </table:table-cell>
          <table:table-cell office:value-type="float" office:value="1388869923219">
            <text:p>1388869923219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26099</text:p>
          </table:table-cell>
          <table:table-cell office:value-type="float" office:value="1388869923226">
            <text:p>1388869923226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32791</text:p>
          </table:table-cell>
          <table:table-cell office:value-type="float" office:value="1388869923233">
            <text:p>1388869923233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39471</text:p>
          </table:table-cell>
          <table:table-cell office:value-type="float" office:value="1388869923239">
            <text:p>1388869923239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46153</text:p>
          </table:table-cell>
          <table:table-cell office:value-type="float" office:value="1388869923246">
            <text:p>1388869923246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52825</text:p>
          </table:table-cell>
          <table:table-cell office:value-type="float" office:value="1388869923253">
            <text:p>1388869923253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59507</text:p>
          </table:table-cell>
          <table:table-cell office:value-type="float" office:value="1388869923259">
            <text:p>1388869923259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66181</text:p>
          </table:table-cell>
          <table:table-cell office:value-type="float" office:value="1388869923266">
            <text:p>1388869923266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72831</text:p>
          </table:table-cell>
          <table:table-cell office:value-type="float" office:value="1388869923273">
            <text:p>1388869923273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79485</text:p>
          </table:table-cell>
          <table:table-cell office:value-type="float" office:value="1388869923279">
            <text:p>1388869923279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86189</text:p>
          </table:table-cell>
          <table:table-cell office:value-type="float" office:value="1388869923286">
            <text:p>1388869923286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92852</text:p>
          </table:table-cell>
          <table:table-cell office:value-type="float" office:value="1388869923293">
            <text:p>1388869923293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299512</text:p>
          </table:table-cell>
          <table:table-cell office:value-type="float" office:value="1388869923299">
            <text:p>1388869923299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06208</text:p>
          </table:table-cell>
          <table:table-cell office:value-type="float" office:value="1388869923306">
            <text:p>1388869923306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12880</text:p>
          </table:table-cell>
          <table:table-cell office:value-type="float" office:value="1388869923313">
            <text:p>1388869923313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19554</text:p>
          </table:table-cell>
          <table:table-cell office:value-type="float" office:value="1388869923319">
            <text:p>138886992331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26443</text:p>
          </table:table-cell>
          <table:table-cell office:value-type="float" office:value="1388869923326">
            <text:p>1388869923326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33150</text:p>
          </table:table-cell>
          <table:table-cell office:value-type="float" office:value="1388869923333">
            <text:p>1388869923333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39831</text:p>
          </table:table-cell>
          <table:table-cell office:value-type="float" office:value="1388869923340">
            <text:p>1388869923340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46516</text:p>
          </table:table-cell>
          <table:table-cell office:value-type="float" office:value="1388869923346">
            <text:p>1388869923346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53208</text:p>
          </table:table-cell>
          <table:table-cell office:value-type="float" office:value="1388869923353">
            <text:p>1388869923353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59889</text:p>
          </table:table-cell>
          <table:table-cell office:value-type="float" office:value="1388869923360">
            <text:p>138886992336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66576</text:p>
          </table:table-cell>
          <table:table-cell office:value-type="float" office:value="1388869923366">
            <text:p>1388869923366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73241</text:p>
          </table:table-cell>
          <table:table-cell office:value-type="float" office:value="1388869923373">
            <text:p>1388869923373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79907</text:p>
          </table:table-cell>
          <table:table-cell office:value-type="float" office:value="1388869923380">
            <text:p>138886992338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386599</text:p>
          </table:table-cell>
          <table:table-cell office:value-type="float" office:value="1388869923386">
            <text:p>1388869923386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10374</text:p>
          </table:table-cell>
          <table:table-cell office:value-type="float" office:value="1388869923410">
            <text:p>1388869923410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17142</text:p>
          </table:table-cell>
          <table:table-cell office:value-type="float" office:value="1388869923417">
            <text:p>138886992341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23814</text:p>
          </table:table-cell>
          <table:table-cell office:value-type="float" office:value="1388869923424">
            <text:p>1388869923424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30519</text:p>
          </table:table-cell>
          <table:table-cell office:value-type="float" office:value="1388869923430">
            <text:p>1388869923430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37308</text:p>
          </table:table-cell>
          <table:table-cell office:value-type="float" office:value="1388869923437">
            <text:p>1388869923437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43991</text:p>
          </table:table-cell>
          <table:table-cell office:value-type="float" office:value="1388869923444">
            <text:p>1388869923444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50718</text:p>
          </table:table-cell>
          <table:table-cell office:value-type="float" office:value="1388869923450">
            <text:p>1388869923450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57403</text:p>
          </table:table-cell>
          <table:table-cell office:value-type="float" office:value="1388869923457">
            <text:p>1388869923457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64078</text:p>
          </table:table-cell>
          <table:table-cell office:value-type="float" office:value="1388869923464">
            <text:p>1388869923464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70750</text:p>
          </table:table-cell>
          <table:table-cell office:value-type="float" office:value="1388869923470">
            <text:p>138886992347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77425</text:p>
          </table:table-cell>
          <table:table-cell office:value-type="float" office:value="1388869923477">
            <text:p>1388869923477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84108</text:p>
          </table:table-cell>
          <table:table-cell office:value-type="float" office:value="1388869923484">
            <text:p>1388869923484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90863</text:p>
          </table:table-cell>
          <table:table-cell office:value-type="float" office:value="1388869923491">
            <text:p>1388869923491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497549</text:p>
          </table:table-cell>
          <table:table-cell office:value-type="float" office:value="1388869923497">
            <text:p>138886992349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04234</text:p>
          </table:table-cell>
          <table:table-cell office:value-type="float" office:value="1388869923504">
            <text:p>1388869923504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10909</text:p>
          </table:table-cell>
          <table:table-cell office:value-type="float" office:value="1388869923511">
            <text:p>138886992351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17644</text:p>
          </table:table-cell>
          <table:table-cell office:value-type="float" office:value="1388869923517">
            <text:p>13888699235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24318</text:p>
          </table:table-cell>
          <table:table-cell office:value-type="float" office:value="1388869923524">
            <text:p>138886992352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31211</text:p>
          </table:table-cell>
          <table:table-cell office:value-type="float" office:value="1388869923531">
            <text:p>138886992353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38041</text:p>
          </table:table-cell>
          <table:table-cell office:value-type="float" office:value="1388869923538">
            <text:p>138886992353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44751</text:p>
          </table:table-cell>
          <table:table-cell office:value-type="float" office:value="1388869923544">
            <text:p>138886992354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51423</text:p>
          </table:table-cell>
          <table:table-cell office:value-type="float" office:value="1388869923551">
            <text:p>1388869923551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58097</text:p>
          </table:table-cell>
          <table:table-cell office:value-type="float" office:value="1388869923558">
            <text:p>1388869923558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64926</text:p>
          </table:table-cell>
          <table:table-cell office:value-type="float" office:value="1388869923565">
            <text:p>1388869923565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71634</text:p>
          </table:table-cell>
          <table:table-cell office:value-type="float" office:value="1388869923571">
            <text:p>1388869923571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78300</text:p>
          </table:table-cell>
          <table:table-cell office:value-type="float" office:value="1388869923578">
            <text:p>1388869923578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84974</text:p>
          </table:table-cell>
          <table:table-cell office:value-type="float" office:value="1388869923585">
            <text:p>1388869923585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91668</text:p>
          </table:table-cell>
          <table:table-cell office:value-type="float" office:value="1388869923591">
            <text:p>1388869923591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598342</text:p>
          </table:table-cell>
          <table:table-cell office:value-type="float" office:value="1388869923598">
            <text:p>1388869923598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05019</text:p>
          </table:table-cell>
          <table:table-cell office:value-type="float" office:value="1388869923605">
            <text:p>1388869923605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11688</text:p>
          </table:table-cell>
          <table:table-cell office:value-type="float" office:value="1388869923611">
            <text:p>1388869923611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18376</text:p>
          </table:table-cell>
          <table:table-cell office:value-type="float" office:value="1388869923618">
            <text:p>1388869923618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25061</text:p>
          </table:table-cell>
          <table:table-cell office:value-type="float" office:value="1388869923625">
            <text:p>1388869923625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31781</text:p>
          </table:table-cell>
          <table:table-cell office:value-type="float" office:value="1388869923632">
            <text:p>1388869923632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38520</text:p>
          </table:table-cell>
          <table:table-cell office:value-type="float" office:value="1388869923638">
            <text:p>1388869923638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45222</text:p>
          </table:table-cell>
          <table:table-cell office:value-type="float" office:value="1388869923645">
            <text:p>1388869923645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51885</text:p>
          </table:table-cell>
          <table:table-cell office:value-type="float" office:value="1388869923652">
            <text:p>1388869923652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58566</text:p>
          </table:table-cell>
          <table:table-cell office:value-type="float" office:value="1388869923658">
            <text:p>138886992365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65237</text:p>
          </table:table-cell>
          <table:table-cell office:value-type="float" office:value="1388869923665">
            <text:p>1388869923665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71883</text:p>
          </table:table-cell>
          <table:table-cell office:value-type="float" office:value="1388869923672">
            <text:p>1388869923672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78601</text:p>
          </table:table-cell>
          <table:table-cell office:value-type="float" office:value="1388869923678">
            <text:p>1388869923678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85290</text:p>
          </table:table-cell>
          <table:table-cell office:value-type="float" office:value="1388869923685">
            <text:p>1388869923685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92002</text:p>
          </table:table-cell>
          <table:table-cell office:value-type="float" office:value="1388869923692">
            <text:p>138886992369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698712</text:p>
          </table:table-cell>
          <table:table-cell office:value-type="float" office:value="1388869923698">
            <text:p>1388869923698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05400</text:p>
          </table:table-cell>
          <table:table-cell office:value-type="float" office:value="1388869923705">
            <text:p>1388869923705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12142</text:p>
          </table:table-cell>
          <table:table-cell office:value-type="float" office:value="1388869923712">
            <text:p>1388869923712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18849</text:p>
          </table:table-cell>
          <table:table-cell office:value-type="float" office:value="1388869923719">
            <text:p>1388869923719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25558</text:p>
          </table:table-cell>
          <table:table-cell office:value-type="float" office:value="1388869923725">
            <text:p>1388869923725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32301</text:p>
          </table:table-cell>
          <table:table-cell office:value-type="float" office:value="1388869923732">
            <text:p>1388869923732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39105</text:p>
          </table:table-cell>
          <table:table-cell office:value-type="float" office:value="1388869923739">
            <text:p>1388869923739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45886</text:p>
          </table:table-cell>
          <table:table-cell office:value-type="float" office:value="1388869923746">
            <text:p>1388869923746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52556</text:p>
          </table:table-cell>
          <table:table-cell office:value-type="float" office:value="1388869923752">
            <text:p>1388869923752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59223</text:p>
          </table:table-cell>
          <table:table-cell office:value-type="float" office:value="1388869923759">
            <text:p>1388869923759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65909</text:p>
          </table:table-cell>
          <table:table-cell office:value-type="float" office:value="1388869923766">
            <text:p>1388869923766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72622</text:p>
          </table:table-cell>
          <table:table-cell office:value-type="float" office:value="1388869923772">
            <text:p>138886992377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79267</text:p>
          </table:table-cell>
          <table:table-cell office:value-type="float" office:value="1388869923779">
            <text:p>1388869923779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85925</text:p>
          </table:table-cell>
          <table:table-cell office:value-type="float" office:value="1388869923786">
            <text:p>1388869923786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92605</text:p>
          </table:table-cell>
          <table:table-cell office:value-type="float" office:value="1388869923792">
            <text:p>1388869923792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799274</text:p>
          </table:table-cell>
          <table:table-cell office:value-type="float" office:value="1388869923799">
            <text:p>1388869923799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05960</text:p>
          </table:table-cell>
          <table:table-cell office:value-type="float" office:value="1388869923806">
            <text:p>1388869923806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12658</text:p>
          </table:table-cell>
          <table:table-cell office:value-type="float" office:value="1388869923812">
            <text:p>1388869923812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19328</text:p>
          </table:table-cell>
          <table:table-cell office:value-type="float" office:value="1388869923819">
            <text:p>138886992381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26008</text:p>
          </table:table-cell>
          <table:table-cell office:value-type="float" office:value="1388869923826">
            <text:p>1388869923826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32683</text:p>
          </table:table-cell>
          <table:table-cell office:value-type="float" office:value="1388869923832">
            <text:p>1388869923832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39401</text:p>
          </table:table-cell>
          <table:table-cell office:value-type="float" office:value="1388869923839">
            <text:p>138886992383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46132</text:p>
          </table:table-cell>
          <table:table-cell office:value-type="float" office:value="1388869923846">
            <text:p>138886992384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52889</text:p>
          </table:table-cell>
          <table:table-cell office:value-type="float" office:value="1388869923853">
            <text:p>1388869923853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59568</text:p>
          </table:table-cell>
          <table:table-cell office:value-type="float" office:value="1388869923859">
            <text:p>1388869923859</text:p>
          </table:table-cell>
          <table:table-cell office:value-type="float" office:value="36">
            <text:p>36</text:p>
          </table:table-cell>
          <table:table-cell office:value-type="float" office:value="172">
            <text:p>17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66241</text:p>
          </table:table-cell>
          <table:table-cell office:value-type="float" office:value="1388869923866">
            <text:p>1388869923866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72889</text:p>
          </table:table-cell>
          <table:table-cell office:value-type="float" office:value="1388869923873">
            <text:p>1388869923873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79556</text:p>
          </table:table-cell>
          <table:table-cell office:value-type="float" office:value="1388869923879">
            <text:p>138886992387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86246</text:p>
          </table:table-cell>
          <table:table-cell office:value-type="float" office:value="1388869923886">
            <text:p>1388869923886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92899</text:p>
          </table:table-cell>
          <table:table-cell office:value-type="float" office:value="1388869923893">
            <text:p>1388869923893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899565</text:p>
          </table:table-cell>
          <table:table-cell office:value-type="float" office:value="1388869923899">
            <text:p>1388869923899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06254</text:p>
          </table:table-cell>
          <table:table-cell office:value-type="float" office:value="1388869923906">
            <text:p>1388869923906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12903</text:p>
          </table:table-cell>
          <table:table-cell office:value-type="float" office:value="1388869923913">
            <text:p>1388869923913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19636</text:p>
          </table:table-cell>
          <table:table-cell office:value-type="float" office:value="1388869923919">
            <text:p>1388869923919</text:p>
          </table:table-cell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26337</text:p>
          </table:table-cell>
          <table:table-cell office:value-type="float" office:value="1388869923926">
            <text:p>1388869923926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33025</text:p>
          </table:table-cell>
          <table:table-cell office:value-type="float" office:value="1388869923933">
            <text:p>1388869923933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40212</text:p>
          </table:table-cell>
          <table:table-cell office:value-type="float" office:value="1388869923940">
            <text:p>1388869923940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47023</text:p>
          </table:table-cell>
          <table:table-cell office:value-type="float" office:value="1388869923947">
            <text:p>1388869923947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53695</text:p>
          </table:table-cell>
          <table:table-cell office:value-type="float" office:value="1388869923953">
            <text:p>1388869923953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60378</text:p>
          </table:table-cell>
          <table:table-cell office:value-type="float" office:value="1388869923960">
            <text:p>1388869923960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67033</text:p>
          </table:table-cell>
          <table:table-cell office:value-type="float" office:value="1388869923967">
            <text:p>1388869923967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73697</text:p>
          </table:table-cell>
          <table:table-cell office:value-type="float" office:value="1388869923973">
            <text:p>1388869923973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80356</text:p>
          </table:table-cell>
          <table:table-cell office:value-type="float" office:value="1388869923980">
            <text:p>1388869923980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87130</text:p>
          </table:table-cell>
          <table:table-cell office:value-type="float" office:value="1388869923987">
            <text:p>1388869923987</text:p>
          </table:table-cell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3_993802</text:p>
          </table:table-cell>
          <table:table-cell office:value-type="float" office:value="1388869923994">
            <text:p>1388869923994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00475</text:p>
          </table:table-cell>
          <table:table-cell office:value-type="float" office:value="1388869924000">
            <text:p>138886992400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07165</text:p>
          </table:table-cell>
          <table:table-cell office:value-type="float" office:value="1388869924007">
            <text:p>1388869924007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13846</text:p>
          </table:table-cell>
          <table:table-cell office:value-type="float" office:value="1388869924014">
            <text:p>1388869924014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20614</text:p>
          </table:table-cell>
          <table:table-cell office:value-type="float" office:value="1388869924020">
            <text:p>1388869924020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27297</text:p>
          </table:table-cell>
          <table:table-cell office:value-type="float" office:value="1388869924027">
            <text:p>1388869924027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33935</text:p>
          </table:table-cell>
          <table:table-cell office:value-type="float" office:value="1388869924034">
            <text:p>1388869924034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40629</text:p>
          </table:table-cell>
          <table:table-cell office:value-type="float" office:value="1388869924041">
            <text:p>1388869924041</text:p>
          </table:table-cell>
          <table:table-cell office:value-type="float" office:value="14">
            <text:p>14</text:p>
          </table:table-cell>
          <table:table-cell office:value-type="float" office:value="166">
            <text:p>16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47686</text:p>
          </table:table-cell>
          <table:table-cell office:value-type="float" office:value="1388869924047">
            <text:p>1388869924047</text:p>
          </table:table-cell>
          <table:table-cell office:value-type="float" office:value="34">
            <text:p>34</text:p>
          </table:table-cell>
          <table:table-cell office:value-type="float" office:value="152">
            <text:p>15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54389</text:p>
          </table:table-cell>
          <table:table-cell office:value-type="float" office:value="1388869924054">
            <text:p>1388869924054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61089</text:p>
          </table:table-cell>
          <table:table-cell office:value-type="float" office:value="1388869924061">
            <text:p>1388869924061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67765</text:p>
          </table:table-cell>
          <table:table-cell office:value-type="float" office:value="1388869924067">
            <text:p>1388869924067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74408</text:p>
          </table:table-cell>
          <table:table-cell office:value-type="float" office:value="1388869924074">
            <text:p>1388869924074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81083</text:p>
          </table:table-cell>
          <table:table-cell office:value-type="float" office:value="1388869924081">
            <text:p>1388869924081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87769</text:p>
          </table:table-cell>
          <table:table-cell office:value-type="float" office:value="1388869924088">
            <text:p>1388869924088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094412</text:p>
          </table:table-cell>
          <table:table-cell office:value-type="float" office:value="1388869924094">
            <text:p>1388869924094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01095</text:p>
          </table:table-cell>
          <table:table-cell office:value-type="float" office:value="1388869924101">
            <text:p>1388869924101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07796</text:p>
          </table:table-cell>
          <table:table-cell office:value-type="float" office:value="1388869924108">
            <text:p>1388869924108</text:p>
          </table:table-cell>
          <table:table-cell office:value-type="float" office:value="36">
            <text:p>36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14465</text:p>
          </table:table-cell>
          <table:table-cell office:value-type="float" office:value="1388869924114">
            <text:p>1388869924114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21146</text:p>
          </table:table-cell>
          <table:table-cell office:value-type="float" office:value="1388869924121">
            <text:p>1388869924121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27844</text:p>
          </table:table-cell>
          <table:table-cell office:value-type="float" office:value="1388869924128">
            <text:p>1388869924128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34563</text:p>
          </table:table-cell>
          <table:table-cell office:value-type="float" office:value="1388869924134">
            <text:p>1388869924134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41265</text:p>
          </table:table-cell>
          <table:table-cell office:value-type="float" office:value="1388869924141">
            <text:p>1388869924141</text:p>
          </table:table-cell>
          <table:table-cell office:value-type="float" office:value="46">
            <text:p>46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48136</text:p>
          </table:table-cell>
          <table:table-cell office:value-type="float" office:value="1388869924148">
            <text:p>1388869924148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54923</text:p>
          </table:table-cell>
          <table:table-cell office:value-type="float" office:value="1388869924155">
            <text:p>1388869924155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61597</text:p>
          </table:table-cell>
          <table:table-cell office:value-type="float" office:value="1388869924161">
            <text:p>1388869924161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68262</text:p>
          </table:table-cell>
          <table:table-cell office:value-type="float" office:value="1388869924168">
            <text:p>1388869924168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74909</text:p>
          </table:table-cell>
          <table:table-cell office:value-type="float" office:value="1388869924175">
            <text:p>1388869924175</text:p>
          </table:table-cell>
          <table:table-cell office:value-type="float" office:value="36">
            <text:p>36</text:p>
          </table:table-cell>
          <table:table-cell office:value-type="float" office:value="170">
            <text:p>17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81612</text:p>
          </table:table-cell>
          <table:table-cell office:value-type="float" office:value="1388869924181">
            <text:p>1388869924181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88309</text:p>
          </table:table-cell>
          <table:table-cell office:value-type="float" office:value="1388869924188">
            <text:p>1388869924188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195051</text:p>
          </table:table-cell>
          <table:table-cell office:value-type="float" office:value="1388869924195">
            <text:p>1388869924195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01719</text:p>
          </table:table-cell>
          <table:table-cell office:value-type="float" office:value="1388869924201">
            <text:p>1388869924201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08421</text:p>
          </table:table-cell>
          <table:table-cell office:value-type="float" office:value="1388869924208">
            <text:p>1388869924208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15081</text:p>
          </table:table-cell>
          <table:table-cell office:value-type="float" office:value="1388869924215">
            <text:p>1388869924215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21773</text:p>
          </table:table-cell>
          <table:table-cell office:value-type="float" office:value="1388869924222">
            <text:p>1388869924222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28512</text:p>
          </table:table-cell>
          <table:table-cell office:value-type="float" office:value="1388869924228">
            <text:p>1388869924228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35224</text:p>
          </table:table-cell>
          <table:table-cell office:value-type="float" office:value="1388869924235">
            <text:p>1388869924235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41891</text:p>
          </table:table-cell>
          <table:table-cell office:value-type="float" office:value="1388869924242">
            <text:p>1388869924242</text:p>
          </table:table-cell>
          <table:table-cell office:value-type="float" office:value="12">
            <text:p>12</text:p>
          </table:table-cell>
          <table:table-cell office:value-type="float" office:value="162">
            <text:p>16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48621</text:p>
          </table:table-cell>
          <table:table-cell office:value-type="float" office:value="1388869924248">
            <text:p>1388869924248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55324</text:p>
          </table:table-cell>
          <table:table-cell office:value-type="float" office:value="1388869924255">
            <text:p>1388869924255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62071</text:p>
          </table:table-cell>
          <table:table-cell office:value-type="float" office:value="1388869924262">
            <text:p>138886992426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68767</text:p>
          </table:table-cell>
          <table:table-cell office:value-type="float" office:value="1388869924269">
            <text:p>1388869924269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75415</text:p>
          </table:table-cell>
          <table:table-cell office:value-type="float" office:value="1388869924275">
            <text:p>1388869924275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82203</text:p>
          </table:table-cell>
          <table:table-cell office:value-type="float" office:value="1388869924282">
            <text:p>1388869924282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88864</text:p>
          </table:table-cell>
          <table:table-cell office:value-type="float" office:value="1388869924289">
            <text:p>1388869924289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295518</text:p>
          </table:table-cell>
          <table:table-cell office:value-type="float" office:value="1388869924295">
            <text:p>1388869924295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02360</text:p>
          </table:table-cell>
          <table:table-cell office:value-type="float" office:value="1388869924302">
            <text:p>1388869924302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09119</text:p>
          </table:table-cell>
          <table:table-cell office:value-type="float" office:value="1388869924309">
            <text:p>138886992430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15850</text:p>
          </table:table-cell>
          <table:table-cell office:value-type="float" office:value="1388869924316">
            <text:p>1388869924316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22503</text:p>
          </table:table-cell>
          <table:table-cell office:value-type="float" office:value="1388869924322">
            <text:p>1388869924322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29190</text:p>
          </table:table-cell>
          <table:table-cell office:value-type="float" office:value="1388869924329">
            <text:p>1388869924329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35903</text:p>
          </table:table-cell>
          <table:table-cell office:value-type="float" office:value="1388869924336">
            <text:p>1388869924336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42567</text:p>
          </table:table-cell>
          <table:table-cell office:value-type="float" office:value="1388869924342">
            <text:p>1388869924342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49457</text:p>
          </table:table-cell>
          <table:table-cell office:value-type="float" office:value="1388869924349">
            <text:p>1388869924349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56232</text:p>
          </table:table-cell>
          <table:table-cell office:value-type="float" office:value="1388869924356">
            <text:p>1388869924356</text:p>
          </table:table-cell>
          <table:table-cell office:value-type="float" office:value="34">
            <text:p>3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62989</text:p>
          </table:table-cell>
          <table:table-cell office:value-type="float" office:value="1388869924363">
            <text:p>1388869924363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69653</text:p>
          </table:table-cell>
          <table:table-cell office:value-type="float" office:value="1388869924369">
            <text:p>1388869924369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76344</text:p>
          </table:table-cell>
          <table:table-cell office:value-type="float" office:value="1388869924376">
            <text:p>1388869924376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83065</text:p>
          </table:table-cell>
          <table:table-cell office:value-type="float" office:value="1388869924383">
            <text:p>1388869924383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89777</text:p>
          </table:table-cell>
          <table:table-cell office:value-type="float" office:value="1388869924390">
            <text:p>1388869924390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396500</text:p>
          </table:table-cell>
          <table:table-cell office:value-type="float" office:value="1388869924396">
            <text:p>1388869924396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03206</text:p>
          </table:table-cell>
          <table:table-cell office:value-type="float" office:value="1388869924403">
            <text:p>1388869924403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09892</text:p>
          </table:table-cell>
          <table:table-cell office:value-type="float" office:value="1388869924410">
            <text:p>1388869924410</text:p>
          </table:table-cell>
          <table:table-cell office:value-type="float" office:value="44">
            <text:p>44</text:p>
          </table:table-cell>
          <table:table-cell office:value-type="float" office:value="168">
            <text:p>168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16580</text:p>
          </table:table-cell>
          <table:table-cell office:value-type="float" office:value="1388869924416">
            <text:p>1388869924416</text:p>
          </table:table-cell>
          <table:table-cell office:value-type="float" office:value="52">
            <text:p>52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23253</text:p>
          </table:table-cell>
          <table:table-cell office:value-type="float" office:value="1388869924423">
            <text:p>1388869924423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29928</text:p>
          </table:table-cell>
          <table:table-cell office:value-type="float" office:value="1388869924430">
            <text:p>1388869924430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36686</text:p>
          </table:table-cell>
          <table:table-cell office:value-type="float" office:value="1388869924436">
            <text:p>1388869924436</text:p>
          </table:table-cell>
          <table:table-cell office:value-type="float" office:value="32">
            <text:p>32</text:p>
          </table:table-cell>
          <table:table-cell office:value-type="float" office:value="142">
            <text:p>14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43346</text:p>
          </table:table-cell>
          <table:table-cell office:value-type="float" office:value="1388869924443">
            <text:p>1388869924443</text:p>
          </table:table-cell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50022</text:p>
          </table:table-cell>
          <table:table-cell office:value-type="float" office:value="1388869924450">
            <text:p>1388869924450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57094</text:p>
          </table:table-cell>
          <table:table-cell office:value-type="float" office:value="1388869924457">
            <text:p>1388869924457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63834</text:p>
          </table:table-cell>
          <table:table-cell office:value-type="float" office:value="1388869924464">
            <text:p>1388869924464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70510</text:p>
          </table:table-cell>
          <table:table-cell office:value-type="float" office:value="1388869924470">
            <text:p>1388869924470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77195</text:p>
          </table:table-cell>
          <table:table-cell office:value-type="float" office:value="1388869924477">
            <text:p>1388869924477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83881</text:p>
          </table:table-cell>
          <table:table-cell office:value-type="float" office:value="1388869924484">
            <text:p>1388869924484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90548</text:p>
          </table:table-cell>
          <table:table-cell office:value-type="float" office:value="1388869924490">
            <text:p>1388869924490</text:p>
          </table:table-cell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497230</text:p>
          </table:table-cell>
          <table:table-cell office:value-type="float" office:value="1388869924497">
            <text:p>1388869924497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03914</text:p>
          </table:table-cell>
          <table:table-cell office:value-type="float" office:value="1388869924504">
            <text:p>1388869924504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10592</text:p>
          </table:table-cell>
          <table:table-cell office:value-type="float" office:value="1388869924510">
            <text:p>1388869924510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17279</text:p>
          </table:table-cell>
          <table:table-cell office:value-type="float" office:value="1388869924517">
            <text:p>1388869924517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23961</text:p>
          </table:table-cell>
          <table:table-cell office:value-type="float" office:value="1388869924524">
            <text:p>1388869924524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30632</text:p>
          </table:table-cell>
          <table:table-cell office:value-type="float" office:value="1388869924530">
            <text:p>138886992453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37458</text:p>
          </table:table-cell>
          <table:table-cell office:value-type="float" office:value="1388869924537">
            <text:p>138886992453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44166</text:p>
          </table:table-cell>
          <table:table-cell office:value-type="float" office:value="1388869924544">
            <text:p>1388869924544</text:p>
          </table:table-cell>
          <table:table-cell office:value-type="float" office:value="26">
            <text:p>26</text:p>
          </table:table-cell>
          <table:table-cell office:value-type="float" office:value="186">
            <text:p>18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50852</text:p>
          </table:table-cell>
          <table:table-cell office:value-type="float" office:value="1388869924551">
            <text:p>1388869924551</text:p>
          </table:table-cell>
          <table:table-cell office:value-type="float" office:value="34">
            <text:p>34</text:p>
          </table:table-cell>
          <table:table-cell office:value-type="float" office:value="174">
            <text:p>17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57607</text:p>
          </table:table-cell>
          <table:table-cell office:value-type="float" office:value="1388869924557">
            <text:p>1388869924557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64301</text:p>
          </table:table-cell>
          <table:table-cell office:value-type="float" office:value="1388869924564">
            <text:p>1388869924564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71061</text:p>
          </table:table-cell>
          <table:table-cell office:value-type="float" office:value="1388869924571">
            <text:p>138886992457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77769</text:p>
          </table:table-cell>
          <table:table-cell office:value-type="float" office:value="1388869924578">
            <text:p>1388869924578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84442</text:p>
          </table:table-cell>
          <table:table-cell office:value-type="float" office:value="1388869924584">
            <text:p>1388869924584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91113</text:p>
          </table:table-cell>
          <table:table-cell office:value-type="float" office:value="1388869924591">
            <text:p>1388869924591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599238</text:p>
          </table:table-cell>
          <table:table-cell office:value-type="float" office:value="1388869924600">
            <text:p>1388869924600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08785</text:p>
          </table:table-cell>
          <table:table-cell office:value-type="float" office:value="1388869924609">
            <text:p>1388869924609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15749</text:p>
          </table:table-cell>
          <table:table-cell office:value-type="float" office:value="1388869924616">
            <text:p>1388869924616</text:p>
          </table:table-cell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22588</text:p>
          </table:table-cell>
          <table:table-cell office:value-type="float" office:value="1388869924622">
            <text:p>1388869924622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29309</text:p>
          </table:table-cell>
          <table:table-cell office:value-type="float" office:value="1388869924629">
            <text:p>1388869924629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36037</text:p>
          </table:table-cell>
          <table:table-cell office:value-type="float" office:value="1388869924636">
            <text:p>1388869924636</text:p>
          </table:table-cell>
          <table:table-cell office:value-type="float" office:value="38">
            <text:p>38</text:p>
          </table:table-cell>
          <table:table-cell office:value-type="float" office:value="164">
            <text:p>16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42772</text:p>
          </table:table-cell>
          <table:table-cell office:value-type="float" office:value="1388869924643">
            <text:p>1388869924643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49467</text:p>
          </table:table-cell>
          <table:table-cell office:value-type="float" office:value="1388869924649">
            <text:p>1388869924649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56740</text:p>
          </table:table-cell>
          <table:table-cell office:value-type="float" office:value="1388869924657">
            <text:p>1388869924657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63523</text:p>
          </table:table-cell>
          <table:table-cell office:value-type="float" office:value="1388869924663">
            <text:p>1388869924663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70199</text:p>
          </table:table-cell>
          <table:table-cell office:value-type="float" office:value="1388869924670">
            <text:p>1388869924670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76961</text:p>
          </table:table-cell>
          <table:table-cell office:value-type="float" office:value="1388869924677">
            <text:p>1388869924677</text:p>
          </table:table-cell>
          <table:table-cell office:value-type="float" office:value="12">
            <text:p>12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83637</text:p>
          </table:table-cell>
          <table:table-cell office:value-type="float" office:value="1388869924683">
            <text:p>1388869924683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90309</text:p>
          </table:table-cell>
          <table:table-cell office:value-type="float" office:value="1388869924690">
            <text:p>1388869924690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696989</text:p>
          </table:table-cell>
          <table:table-cell office:value-type="float" office:value="1388869924697">
            <text:p>1388869924697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03670</text:p>
          </table:table-cell>
          <table:table-cell office:value-type="float" office:value="1388869924703">
            <text:p>1388869924703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10343</text:p>
          </table:table-cell>
          <table:table-cell office:value-type="float" office:value="1388869924710">
            <text:p>1388869924710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17034</text:p>
          </table:table-cell>
          <table:table-cell office:value-type="float" office:value="1388869924717">
            <text:p>13888699247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23704</text:p>
          </table:table-cell>
          <table:table-cell office:value-type="float" office:value="1388869924723">
            <text:p>1388869924723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30388</text:p>
          </table:table-cell>
          <table:table-cell office:value-type="float" office:value="1388869924730">
            <text:p>138886992473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37072</text:p>
          </table:table-cell>
          <table:table-cell office:value-type="float" office:value="1388869924737">
            <text:p>1388869924737</text:p>
          </table:table-cell>
          <table:table-cell office:value-type="float" office:value="38">
            <text:p>38</text:p>
          </table:table-cell>
          <table:table-cell office:value-type="float" office:value="148">
            <text:p>14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43743</text:p>
          </table:table-cell>
          <table:table-cell office:value-type="float" office:value="1388869924743">
            <text:p>1388869924743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50414</text:p>
          </table:table-cell>
          <table:table-cell office:value-type="float" office:value="1388869924750">
            <text:p>1388869924750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57119</text:p>
          </table:table-cell>
          <table:table-cell office:value-type="float" office:value="1388869924757">
            <text:p>1388869924757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64144</text:p>
          </table:table-cell>
          <table:table-cell office:value-type="float" office:value="1388869924764">
            <text:p>1388869924764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70923</text:p>
          </table:table-cell>
          <table:table-cell office:value-type="float" office:value="1388869924771">
            <text:p>1388869924771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77583</text:p>
          </table:table-cell>
          <table:table-cell office:value-type="float" office:value="1388869924777">
            <text:p>1388869924777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84236</text:p>
          </table:table-cell>
          <table:table-cell office:value-type="float" office:value="1388869924784">
            <text:p>138886992478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90901</text:p>
          </table:table-cell>
          <table:table-cell office:value-type="float" office:value="1388869924791">
            <text:p>1388869924791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797638</text:p>
          </table:table-cell>
          <table:table-cell office:value-type="float" office:value="1388869924797">
            <text:p>1388869924797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04343</text:p>
          </table:table-cell>
          <table:table-cell office:value-type="float" office:value="1388869924804">
            <text:p>1388869924804</text:p>
          </table:table-cell>
          <table:table-cell office:value-type="float" office:value="36">
            <text:p>36</text:p>
          </table:table-cell>
          <table:table-cell office:value-type="float" office:value="132">
            <text:p>13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11105</text:p>
          </table:table-cell>
          <table:table-cell office:value-type="float" office:value="1388869924811">
            <text:p>1388869924811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17783</text:p>
          </table:table-cell>
          <table:table-cell office:value-type="float" office:value="1388869924818">
            <text:p>1388869924818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24452</text:p>
          </table:table-cell>
          <table:table-cell office:value-type="float" office:value="1388869924824">
            <text:p>1388869924824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31123</text:p>
          </table:table-cell>
          <table:table-cell office:value-type="float" office:value="1388869924831">
            <text:p>1388869924831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37853</text:p>
          </table:table-cell>
          <table:table-cell office:value-type="float" office:value="1388869924838">
            <text:p>1388869924838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44585</text:p>
          </table:table-cell>
          <table:table-cell office:value-type="float" office:value="1388869924844">
            <text:p>1388869924844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51306</text:p>
          </table:table-cell>
          <table:table-cell office:value-type="float" office:value="1388869924851">
            <text:p>1388869924851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57987</text:p>
          </table:table-cell>
          <table:table-cell office:value-type="float" office:value="1388869924858">
            <text:p>1388869924858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64719</text:p>
          </table:table-cell>
          <table:table-cell office:value-type="float" office:value="1388869924864">
            <text:p>138886992486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71425</text:p>
          </table:table-cell>
          <table:table-cell office:value-type="float" office:value="1388869924871">
            <text:p>1388869924871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78159</text:p>
          </table:table-cell>
          <table:table-cell office:value-type="float" office:value="1388869924878">
            <text:p>1388869924878</text:p>
          </table:table-cell>
          <table:table-cell office:value-type="float" office:value="34">
            <text:p>34</text:p>
          </table:table-cell>
          <table:table-cell office:value-type="float" office:value="142">
            <text:p>142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84851</text:p>
          </table:table-cell>
          <table:table-cell office:value-type="float" office:value="1388869924885">
            <text:p>1388869924885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91533</text:p>
          </table:table-cell>
          <table:table-cell office:value-type="float" office:value="1388869924891">
            <text:p>138886992489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898208</text:p>
          </table:table-cell>
          <table:table-cell office:value-type="float" office:value="1388869924898">
            <text:p>1388869924898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04887</text:p>
          </table:table-cell>
          <table:table-cell office:value-type="float" office:value="1388869924905">
            <text:p>1388869924905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11559</text:p>
          </table:table-cell>
          <table:table-cell office:value-type="float" office:value="1388869924911">
            <text:p>1388869924911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18232</text:p>
          </table:table-cell>
          <table:table-cell office:value-type="float" office:value="1388869924918">
            <text:p>1388869924918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24910</text:p>
          </table:table-cell>
          <table:table-cell office:value-type="float" office:value="1388869924925">
            <text:p>1388869924925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31607</text:p>
          </table:table-cell>
          <table:table-cell office:value-type="float" office:value="1388869924931">
            <text:p>1388869924931</text:p>
          </table:table-cell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38293</text:p>
          </table:table-cell>
          <table:table-cell office:value-type="float" office:value="1388869924938">
            <text:p>1388869924938</text:p>
          </table:table-cell>
          <table:table-cell office:value-type="float" office:value="28">
            <text:p>28</text:p>
          </table:table-cell>
          <table:table-cell office:value-type="float" office:value="130">
            <text:p>13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44957</text:p>
          </table:table-cell>
          <table:table-cell office:value-type="float" office:value="1388869924945">
            <text:p>1388869924945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51634</text:p>
          </table:table-cell>
          <table:table-cell office:value-type="float" office:value="1388869924951">
            <text:p>1388869924951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58310</text:p>
          </table:table-cell>
          <table:table-cell office:value-type="float" office:value="1388869924958">
            <text:p>1388869924958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65150</text:p>
          </table:table-cell>
          <table:table-cell office:value-type="float" office:value="1388869924965">
            <text:p>1388869924965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71864</text:p>
          </table:table-cell>
          <table:table-cell office:value-type="float" office:value="1388869924972">
            <text:p>1388869924972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78531</text:p>
          </table:table-cell>
          <table:table-cell office:value-type="float" office:value="1388869924978">
            <text:p>1388869924978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85200</text:p>
          </table:table-cell>
          <table:table-cell office:value-type="float" office:value="1388869924985">
            <text:p>1388869924985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91876</text:p>
          </table:table-cell>
          <table:table-cell office:value-type="float" office:value="1388869924992">
            <text:p>1388869924992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4_998547</text:p>
          </table:table-cell>
          <table:table-cell office:value-type="float" office:value="1388869924998">
            <text:p>138886992499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05213</text:p>
          </table:table-cell>
          <table:table-cell office:value-type="float" office:value="1388869925005">
            <text:p>1388869925005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11873</text:p>
          </table:table-cell>
          <table:table-cell office:value-type="float" office:value="1388869925012">
            <text:p>1388869925012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18564</text:p>
          </table:table-cell>
          <table:table-cell office:value-type="float" office:value="1388869925018">
            <text:p>1388869925018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25251</text:p>
          </table:table-cell>
          <table:table-cell office:value-type="float" office:value="1388869925025">
            <text:p>1388869925025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31974</text:p>
          </table:table-cell>
          <table:table-cell office:value-type="float" office:value="1388869925032">
            <text:p>1388869925032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38709</text:p>
          </table:table-cell>
          <table:table-cell office:value-type="float" office:value="1388869925038">
            <text:p>1388869925038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45425</text:p>
          </table:table-cell>
          <table:table-cell office:value-type="float" office:value="1388869925045">
            <text:p>1388869925045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52195</text:p>
          </table:table-cell>
          <table:table-cell office:value-type="float" office:value="1388869925052">
            <text:p>1388869925052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58957</text:p>
          </table:table-cell>
          <table:table-cell office:value-type="float" office:value="1388869925059">
            <text:p>1388869925059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65636</text:p>
          </table:table-cell>
          <table:table-cell office:value-type="float" office:value="1388869925066">
            <text:p>1388869925066</text:p>
          </table:table-cell>
          <table:table-cell office:value-type="float" office:value="28">
            <text:p>28</text:p>
          </table:table-cell>
          <table:table-cell office:value-type="float" office:value="132">
            <text:p>13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72696</text:p>
          </table:table-cell>
          <table:table-cell office:value-type="float" office:value="1388869925072">
            <text:p>1388869925072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79396</text:p>
          </table:table-cell>
          <table:table-cell office:value-type="float" office:value="1388869925079">
            <text:p>1388869925079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86120</text:p>
          </table:table-cell>
          <table:table-cell office:value-type="float" office:value="1388869925086">
            <text:p>1388869925086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92816</text:p>
          </table:table-cell>
          <table:table-cell office:value-type="float" office:value="1388869925093">
            <text:p>1388869925093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099510</text:p>
          </table:table-cell>
          <table:table-cell office:value-type="float" office:value="1388869925099">
            <text:p>1388869925099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06214</text:p>
          </table:table-cell>
          <table:table-cell office:value-type="float" office:value="1388869925106">
            <text:p>1388869925106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12882</text:p>
          </table:table-cell>
          <table:table-cell office:value-type="float" office:value="1388869925113">
            <text:p>1388869925113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19563</text:p>
          </table:table-cell>
          <table:table-cell office:value-type="float" office:value="1388869925119">
            <text:p>138886992511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26245</text:p>
          </table:table-cell>
          <table:table-cell office:value-type="float" office:value="1388869925126">
            <text:p>1388869925126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33024</text:p>
          </table:table-cell>
          <table:table-cell office:value-type="float" office:value="1388869925133">
            <text:p>13888699251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39720</text:p>
          </table:table-cell>
          <table:table-cell office:value-type="float" office:value="1388869925139">
            <text:p>1388869925139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46407</text:p>
          </table:table-cell>
          <table:table-cell office:value-type="float" office:value="1388869925146">
            <text:p>1388869925146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53072</text:p>
          </table:table-cell>
          <table:table-cell office:value-type="float" office:value="1388869925153">
            <text:p>1388869925153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59742</text:p>
          </table:table-cell>
          <table:table-cell office:value-type="float" office:value="1388869925159">
            <text:p>1388869925159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66438</text:p>
          </table:table-cell>
          <table:table-cell office:value-type="float" office:value="1388869925166">
            <text:p>1388869925166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73130</text:p>
          </table:table-cell>
          <table:table-cell office:value-type="float" office:value="1388869925173">
            <text:p>138886992517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79821</text:p>
          </table:table-cell>
          <table:table-cell office:value-type="float" office:value="1388869925180">
            <text:p>138886992518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86519</text:p>
          </table:table-cell>
          <table:table-cell office:value-type="float" office:value="1388869925186">
            <text:p>1388869925186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93194</text:p>
          </table:table-cell>
          <table:table-cell office:value-type="float" office:value="1388869925193">
            <text:p>1388869925193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199866</text:p>
          </table:table-cell>
          <table:table-cell office:value-type="float" office:value="1388869925200">
            <text:p>1388869925200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06555</text:p>
          </table:table-cell>
          <table:table-cell office:value-type="float" office:value="1388869925206">
            <text:p>1388869925206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13240</text:p>
          </table:table-cell>
          <table:table-cell office:value-type="float" office:value="1388869925213">
            <text:p>1388869925213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19962</text:p>
          </table:table-cell>
          <table:table-cell office:value-type="float" office:value="1388869925220">
            <text:p>1388869925220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26651</text:p>
          </table:table-cell>
          <table:table-cell office:value-type="float" office:value="1388869925226">
            <text:p>1388869925226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33328</text:p>
          </table:table-cell>
          <table:table-cell office:value-type="float" office:value="1388869925233">
            <text:p>1388869925233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39992</text:p>
          </table:table-cell>
          <table:table-cell office:value-type="float" office:value="1388869925240">
            <text:p>13888699252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46683</text:p>
          </table:table-cell>
          <table:table-cell office:value-type="float" office:value="1388869925246">
            <text:p>1388869925246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53363</text:p>
          </table:table-cell>
          <table:table-cell office:value-type="float" office:value="1388869925253">
            <text:p>1388869925253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60045</text:p>
          </table:table-cell>
          <table:table-cell office:value-type="float" office:value="1388869925260">
            <text:p>138886992526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66731</text:p>
          </table:table-cell>
          <table:table-cell office:value-type="float" office:value="1388869925266">
            <text:p>1388869925266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73417</text:p>
          </table:table-cell>
          <table:table-cell office:value-type="float" office:value="1388869925273">
            <text:p>1388869925273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80085</text:p>
          </table:table-cell>
          <table:table-cell office:value-type="float" office:value="1388869925280">
            <text:p>138886992528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86803</text:p>
          </table:table-cell>
          <table:table-cell office:value-type="float" office:value="1388869925287">
            <text:p>1388869925287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293471</text:p>
          </table:table-cell>
          <table:table-cell office:value-type="float" office:value="1388869925293">
            <text:p>1388869925293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00146</text:p>
          </table:table-cell>
          <table:table-cell office:value-type="float" office:value="1388869925300">
            <text:p>1388869925300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06892</text:p>
          </table:table-cell>
          <table:table-cell office:value-type="float" office:value="1388869925307">
            <text:p>138886992530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13556</text:p>
          </table:table-cell>
          <table:table-cell office:value-type="float" office:value="1388869925313">
            <text:p>1388869925313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20221</text:p>
          </table:table-cell>
          <table:table-cell office:value-type="float" office:value="1388869925320">
            <text:p>138886992532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26918</text:p>
          </table:table-cell>
          <table:table-cell office:value-type="float" office:value="1388869925327">
            <text:p>1388869925327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33597</text:p>
          </table:table-cell>
          <table:table-cell office:value-type="float" office:value="1388869925333">
            <text:p>1388869925333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40272</text:p>
          </table:table-cell>
          <table:table-cell office:value-type="float" office:value="1388869925340">
            <text:p>1388869925340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47084</text:p>
          </table:table-cell>
          <table:table-cell office:value-type="float" office:value="1388869925347">
            <text:p>1388869925347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53759</text:p>
          </table:table-cell>
          <table:table-cell office:value-type="float" office:value="1388869925353">
            <text:p>1388869925353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60437</text:p>
          </table:table-cell>
          <table:table-cell office:value-type="float" office:value="1388869925360">
            <text:p>138886992536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67115</text:p>
          </table:table-cell>
          <table:table-cell office:value-type="float" office:value="1388869925367">
            <text:p>1388869925367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73840</text:p>
          </table:table-cell>
          <table:table-cell office:value-type="float" office:value="1388869925374">
            <text:p>1388869925374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80588</text:p>
          </table:table-cell>
          <table:table-cell office:value-type="float" office:value="1388869925380">
            <text:p>138886992538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87327</text:p>
          </table:table-cell>
          <table:table-cell office:value-type="float" office:value="1388869925387">
            <text:p>138886992538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393986</text:p>
          </table:table-cell>
          <table:table-cell office:value-type="float" office:value="1388869925394">
            <text:p>138886992539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00658</text:p>
          </table:table-cell>
          <table:table-cell office:value-type="float" office:value="1388869925400">
            <text:p>138886992540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07348</text:p>
          </table:table-cell>
          <table:table-cell office:value-type="float" office:value="1388869925407">
            <text:p>1388869925407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14005</text:p>
          </table:table-cell>
          <table:table-cell office:value-type="float" office:value="1388869925414">
            <text:p>138886992541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20758</text:p>
          </table:table-cell>
          <table:table-cell office:value-type="float" office:value="1388869925420">
            <text:p>138886992542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27453</text:p>
          </table:table-cell>
          <table:table-cell office:value-type="float" office:value="1388869925427">
            <text:p>138886992542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34114</text:p>
          </table:table-cell>
          <table:table-cell office:value-type="float" office:value="1388869925434">
            <text:p>138886992543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40837</text:p>
          </table:table-cell>
          <table:table-cell office:value-type="float" office:value="1388869925441">
            <text:p>1388869925441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47521</text:p>
          </table:table-cell>
          <table:table-cell office:value-type="float" office:value="1388869925447">
            <text:p>1388869925447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54193</text:p>
          </table:table-cell>
          <table:table-cell office:value-type="float" office:value="1388869925454">
            <text:p>1388869925454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60921</text:p>
          </table:table-cell>
          <table:table-cell office:value-type="float" office:value="1388869925461">
            <text:p>1388869925461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67627</text:p>
          </table:table-cell>
          <table:table-cell office:value-type="float" office:value="1388869925467">
            <text:p>138886992546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74548</text:p>
          </table:table-cell>
          <table:table-cell office:value-type="float" office:value="1388869925474">
            <text:p>1388869925474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81266</text:p>
          </table:table-cell>
          <table:table-cell office:value-type="float" office:value="1388869925481">
            <text:p>138886992548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87960</text:p>
          </table:table-cell>
          <table:table-cell office:value-type="float" office:value="1388869925488">
            <text:p>1388869925488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494603</text:p>
          </table:table-cell>
          <table:table-cell office:value-type="float" office:value="1388869925494">
            <text:p>138886992549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01273</text:p>
          </table:table-cell>
          <table:table-cell office:value-type="float" office:value="1388869925501">
            <text:p>1388869925501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07979</text:p>
          </table:table-cell>
          <table:table-cell office:value-type="float" office:value="1388869925508">
            <text:p>138886992550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14636</text:p>
          </table:table-cell>
          <table:table-cell office:value-type="float" office:value="1388869925514">
            <text:p>1388869925514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21302</text:p>
          </table:table-cell>
          <table:table-cell office:value-type="float" office:value="1388869925521">
            <text:p>138886992552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28001</text:p>
          </table:table-cell>
          <table:table-cell office:value-type="float" office:value="1388869925528">
            <text:p>138886992552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34631</text:p>
          </table:table-cell>
          <table:table-cell office:value-type="float" office:value="1388869925534">
            <text:p>1388869925534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41316</text:p>
          </table:table-cell>
          <table:table-cell office:value-type="float" office:value="1388869925541">
            <text:p>138886992554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48030</text:p>
          </table:table-cell>
          <table:table-cell office:value-type="float" office:value="1388869925548">
            <text:p>138886992554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54688</text:p>
          </table:table-cell>
          <table:table-cell office:value-type="float" office:value="1388869925554">
            <text:p>138886992555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61346</text:p>
          </table:table-cell>
          <table:table-cell office:value-type="float" office:value="1388869925561">
            <text:p>1388869925561</text:p>
          </table:table-cell>
          <table:table-cell table:number-columns-repeated="2" office:value-type="float" office:value="38">
            <text:p>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68016</text:p>
          </table:table-cell>
          <table:table-cell office:value-type="float" office:value="1388869925568">
            <text:p>138886992556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74692</text:p>
          </table:table-cell>
          <table:table-cell office:value-type="float" office:value="1388869925574">
            <text:p>138886992557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81420</text:p>
          </table:table-cell>
          <table:table-cell office:value-type="float" office:value="1388869925581">
            <text:p>138886992558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88137</text:p>
          </table:table-cell>
          <table:table-cell office:value-type="float" office:value="1388869925588">
            <text:p>138886992558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594844</text:p>
          </table:table-cell>
          <table:table-cell office:value-type="float" office:value="1388869925595">
            <text:p>138886992559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01518</text:p>
          </table:table-cell>
          <table:table-cell office:value-type="float" office:value="1388869925601">
            <text:p>138886992560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08208</text:p>
          </table:table-cell>
          <table:table-cell office:value-type="float" office:value="1388869925608">
            <text:p>138886992560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14870</text:p>
          </table:table-cell>
          <table:table-cell office:value-type="float" office:value="1388869925615">
            <text:p>138886992561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21579</text:p>
          </table:table-cell>
          <table:table-cell office:value-type="float" office:value="1388869925621">
            <text:p>1388869925621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28275</text:p>
          </table:table-cell>
          <table:table-cell office:value-type="float" office:value="1388869925628">
            <text:p>1388869925628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35008</text:p>
          </table:table-cell>
          <table:table-cell office:value-type="float" office:value="1388869925635">
            <text:p>1388869925635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41690</text:p>
          </table:table-cell>
          <table:table-cell office:value-type="float" office:value="1388869925641">
            <text:p>1388869925641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48373</text:p>
          </table:table-cell>
          <table:table-cell office:value-type="float" office:value="1388869925648">
            <text:p>138886992564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55033</text:p>
          </table:table-cell>
          <table:table-cell office:value-type="float" office:value="1388869925655">
            <text:p>1388869925655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61756</text:p>
          </table:table-cell>
          <table:table-cell office:value-type="float" office:value="1388869925661">
            <text:p>138886992566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68417</text:p>
          </table:table-cell>
          <table:table-cell office:value-type="float" office:value="1388869925668">
            <text:p>138886992566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75139</text:p>
          </table:table-cell>
          <table:table-cell office:value-type="float" office:value="1388869925675">
            <text:p>138886992567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81843</text:p>
          </table:table-cell>
          <table:table-cell office:value-type="float" office:value="1388869925682">
            <text:p>138886992568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88535</text:p>
          </table:table-cell>
          <table:table-cell office:value-type="float" office:value="1388869925688">
            <text:p>138886992568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695180</text:p>
          </table:table-cell>
          <table:table-cell office:value-type="float" office:value="1388869925695">
            <text:p>138886992569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01876</text:p>
          </table:table-cell>
          <table:table-cell office:value-type="float" office:value="1388869925702">
            <text:p>138886992570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08622</text:p>
          </table:table-cell>
          <table:table-cell office:value-type="float" office:value="1388869925709">
            <text:p>138886992570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15585</text:p>
          </table:table-cell>
          <table:table-cell office:value-type="float" office:value="1388869925715">
            <text:p>1388869925715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22375</text:p>
          </table:table-cell>
          <table:table-cell office:value-type="float" office:value="1388869925722">
            <text:p>138886992572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29071</text:p>
          </table:table-cell>
          <table:table-cell office:value-type="float" office:value="1388869925729">
            <text:p>138886992572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35807</text:p>
          </table:table-cell>
          <table:table-cell office:value-type="float" office:value="1388869925736">
            <text:p>138886992573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42482</text:p>
          </table:table-cell>
          <table:table-cell office:value-type="float" office:value="1388869925742">
            <text:p>138886992574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49174</text:p>
          </table:table-cell>
          <table:table-cell office:value-type="float" office:value="1388869925749">
            <text:p>1388869925749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55894</text:p>
          </table:table-cell>
          <table:table-cell office:value-type="float" office:value="1388869925756">
            <text:p>138886992575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62564</text:p>
          </table:table-cell>
          <table:table-cell office:value-type="float" office:value="1388869925762">
            <text:p>1388869925762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69236</text:p>
          </table:table-cell>
          <table:table-cell office:value-type="float" office:value="1388869925769">
            <text:p>138886992576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75981</text:p>
          </table:table-cell>
          <table:table-cell office:value-type="float" office:value="1388869925776">
            <text:p>138886992577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82702</text:p>
          </table:table-cell>
          <table:table-cell office:value-type="float" office:value="1388869925783">
            <text:p>138886992578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89716</text:p>
          </table:table-cell>
          <table:table-cell office:value-type="float" office:value="1388869925789">
            <text:p>138886992578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796424</text:p>
          </table:table-cell>
          <table:table-cell office:value-type="float" office:value="1388869925796">
            <text:p>1388869925796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03152</text:p>
          </table:table-cell>
          <table:table-cell office:value-type="float" office:value="1388869925803">
            <text:p>138886992580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09839</text:p>
          </table:table-cell>
          <table:table-cell office:value-type="float" office:value="1388869925810">
            <text:p>138886992581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16521</text:p>
          </table:table-cell>
          <table:table-cell office:value-type="float" office:value="1388869925816">
            <text:p>138886992581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23196</text:p>
          </table:table-cell>
          <table:table-cell office:value-type="float" office:value="1388869925823">
            <text:p>1388869925823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29895</text:p>
          </table:table-cell>
          <table:table-cell office:value-type="float" office:value="1388869925830">
            <text:p>138886992583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36620</text:p>
          </table:table-cell>
          <table:table-cell office:value-type="float" office:value="1388869925836">
            <text:p>138886992583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43356</text:p>
          </table:table-cell>
          <table:table-cell office:value-type="float" office:value="1388869925843">
            <text:p>138886992584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50059</text:p>
          </table:table-cell>
          <table:table-cell office:value-type="float" office:value="1388869925850">
            <text:p>138886992585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56743</text:p>
          </table:table-cell>
          <table:table-cell office:value-type="float" office:value="1388869925856">
            <text:p>138886992585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63423</text:p>
          </table:table-cell>
          <table:table-cell office:value-type="float" office:value="1388869925863">
            <text:p>1388869925863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70075</text:p>
          </table:table-cell>
          <table:table-cell office:value-type="float" office:value="1388869925870">
            <text:p>138886992587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76841</text:p>
          </table:table-cell>
          <table:table-cell office:value-type="float" office:value="1388869925877">
            <text:p>138886992587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83536</text:p>
          </table:table-cell>
          <table:table-cell office:value-type="float" office:value="1388869925883">
            <text:p>138886992588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90229</text:p>
          </table:table-cell>
          <table:table-cell office:value-type="float" office:value="1388869925890">
            <text:p>138886992589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896996</text:p>
          </table:table-cell>
          <table:table-cell office:value-type="float" office:value="1388869925897">
            <text:p>138886992589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03683</text:p>
          </table:table-cell>
          <table:table-cell office:value-type="float" office:value="1388869925903">
            <text:p>1388869925903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10371</text:p>
          </table:table-cell>
          <table:table-cell office:value-type="float" office:value="1388869925910">
            <text:p>1388869925910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17080</text:p>
          </table:table-cell>
          <table:table-cell office:value-type="float" office:value="1388869925917">
            <text:p>138886992591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23750</text:p>
          </table:table-cell>
          <table:table-cell office:value-type="float" office:value="1388869925923">
            <text:p>1388869925923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30432</text:p>
          </table:table-cell>
          <table:table-cell office:value-type="float" office:value="1388869925930">
            <text:p>138886992593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37144</text:p>
          </table:table-cell>
          <table:table-cell office:value-type="float" office:value="1388869925937">
            <text:p>138886992593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43815</text:p>
          </table:table-cell>
          <table:table-cell office:value-type="float" office:value="1388869925944">
            <text:p>1388869925944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50496</text:p>
          </table:table-cell>
          <table:table-cell office:value-type="float" office:value="1388869925950">
            <text:p>1388869925950</text:p>
          </table:table-cell>
          <table:table-cell table:number-columns-repeated="2" office:value-type="float" office:value="24">
            <text:p>2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57187</text:p>
          </table:table-cell>
          <table:table-cell office:value-type="float" office:value="1388869925957">
            <text:p>138886992595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63851</text:p>
          </table:table-cell>
          <table:table-cell office:value-type="float" office:value="1388869925964">
            <text:p>1388869925964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70518</text:p>
          </table:table-cell>
          <table:table-cell office:value-type="float" office:value="1388869925970">
            <text:p>138886992597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77192</text:p>
          </table:table-cell>
          <table:table-cell office:value-type="float" office:value="1388869925977">
            <text:p>138886992597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83869</text:p>
          </table:table-cell>
          <table:table-cell office:value-type="float" office:value="1388869925984">
            <text:p>138886992598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90570</text:p>
          </table:table-cell>
          <table:table-cell office:value-type="float" office:value="1388869925990">
            <text:p>138886992599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-282">
            <text:p>-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5_997293</text:p>
          </table:table-cell>
          <table:table-cell office:value-type="float" office:value="1388869925997">
            <text:p>138886992599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04005</text:p>
          </table:table-cell>
          <table:table-cell office:value-type="float" office:value="1388869926004">
            <text:p>138886992600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10691</text:p>
          </table:table-cell>
          <table:table-cell office:value-type="float" office:value="1388869926010">
            <text:p>1388869926010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17392</text:p>
          </table:table-cell>
          <table:table-cell office:value-type="float" office:value="1388869926017">
            <text:p>1388869926017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24078</text:p>
          </table:table-cell>
          <table:table-cell office:value-type="float" office:value="1388869926024">
            <text:p>138886992602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30754</text:p>
          </table:table-cell>
          <table:table-cell office:value-type="float" office:value="1388869926030">
            <text:p>138886992603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37441</text:p>
          </table:table-cell>
          <table:table-cell office:value-type="float" office:value="1388869926037">
            <text:p>138886992603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44138</text:p>
          </table:table-cell>
          <table:table-cell office:value-type="float" office:value="1388869926044">
            <text:p>1388869926044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50817</text:p>
          </table:table-cell>
          <table:table-cell office:value-type="float" office:value="1388869926051">
            <text:p>1388869926051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57515</text:p>
          </table:table-cell>
          <table:table-cell office:value-type="float" office:value="1388869926057">
            <text:p>138886992605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64183</text:p>
          </table:table-cell>
          <table:table-cell office:value-type="float" office:value="1388869926064">
            <text:p>138886992606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70844</text:p>
          </table:table-cell>
          <table:table-cell office:value-type="float" office:value="1388869926071">
            <text:p>138886992607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77523</text:p>
          </table:table-cell>
          <table:table-cell office:value-type="float" office:value="1388869926077">
            <text:p>138886992607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84209</text:p>
          </table:table-cell>
          <table:table-cell office:value-type="float" office:value="1388869926084">
            <text:p>138886992608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90965</text:p>
          </table:table-cell>
          <table:table-cell office:value-type="float" office:value="1388869926091">
            <text:p>138886992609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097683</text:p>
          </table:table-cell>
          <table:table-cell office:value-type="float" office:value="1388869926097">
            <text:p>138886992609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04366</text:p>
          </table:table-cell>
          <table:table-cell office:value-type="float" office:value="1388869926104">
            <text:p>138886992610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11047</text:p>
          </table:table-cell>
          <table:table-cell office:value-type="float" office:value="1388869926111">
            <text:p>138886992611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17780</text:p>
          </table:table-cell>
          <table:table-cell office:value-type="float" office:value="1388869926118">
            <text:p>1388869926118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24455</text:p>
          </table:table-cell>
          <table:table-cell office:value-type="float" office:value="1388869926124">
            <text:p>13888699261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31261</text:p>
          </table:table-cell>
          <table:table-cell office:value-type="float" office:value="1388869926131">
            <text:p>1388869926131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37954</text:p>
          </table:table-cell>
          <table:table-cell office:value-type="float" office:value="1388869926138">
            <text:p>1388869926138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44630</text:p>
          </table:table-cell>
          <table:table-cell office:value-type="float" office:value="1388869926144">
            <text:p>1388869926144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51311</text:p>
          </table:table-cell>
          <table:table-cell office:value-type="float" office:value="1388869926151">
            <text:p>138886992615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57987</text:p>
          </table:table-cell>
          <table:table-cell office:value-type="float" office:value="1388869926158">
            <text:p>138886992615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64682</text:p>
          </table:table-cell>
          <table:table-cell office:value-type="float" office:value="1388869926164">
            <text:p>1388869926164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71386</text:p>
          </table:table-cell>
          <table:table-cell office:value-type="float" office:value="1388869926171">
            <text:p>1388869926171</text:p>
          </table:table-cell>
          <table:table-cell table:number-columns-repeated="2" office:value-type="float" office:value="26">
            <text:p>2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78047</text:p>
          </table:table-cell>
          <table:table-cell office:value-type="float" office:value="1388869926178">
            <text:p>138886992617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84737</text:p>
          </table:table-cell>
          <table:table-cell office:value-type="float" office:value="1388869926184">
            <text:p>138886992618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91699</text:p>
          </table:table-cell>
          <table:table-cell office:value-type="float" office:value="1388869926191">
            <text:p>138886992619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198440</text:p>
          </table:table-cell>
          <table:table-cell office:value-type="float" office:value="1388869926198">
            <text:p>138886992619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05141</text:p>
          </table:table-cell>
          <table:table-cell office:value-type="float" office:value="1388869926205">
            <text:p>138886992620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11826</text:p>
          </table:table-cell>
          <table:table-cell office:value-type="float" office:value="1388869926212">
            <text:p>1388869926212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18506</text:p>
          </table:table-cell>
          <table:table-cell office:value-type="float" office:value="1388869926218">
            <text:p>1388869926218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25174</text:p>
          </table:table-cell>
          <table:table-cell office:value-type="float" office:value="1388869926225">
            <text:p>1388869926225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31846</text:p>
          </table:table-cell>
          <table:table-cell office:value-type="float" office:value="1388869926232">
            <text:p>138886992623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38520</text:p>
          </table:table-cell>
          <table:table-cell office:value-type="float" office:value="1388869926238">
            <text:p>1388869926238</text:p>
          </table:table-cell>
          <table:table-cell table:number-columns-repeated="2" office:value-type="float" office:value="36">
            <text:p>3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45185</text:p>
          </table:table-cell>
          <table:table-cell office:value-type="float" office:value="1388869926245">
            <text:p>1388869926245</text:p>
          </table:table-cell>
          <table:table-cell table:number-columns-repeated="2" office:value-type="float" office:value="36">
            <text:p>3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51862</text:p>
          </table:table-cell>
          <table:table-cell office:value-type="float" office:value="1388869926252">
            <text:p>138886992625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58541</text:p>
          </table:table-cell>
          <table:table-cell office:value-type="float" office:value="1388869926258">
            <text:p>13888699262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65205</text:p>
          </table:table-cell>
          <table:table-cell office:value-type="float" office:value="1388869926265">
            <text:p>138886992626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71860</text:p>
          </table:table-cell>
          <table:table-cell office:value-type="float" office:value="1388869926272">
            <text:p>138886992627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78518</text:p>
          </table:table-cell>
          <table:table-cell office:value-type="float" office:value="1388869926278">
            <text:p>1388869926278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85174</text:p>
          </table:table-cell>
          <table:table-cell office:value-type="float" office:value="1388869926285">
            <text:p>1388869926285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91825</text:p>
          </table:table-cell>
          <table:table-cell office:value-type="float" office:value="1388869926292">
            <text:p>138886992629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298545</text:p>
          </table:table-cell>
          <table:table-cell office:value-type="float" office:value="1388869926298">
            <text:p>138886992629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05241</text:p>
          </table:table-cell>
          <table:table-cell office:value-type="float" office:value="1388869926305">
            <text:p>138886992630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11911</text:p>
          </table:table-cell>
          <table:table-cell office:value-type="float" office:value="1388869926312">
            <text:p>13888699263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18594</text:p>
          </table:table-cell>
          <table:table-cell office:value-type="float" office:value="1388869926318">
            <text:p>138886992631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25280</text:p>
          </table:table-cell>
          <table:table-cell office:value-type="float" office:value="1388869926325">
            <text:p>138886992632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32015</text:p>
          </table:table-cell>
          <table:table-cell office:value-type="float" office:value="1388869926332">
            <text:p>1388869926332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38687</text:p>
          </table:table-cell>
          <table:table-cell office:value-type="float" office:value="1388869926338">
            <text:p>1388869926338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45335</text:p>
          </table:table-cell>
          <table:table-cell office:value-type="float" office:value="1388869926345">
            <text:p>1388869926345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52266</text:p>
          </table:table-cell>
          <table:table-cell office:value-type="float" office:value="1388869926352">
            <text:p>1388869926352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58999</text:p>
          </table:table-cell>
          <table:table-cell office:value-type="float" office:value="1388869926359">
            <text:p>1388869926359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65735</text:p>
          </table:table-cell>
          <table:table-cell office:value-type="float" office:value="1388869926365">
            <text:p>138886992636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72398</text:p>
          </table:table-cell>
          <table:table-cell office:value-type="float" office:value="1388869926372">
            <text:p>1388869926372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79152</text:p>
          </table:table-cell>
          <table:table-cell office:value-type="float" office:value="1388869926379">
            <text:p>138886992637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85880</text:p>
          </table:table-cell>
          <table:table-cell office:value-type="float" office:value="1388869926386">
            <text:p>1388869926386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92635</text:p>
          </table:table-cell>
          <table:table-cell office:value-type="float" office:value="1388869926392">
            <text:p>138886992639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399340</text:p>
          </table:table-cell>
          <table:table-cell office:value-type="float" office:value="1388869926399">
            <text:p>1388869926399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06049</text:p>
          </table:table-cell>
          <table:table-cell office:value-type="float" office:value="1388869926406">
            <text:p>1388869926406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12786</text:p>
          </table:table-cell>
          <table:table-cell office:value-type="float" office:value="1388869926413">
            <text:p>1388869926413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19476</text:p>
          </table:table-cell>
          <table:table-cell office:value-type="float" office:value="1388869926419">
            <text:p>1388869926419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26149</text:p>
          </table:table-cell>
          <table:table-cell office:value-type="float" office:value="1388869926426">
            <text:p>1388869926426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32818</text:p>
          </table:table-cell>
          <table:table-cell office:value-type="float" office:value="1388869926433">
            <text:p>1388869926433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39500</text:p>
          </table:table-cell>
          <table:table-cell office:value-type="float" office:value="1388869926439">
            <text:p>1388869926439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46180</text:p>
          </table:table-cell>
          <table:table-cell office:value-type="float" office:value="1388869926446">
            <text:p>1388869926446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52906</text:p>
          </table:table-cell>
          <table:table-cell office:value-type="float" office:value="1388869926453">
            <text:p>1388869926453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59611</text:p>
          </table:table-cell>
          <table:table-cell office:value-type="float" office:value="1388869926459">
            <text:p>1388869926459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66301</text:p>
          </table:table-cell>
          <table:table-cell office:value-type="float" office:value="1388869926466">
            <text:p>138886992646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72948</text:p>
          </table:table-cell>
          <table:table-cell office:value-type="float" office:value="1388869926473">
            <text:p>1388869926473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79613</text:p>
          </table:table-cell>
          <table:table-cell office:value-type="float" office:value="1388869926479">
            <text:p>1388869926479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86304</text:p>
          </table:table-cell>
          <table:table-cell office:value-type="float" office:value="1388869926486">
            <text:p>1388869926486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492985</text:p>
          </table:table-cell>
          <table:table-cell office:value-type="float" office:value="1388869926493">
            <text:p>1388869926493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00111</text:p>
          </table:table-cell>
          <table:table-cell office:value-type="float" office:value="1388869926500">
            <text:p>138886992650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06874</text:p>
          </table:table-cell>
          <table:table-cell office:value-type="float" office:value="1388869926507">
            <text:p>1388869926507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13548</text:p>
          </table:table-cell>
          <table:table-cell office:value-type="float" office:value="1388869926513">
            <text:p>1388869926513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20212</text:p>
          </table:table-cell>
          <table:table-cell office:value-type="float" office:value="1388869926520">
            <text:p>1388869926520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26893</text:p>
          </table:table-cell>
          <table:table-cell office:value-type="float" office:value="1388869926527">
            <text:p>1388869926527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33568</text:p>
          </table:table-cell>
          <table:table-cell office:value-type="float" office:value="1388869926533">
            <text:p>1388869926533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40293</text:p>
          </table:table-cell>
          <table:table-cell office:value-type="float" office:value="1388869926540">
            <text:p>1388869926540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47126</text:p>
          </table:table-cell>
          <table:table-cell office:value-type="float" office:value="1388869926547">
            <text:p>1388869926547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53814</text:p>
          </table:table-cell>
          <table:table-cell office:value-type="float" office:value="1388869926554">
            <text:p>138886992655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60502</text:p>
          </table:table-cell>
          <table:table-cell office:value-type="float" office:value="1388869926560">
            <text:p>1388869926560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67220</text:p>
          </table:table-cell>
          <table:table-cell office:value-type="float" office:value="1388869926567">
            <text:p>1388869926567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74158</text:p>
          </table:table-cell>
          <table:table-cell office:value-type="float" office:value="1388869926574">
            <text:p>1388869926574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80932</text:p>
          </table:table-cell>
          <table:table-cell office:value-type="float" office:value="1388869926581">
            <text:p>1388869926581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87630</text:p>
          </table:table-cell>
          <table:table-cell office:value-type="float" office:value="1388869926587">
            <text:p>1388869926587</text:p>
          </table:table-cell>
          <table:table-cell office:value-type="float" office:value="26">
            <text:p>26</text:p>
          </table:table-cell>
          <table:table-cell office:value-type="float" office:value="94">
            <text:p>9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594300</text:p>
          </table:table-cell>
          <table:table-cell office:value-type="float" office:value="1388869926594">
            <text:p>1388869926594</text:p>
          </table:table-cell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00972</text:p>
          </table:table-cell>
          <table:table-cell office:value-type="float" office:value="1388869926601">
            <text:p>1388869926601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08016</text:p>
          </table:table-cell>
          <table:table-cell office:value-type="float" office:value="1388869926608">
            <text:p>1388869926608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14715</text:p>
          </table:table-cell>
          <table:table-cell office:value-type="float" office:value="1388869926614">
            <text:p>1388869926614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21428</text:p>
          </table:table-cell>
          <table:table-cell office:value-type="float" office:value="1388869926621">
            <text:p>1388869926621</text:p>
          </table:table-cell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28135</text:p>
          </table:table-cell>
          <table:table-cell office:value-type="float" office:value="1388869926628">
            <text:p>1388869926628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34806</text:p>
          </table:table-cell>
          <table:table-cell office:value-type="float" office:value="1388869926635">
            <text:p>1388869926635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41487</text:p>
          </table:table-cell>
          <table:table-cell office:value-type="float" office:value="1388869926641">
            <text:p>1388869926641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48171</text:p>
          </table:table-cell>
          <table:table-cell office:value-type="float" office:value="1388869926648">
            <text:p>1388869926648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54834</text:p>
          </table:table-cell>
          <table:table-cell office:value-type="float" office:value="1388869926655">
            <text:p>1388869926655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61538</text:p>
          </table:table-cell>
          <table:table-cell office:value-type="float" office:value="1388869926661">
            <text:p>1388869926661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68215</text:p>
          </table:table-cell>
          <table:table-cell office:value-type="float" office:value="1388869926668">
            <text:p>1388869926668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74864</text:p>
          </table:table-cell>
          <table:table-cell office:value-type="float" office:value="1388869926675">
            <text:p>1388869926675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81540</text:p>
          </table:table-cell>
          <table:table-cell office:value-type="float" office:value="1388869926681">
            <text:p>1388869926681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88222</text:p>
          </table:table-cell>
          <table:table-cell office:value-type="float" office:value="1388869926688">
            <text:p>1388869926688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694869</text:p>
          </table:table-cell>
          <table:table-cell office:value-type="float" office:value="1388869926695">
            <text:p>1388869926695</text:p>
          </table:table-cell>
          <table:table-cell office:value-type="float" office:value="26">
            <text:p>26</text:p>
          </table:table-cell>
          <table:table-cell office:value-type="float" office:value="116">
            <text:p>11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01582</text:p>
          </table:table-cell>
          <table:table-cell office:value-type="float" office:value="1388869926701">
            <text:p>1388869926701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08336</text:p>
          </table:table-cell>
          <table:table-cell office:value-type="float" office:value="1388869926708">
            <text:p>1388869926708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15107</text:p>
          </table:table-cell>
          <table:table-cell office:value-type="float" office:value="1388869926715">
            <text:p>1388869926715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21818</text:p>
          </table:table-cell>
          <table:table-cell office:value-type="float" office:value="1388869926722">
            <text:p>1388869926722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28515</text:p>
          </table:table-cell>
          <table:table-cell office:value-type="float" office:value="1388869926728">
            <text:p>1388869926728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35183</text:p>
          </table:table-cell>
          <table:table-cell office:value-type="float" office:value="1388869926735">
            <text:p>1388869926735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41945</text:p>
          </table:table-cell>
          <table:table-cell office:value-type="float" office:value="1388869926742">
            <text:p>1388869926742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48631</text:p>
          </table:table-cell>
          <table:table-cell office:value-type="float" office:value="1388869926748">
            <text:p>1388869926748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55375</text:p>
          </table:table-cell>
          <table:table-cell office:value-type="float" office:value="1388869926755">
            <text:p>1388869926755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62115</text:p>
          </table:table-cell>
          <table:table-cell office:value-type="float" office:value="1388869926762">
            <text:p>1388869926762</text:p>
          </table:table-cell>
          <table:table-cell office:value-type="float" office:value="24">
            <text:p>24</text:p>
          </table:table-cell>
          <table:table-cell office:value-type="float" office:value="126">
            <text:p>12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68804</text:p>
          </table:table-cell>
          <table:table-cell office:value-type="float" office:value="1388869926769">
            <text:p>1388869926769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75453</text:p>
          </table:table-cell>
          <table:table-cell office:value-type="float" office:value="1388869926775">
            <text:p>1388869926775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82250</text:p>
          </table:table-cell>
          <table:table-cell office:value-type="float" office:value="1388869926782">
            <text:p>1388869926782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88963</text:p>
          </table:table-cell>
          <table:table-cell office:value-type="float" office:value="1388869926789">
            <text:p>1388869926789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795640</text:p>
          </table:table-cell>
          <table:table-cell office:value-type="float" office:value="1388869926795">
            <text:p>1388869926795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02375</text:p>
          </table:table-cell>
          <table:table-cell office:value-type="float" office:value="1388869926802">
            <text:p>1388869926802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09104</text:p>
          </table:table-cell>
          <table:table-cell office:value-type="float" office:value="1388869926809">
            <text:p>1388869926809</text:p>
          </table:table-cell>
          <table:table-cell office:value-type="float" office:value="22">
            <text:p>22</text:p>
          </table:table-cell>
          <table:table-cell office:value-type="float" office:value="132">
            <text:p>13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15856</text:p>
          </table:table-cell>
          <table:table-cell office:value-type="float" office:value="1388869926816">
            <text:p>1388869926816</text:p>
          </table:table-cell>
          <table:table-cell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22538</text:p>
          </table:table-cell>
          <table:table-cell office:value-type="float" office:value="1388869926822">
            <text:p>1388869926822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29238</text:p>
          </table:table-cell>
          <table:table-cell office:value-type="float" office:value="1388869926829">
            <text:p>138886992682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35931</text:p>
          </table:table-cell>
          <table:table-cell office:value-type="float" office:value="1388869926836">
            <text:p>1388869926836</text:p>
          </table:table-cell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42621</text:p>
          </table:table-cell>
          <table:table-cell office:value-type="float" office:value="1388869926842">
            <text:p>1388869926842</text:p>
          </table:table-cell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49328</text:p>
          </table:table-cell>
          <table:table-cell office:value-type="float" office:value="1388869926849">
            <text:p>1388869926849</text:p>
          </table:table-cell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56009</text:p>
          </table:table-cell>
          <table:table-cell office:value-type="float" office:value="1388869926856">
            <text:p>1388869926856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62681</text:p>
          </table:table-cell>
          <table:table-cell office:value-type="float" office:value="1388869926862">
            <text:p>1388869926862</text:p>
          </table:table-cell>
          <table:table-cell office:value-type="float" office:value="26">
            <text:p>26</text:p>
          </table:table-cell>
          <table:table-cell office:value-type="float" office:value="138">
            <text:p>13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69355</text:p>
          </table:table-cell>
          <table:table-cell office:value-type="float" office:value="1388869926869">
            <text:p>1388869926869</text:p>
          </table:table-cell>
          <table:table-cell office:value-type="float" office:value="30">
            <text:p>30</text:p>
          </table:table-cell>
          <table:table-cell office:value-type="float" office:value="136">
            <text:p>136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76042</text:p>
          </table:table-cell>
          <table:table-cell office:value-type="float" office:value="1388869926876">
            <text:p>1388869926876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82725</text:p>
          </table:table-cell>
          <table:table-cell office:value-type="float" office:value="1388869926882">
            <text:p>1388869926882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89401</text:p>
          </table:table-cell>
          <table:table-cell office:value-type="float" office:value="1388869926889">
            <text:p>1388869926889</text:p>
          </table:table-cell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896074</text:p>
          </table:table-cell>
          <table:table-cell office:value-type="float" office:value="1388869926896">
            <text:p>1388869926896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02755</text:p>
          </table:table-cell>
          <table:table-cell office:value-type="float" office:value="1388869926902">
            <text:p>138886992690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09880</text:p>
          </table:table-cell>
          <table:table-cell office:value-type="float" office:value="1388869926910">
            <text:p>1388869926910</text:p>
          </table:table-cell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16616</text:p>
          </table:table-cell>
          <table:table-cell office:value-type="float" office:value="1388869926916">
            <text:p>1388869926916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23378</text:p>
          </table:table-cell>
          <table:table-cell office:value-type="float" office:value="1388869926923">
            <text:p>1388869926923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30064</text:p>
          </table:table-cell>
          <table:table-cell office:value-type="float" office:value="1388869926930">
            <text:p>1388869926930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36758</text:p>
          </table:table-cell>
          <table:table-cell office:value-type="float" office:value="1388869926936">
            <text:p>1388869926936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43439</text:p>
          </table:table-cell>
          <table:table-cell office:value-type="float" office:value="1388869926943">
            <text:p>1388869926943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50116</text:p>
          </table:table-cell>
          <table:table-cell office:value-type="float" office:value="1388869926950">
            <text:p>1388869926950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56933</text:p>
          </table:table-cell>
          <table:table-cell office:value-type="float" office:value="1388869926957">
            <text:p>1388869926957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63602</text:p>
          </table:table-cell>
          <table:table-cell office:value-type="float" office:value="1388869926963">
            <text:p>138886992696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70257</text:p>
          </table:table-cell>
          <table:table-cell office:value-type="float" office:value="1388869926970">
            <text:p>1388869926970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76977</text:p>
          </table:table-cell>
          <table:table-cell office:value-type="float" office:value="1388869926977">
            <text:p>1388869926977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83656</text:p>
          </table:table-cell>
          <table:table-cell office:value-type="float" office:value="1388869926983">
            <text:p>1388869926983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90331</text:p>
          </table:table-cell>
          <table:table-cell office:value-type="float" office:value="1388869926990">
            <text:p>1388869926990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6_997034</text:p>
          </table:table-cell>
          <table:table-cell office:value-type="float" office:value="1388869926997">
            <text:p>1388869926997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03695</text:p>
          </table:table-cell>
          <table:table-cell office:value-type="float" office:value="1388869927003">
            <text:p>1388869927003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10372</text:p>
          </table:table-cell>
          <table:table-cell office:value-type="float" office:value="1388869927010">
            <text:p>1388869927010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17089</text:p>
          </table:table-cell>
          <table:table-cell office:value-type="float" office:value="1388869927017">
            <text:p>1388869927017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23797</text:p>
          </table:table-cell>
          <table:table-cell office:value-type="float" office:value="1388869927024">
            <text:p>1388869927024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30471</text:p>
          </table:table-cell>
          <table:table-cell office:value-type="float" office:value="1388869927030">
            <text:p>1388869927030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37157</text:p>
          </table:table-cell>
          <table:table-cell office:value-type="float" office:value="1388869927037">
            <text:p>1388869927037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43844</text:p>
          </table:table-cell>
          <table:table-cell office:value-type="float" office:value="1388869927044">
            <text:p>1388869927044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50535</text:p>
          </table:table-cell>
          <table:table-cell office:value-type="float" office:value="1388869927050">
            <text:p>1388869927050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57226</text:p>
          </table:table-cell>
          <table:table-cell office:value-type="float" office:value="1388869927057">
            <text:p>1388869927057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63894</text:p>
          </table:table-cell>
          <table:table-cell office:value-type="float" office:value="1388869927064">
            <text:p>1388869927064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70602</text:p>
          </table:table-cell>
          <table:table-cell office:value-type="float" office:value="1388869927070">
            <text:p>1388869927070</text:p>
          </table:table-cell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77292</text:p>
          </table:table-cell>
          <table:table-cell office:value-type="float" office:value="1388869927077">
            <text:p>1388869927077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83988</text:p>
          </table:table-cell>
          <table:table-cell office:value-type="float" office:value="1388869927084">
            <text:p>1388869927084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90660</text:p>
          </table:table-cell>
          <table:table-cell office:value-type="float" office:value="1388869927090">
            <text:p>1388869927090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097349</text:p>
          </table:table-cell>
          <table:table-cell office:value-type="float" office:value="1388869927097">
            <text:p>1388869927097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04038</text:p>
          </table:table-cell>
          <table:table-cell office:value-type="float" office:value="1388869927104">
            <text:p>1388869927104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10709</text:p>
          </table:table-cell>
          <table:table-cell office:value-type="float" office:value="1388869927110">
            <text:p>1388869927110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17450</text:p>
          </table:table-cell>
          <table:table-cell office:value-type="float" office:value="1388869927117">
            <text:p>138886992711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24157</text:p>
          </table:table-cell>
          <table:table-cell office:value-type="float" office:value="1388869927124">
            <text:p>1388869927124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30895</text:p>
          </table:table-cell>
          <table:table-cell office:value-type="float" office:value="1388869927131">
            <text:p>1388869927131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37587</text:p>
          </table:table-cell>
          <table:table-cell office:value-type="float" office:value="1388869927137">
            <text:p>1388869927137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44261</text:p>
          </table:table-cell>
          <table:table-cell office:value-type="float" office:value="1388869927144">
            <text:p>1388869927144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50934</text:p>
          </table:table-cell>
          <table:table-cell office:value-type="float" office:value="1388869927151">
            <text:p>1388869927151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57634</text:p>
          </table:table-cell>
          <table:table-cell office:value-type="float" office:value="1388869927157">
            <text:p>1388869927157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64295</text:p>
          </table:table-cell>
          <table:table-cell office:value-type="float" office:value="1388869927164">
            <text:p>1388869927164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71005</text:p>
          </table:table-cell>
          <table:table-cell office:value-type="float" office:value="1388869927171">
            <text:p>1388869927171</text:p>
          </table:table-cell>
          <table:table-cell office:value-type="float" office:value="-30">
            <text:p>-30</text:p>
          </table:table-cell>
          <table:table-cell office:value-type="float" office:value="222">
            <text:p>22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77687</text:p>
          </table:table-cell>
          <table:table-cell office:value-type="float" office:value="1388869927177">
            <text:p>1388869927177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-306">
            <text:p>-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84371</text:p>
          </table:table-cell>
          <table:table-cell office:value-type="float" office:value="1388869927184">
            <text:p>1388869927184</text:p>
          </table:table-cell>
          <table:table-cell office:value-type="float" office:value="28">
            <text:p>28</text:p>
          </table:table-cell>
          <table:table-cell office:value-type="float" office:value="238">
            <text:p>23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91047</text:p>
          </table:table-cell>
          <table:table-cell office:value-type="float" office:value="1388869927191">
            <text:p>138886992719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-144">
            <text:p>-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197743</text:p>
          </table:table-cell>
          <table:table-cell office:value-type="float" office:value="1388869927197">
            <text:p>1388869927197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04403</text:p>
          </table:table-cell>
          <table:table-cell office:value-type="float" office:value="1388869927204">
            <text:p>1388869927204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11168</text:p>
          </table:table-cell>
          <table:table-cell office:value-type="float" office:value="1388869927211">
            <text:p>1388869927211</text:p>
          </table:table-cell>
          <table:table-cell office:value-type="float" office:value="-12">
            <text:p>-12</text:p>
          </table:table-cell>
          <table:table-cell office:value-type="float" office:value="136">
            <text:p>136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17905</text:p>
          </table:table-cell>
          <table:table-cell office:value-type="float" office:value="1388869927218">
            <text:p>138886992721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24599</text:p>
          </table:table-cell>
          <table:table-cell office:value-type="float" office:value="1388869927224">
            <text:p>1388869927224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31281</text:p>
          </table:table-cell>
          <table:table-cell office:value-type="float" office:value="1388869927231">
            <text:p>1388869927231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37986</text:p>
          </table:table-cell>
          <table:table-cell office:value-type="float" office:value="1388869927238">
            <text:p>1388869927238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44655</text:p>
          </table:table-cell>
          <table:table-cell office:value-type="float" office:value="1388869927244">
            <text:p>1388869927244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51423</text:p>
          </table:table-cell>
          <table:table-cell office:value-type="float" office:value="1388869927251">
            <text:p>1388869927251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58114</text:p>
          </table:table-cell>
          <table:table-cell office:value-type="float" office:value="1388869927258">
            <text:p>1388869927258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64793</text:p>
          </table:table-cell>
          <table:table-cell office:value-type="float" office:value="1388869927265">
            <text:p>1388869927265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71453</text:p>
          </table:table-cell>
          <table:table-cell office:value-type="float" office:value="1388869927271">
            <text:p>1388869927271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78107</text:p>
          </table:table-cell>
          <table:table-cell office:value-type="float" office:value="1388869927278">
            <text:p>1388869927278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84811</text:p>
          </table:table-cell>
          <table:table-cell office:value-type="float" office:value="1388869927285">
            <text:p>1388869927285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91503</text:p>
          </table:table-cell>
          <table:table-cell office:value-type="float" office:value="1388869927291">
            <text:p>1388869927291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298175</text:p>
          </table:table-cell>
          <table:table-cell office:value-type="float" office:value="1388869927298">
            <text:p>1388869927298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04854</text:p>
          </table:table-cell>
          <table:table-cell office:value-type="float" office:value="1388869927305">
            <text:p>1388869927305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11536</text:p>
          </table:table-cell>
          <table:table-cell office:value-type="float" office:value="1388869927311">
            <text:p>1388869927311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18286</text:p>
          </table:table-cell>
          <table:table-cell office:value-type="float" office:value="1388869927318">
            <text:p>1388869927318</text:p>
          </table:table-cell>
          <table:table-cell office:value-type="float" office:value="32">
            <text:p>32</text:p>
          </table:table-cell>
          <table:table-cell office:value-type="float" office:value="142">
            <text:p>142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25276</text:p>
          </table:table-cell>
          <table:table-cell office:value-type="float" office:value="1388869927325">
            <text:p>1388869927325</text:p>
          </table:table-cell>
          <table:table-cell office:value-type="float" office:value="-2">
            <text:p>-2</text:p>
          </table:table-cell>
          <table:table-cell office:value-type="float" office:value="152">
            <text:p>152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32045</text:p>
          </table:table-cell>
          <table:table-cell office:value-type="float" office:value="1388869927332">
            <text:p>1388869927332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38725</text:p>
          </table:table-cell>
          <table:table-cell office:value-type="float" office:value="1388869927338">
            <text:p>1388869927338</text:p>
          </table:table-cell>
          <table:table-cell office:value-type="float" office:value="46">
            <text:p>46</text:p>
          </table:table-cell>
          <table:table-cell office:value-type="float" office:value="134">
            <text:p>134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45375</text:p>
          </table:table-cell>
          <table:table-cell office:value-type="float" office:value="1388869927345">
            <text:p>138886992734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52303</text:p>
          </table:table-cell>
          <table:table-cell office:value-type="float" office:value="1388869927352">
            <text:p>1388869927352</text:p>
          </table:table-cell>
          <table:table-cell office:value-type="float" office:value="38">
            <text:p>38</text:p>
          </table:table-cell>
          <table:table-cell office:value-type="float" office:value="200">
            <text:p>20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59002</text:p>
          </table:table-cell>
          <table:table-cell office:value-type="float" office:value="1388869927359">
            <text:p>1388869927359</text:p>
          </table:table-cell>
          <table:table-cell office:value-type="float" office:value="20">
            <text:p>20</text:p>
          </table:table-cell>
          <table:table-cell office:value-type="float" office:value="216">
            <text:p>216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65736</text:p>
          </table:table-cell>
          <table:table-cell office:value-type="float" office:value="1388869927365">
            <text:p>1388869927365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72401</text:p>
          </table:table-cell>
          <table:table-cell office:value-type="float" office:value="1388869927372">
            <text:p>1388869927372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79151</text:p>
          </table:table-cell>
          <table:table-cell office:value-type="float" office:value="1388869927379">
            <text:p>1388869927379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85855</text:p>
          </table:table-cell>
          <table:table-cell office:value-type="float" office:value="1388869927386">
            <text:p>138886992738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92535</text:p>
          </table:table-cell>
          <table:table-cell office:value-type="float" office:value="1388869927392">
            <text:p>1388869927392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399213</text:p>
          </table:table-cell>
          <table:table-cell office:value-type="float" office:value="1388869927399">
            <text:p>1388869927399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05949</text:p>
          </table:table-cell>
          <table:table-cell office:value-type="float" office:value="1388869927406">
            <text:p>1388869927406</text:p>
          </table:table-cell>
          <table:table-cell office:value-type="float" office:value="28">
            <text:p>28</text:p>
          </table:table-cell>
          <table:table-cell office:value-type="float" office:value="188">
            <text:p>188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12621</text:p>
          </table:table-cell>
          <table:table-cell office:value-type="float" office:value="1388869927412">
            <text:p>138886992741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19390</text:p>
          </table:table-cell>
          <table:table-cell office:value-type="float" office:value="1388869927419">
            <text:p>1388869927419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26502</text:p>
          </table:table-cell>
          <table:table-cell office:value-type="float" office:value="1388869927426">
            <text:p>1388869927426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33209</text:p>
          </table:table-cell>
          <table:table-cell office:value-type="float" office:value="1388869927433">
            <text:p>138886992743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39889</text:p>
          </table:table-cell>
          <table:table-cell office:value-type="float" office:value="1388869927440">
            <text:p>1388869927440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46584</text:p>
          </table:table-cell>
          <table:table-cell office:value-type="float" office:value="1388869927446">
            <text:p>138886992744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53266</text:p>
          </table:table-cell>
          <table:table-cell office:value-type="float" office:value="1388869927453">
            <text:p>1388869927453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59961</text:p>
          </table:table-cell>
          <table:table-cell office:value-type="float" office:value="1388869927460">
            <text:p>1388869927460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66648</text:p>
          </table:table-cell>
          <table:table-cell office:value-type="float" office:value="1388869927466">
            <text:p>1388869927466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73311</text:p>
          </table:table-cell>
          <table:table-cell office:value-type="float" office:value="1388869927473">
            <text:p>1388869927473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79997</text:p>
          </table:table-cell>
          <table:table-cell office:value-type="float" office:value="1388869927480">
            <text:p>1388869927480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86696</text:p>
          </table:table-cell>
          <table:table-cell office:value-type="float" office:value="1388869927486">
            <text:p>1388869927486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493360</text:p>
          </table:table-cell>
          <table:table-cell office:value-type="float" office:value="1388869927493">
            <text:p>1388869927493</text:p>
          </table:table-cell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00038</text:p>
          </table:table-cell>
          <table:table-cell office:value-type="float" office:value="1388869927500">
            <text:p>1388869927500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06721</text:p>
          </table:table-cell>
          <table:table-cell office:value-type="float" office:value="1388869927506">
            <text:p>1388869927506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13399</text:p>
          </table:table-cell>
          <table:table-cell office:value-type="float" office:value="1388869927513">
            <text:p>1388869927513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20080</text:p>
          </table:table-cell>
          <table:table-cell office:value-type="float" office:value="1388869927520">
            <text:p>1388869927520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26844</text:p>
          </table:table-cell>
          <table:table-cell office:value-type="float" office:value="1388869927527">
            <text:p>1388869927527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33540</text:p>
          </table:table-cell>
          <table:table-cell office:value-type="float" office:value="1388869927533">
            <text:p>1388869927533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40269</text:p>
          </table:table-cell>
          <table:table-cell office:value-type="float" office:value="1388869927540">
            <text:p>1388869927540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46986</text:p>
          </table:table-cell>
          <table:table-cell office:value-type="float" office:value="1388869927547">
            <text:p>138886992754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53663</text:p>
          </table:table-cell>
          <table:table-cell office:value-type="float" office:value="1388869927553">
            <text:p>1388869927553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60348</text:p>
          </table:table-cell>
          <table:table-cell office:value-type="float" office:value="1388869927560">
            <text:p>138886992756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67023</text:p>
          </table:table-cell>
          <table:table-cell office:value-type="float" office:value="1388869927567">
            <text:p>1388869927567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73681</text:p>
          </table:table-cell>
          <table:table-cell office:value-type="float" office:value="1388869927573">
            <text:p>1388869927573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80384</text:p>
          </table:table-cell>
          <table:table-cell office:value-type="float" office:value="1388869927580">
            <text:p>1388869927580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87188</text:p>
          </table:table-cell>
          <table:table-cell office:value-type="float" office:value="1388869927587">
            <text:p>1388869927587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593874</text:p>
          </table:table-cell>
          <table:table-cell office:value-type="float" office:value="1388869927594">
            <text:p>1388869927594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00551</text:p>
          </table:table-cell>
          <table:table-cell office:value-type="float" office:value="1388869927600">
            <text:p>1388869927600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07241</text:p>
          </table:table-cell>
          <table:table-cell office:value-type="float" office:value="1388869927607">
            <text:p>1388869927607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13987</text:p>
          </table:table-cell>
          <table:table-cell office:value-type="float" office:value="1388869927614">
            <text:p>1388869927614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20691</text:p>
          </table:table-cell>
          <table:table-cell office:value-type="float" office:value="1388869927621">
            <text:p>1388869927621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27509</text:p>
          </table:table-cell>
          <table:table-cell office:value-type="float" office:value="1388869927627">
            <text:p>1388869927627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34264</text:p>
          </table:table-cell>
          <table:table-cell office:value-type="float" office:value="1388869927634">
            <text:p>1388869927634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40952</text:p>
          </table:table-cell>
          <table:table-cell office:value-type="float" office:value="1388869927641">
            <text:p>1388869927641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47644</text:p>
          </table:table-cell>
          <table:table-cell office:value-type="float" office:value="1388869927647">
            <text:p>1388869927647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54317</text:p>
          </table:table-cell>
          <table:table-cell office:value-type="float" office:value="1388869927654">
            <text:p>1388869927654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61056</text:p>
          </table:table-cell>
          <table:table-cell office:value-type="float" office:value="1388869927661">
            <text:p>1388869927661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67742</text:p>
          </table:table-cell>
          <table:table-cell office:value-type="float" office:value="1388869927667">
            <text:p>1388869927667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74396</text:p>
          </table:table-cell>
          <table:table-cell office:value-type="float" office:value="1388869927674">
            <text:p>1388869927674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81072</text:p>
          </table:table-cell>
          <table:table-cell office:value-type="float" office:value="1388869927681">
            <text:p>138886992768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87763</text:p>
          </table:table-cell>
          <table:table-cell office:value-type="float" office:value="1388869927688">
            <text:p>1388869927688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694458</text:p>
          </table:table-cell>
          <table:table-cell office:value-type="float" office:value="1388869927694">
            <text:p>1388869927694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01146</text:p>
          </table:table-cell>
          <table:table-cell office:value-type="float" office:value="1388869927701">
            <text:p>1388869927701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07870</text:p>
          </table:table-cell>
          <table:table-cell office:value-type="float" office:value="1388869927708">
            <text:p>1388869927708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14525</text:p>
          </table:table-cell>
          <table:table-cell office:value-type="float" office:value="1388869927714">
            <text:p>1388869927714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21190</text:p>
          </table:table-cell>
          <table:table-cell office:value-type="float" office:value="1388869927721">
            <text:p>1388869927721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27920</text:p>
          </table:table-cell>
          <table:table-cell office:value-type="float" office:value="1388869927728">
            <text:p>138886992772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34902</text:p>
          </table:table-cell>
          <table:table-cell office:value-type="float" office:value="1388869927735">
            <text:p>1388869927735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41618</text:p>
          </table:table-cell>
          <table:table-cell office:value-type="float" office:value="1388869927741">
            <text:p>1388869927741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48346</text:p>
          </table:table-cell>
          <table:table-cell office:value-type="float" office:value="1388869927748">
            <text:p>1388869927748</text:p>
          </table:table-cell>
          <table:table-cell office:value-type="float" office:value="18">
            <text:p>18</text:p>
          </table:table-cell>
          <table:table-cell office:value-type="float" office:value="168">
            <text:p>16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55045</text:p>
          </table:table-cell>
          <table:table-cell office:value-type="float" office:value="1388869927755">
            <text:p>1388869927755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61717</text:p>
          </table:table-cell>
          <table:table-cell office:value-type="float" office:value="1388869927761">
            <text:p>1388869927761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68391</text:p>
          </table:table-cell>
          <table:table-cell office:value-type="float" office:value="1388869927768">
            <text:p>1388869927768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75043</text:p>
          </table:table-cell>
          <table:table-cell office:value-type="float" office:value="1388869927775">
            <text:p>1388869927775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81701</text:p>
          </table:table-cell>
          <table:table-cell office:value-type="float" office:value="1388869927781">
            <text:p>1388869927781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88386</text:p>
          </table:table-cell>
          <table:table-cell office:value-type="float" office:value="1388869927788">
            <text:p>1388869927788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795101</text:p>
          </table:table-cell>
          <table:table-cell office:value-type="float" office:value="1388869927795">
            <text:p>1388869927795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01779</text:p>
          </table:table-cell>
          <table:table-cell office:value-type="float" office:value="1388869927802">
            <text:p>1388869927802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08471</text:p>
          </table:table-cell>
          <table:table-cell office:value-type="float" office:value="1388869927808">
            <text:p>1388869927808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15134</text:p>
          </table:table-cell>
          <table:table-cell office:value-type="float" office:value="1388869927815">
            <text:p>1388869927815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21823</text:p>
          </table:table-cell>
          <table:table-cell office:value-type="float" office:value="1388869927822">
            <text:p>1388869927822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28516</text:p>
          </table:table-cell>
          <table:table-cell office:value-type="float" office:value="1388869927828">
            <text:p>1388869927828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35305</text:p>
          </table:table-cell>
          <table:table-cell office:value-type="float" office:value="1388869927835">
            <text:p>1388869927835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42116</text:p>
          </table:table-cell>
          <table:table-cell office:value-type="float" office:value="1388869927842">
            <text:p>1388869927842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48829</text:p>
          </table:table-cell>
          <table:table-cell office:value-type="float" office:value="1388869927849">
            <text:p>1388869927849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55487</text:p>
          </table:table-cell>
          <table:table-cell office:value-type="float" office:value="1388869927855">
            <text:p>1388869927855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62223</text:p>
          </table:table-cell>
          <table:table-cell office:value-type="float" office:value="1388869927862">
            <text:p>1388869927862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68974</text:p>
          </table:table-cell>
          <table:table-cell office:value-type="float" office:value="1388869927869">
            <text:p>1388869927869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75622</text:p>
          </table:table-cell>
          <table:table-cell office:value-type="float" office:value="1388869927876">
            <text:p>138886992787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82465</text:p>
          </table:table-cell>
          <table:table-cell office:value-type="float" office:value="1388869927882">
            <text:p>1388869927882</text:p>
          </table:table-cell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89139</text:p>
          </table:table-cell>
          <table:table-cell office:value-type="float" office:value="1388869927889">
            <text:p>1388869927889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895927</text:p>
          </table:table-cell>
          <table:table-cell office:value-type="float" office:value="1388869927896">
            <text:p>1388869927896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02615</text:p>
          </table:table-cell>
          <table:table-cell office:value-type="float" office:value="1388869927902">
            <text:p>1388869927902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09317</text:p>
          </table:table-cell>
          <table:table-cell office:value-type="float" office:value="1388869927909">
            <text:p>138886992790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16000</text:p>
          </table:table-cell>
          <table:table-cell office:value-type="float" office:value="1388869927916">
            <text:p>1388869927916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22661</text:p>
          </table:table-cell>
          <table:table-cell office:value-type="float" office:value="1388869927922">
            <text:p>1388869927922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29349</text:p>
          </table:table-cell>
          <table:table-cell office:value-type="float" office:value="1388869927929">
            <text:p>1388869927929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36083</text:p>
          </table:table-cell>
          <table:table-cell office:value-type="float" office:value="1388869927936">
            <text:p>1388869927936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42813</text:p>
          </table:table-cell>
          <table:table-cell office:value-type="float" office:value="1388869927943">
            <text:p>1388869927943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49550</text:p>
          </table:table-cell>
          <table:table-cell office:value-type="float" office:value="1388869927949">
            <text:p>1388869927949</text:p>
          </table:table-cell>
          <table:table-cell office:value-type="float" office:value="18">
            <text:p>18</text:p>
          </table:table-cell>
          <table:table-cell office:value-type="float" office:value="168">
            <text:p>16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56245</text:p>
          </table:table-cell>
          <table:table-cell office:value-type="float" office:value="1388869927956">
            <text:p>1388869927956</text:p>
          </table:table-cell>
          <table:table-cell office:value-type="float" office:value="44">
            <text:p>44</text:p>
          </table:table-cell>
          <table:table-cell office:value-type="float" office:value="156">
            <text:p>15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62884</text:p>
          </table:table-cell>
          <table:table-cell office:value-type="float" office:value="1388869927963">
            <text:p>138886992796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69562</text:p>
          </table:table-cell>
          <table:table-cell office:value-type="float" office:value="1388869927969">
            <text:p>1388869927969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76237</text:p>
          </table:table-cell>
          <table:table-cell office:value-type="float" office:value="1388869927976">
            <text:p>1388869927976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82930</text:p>
          </table:table-cell>
          <table:table-cell office:value-type="float" office:value="1388869927983">
            <text:p>1388869927983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89625</text:p>
          </table:table-cell>
          <table:table-cell office:value-type="float" office:value="1388869927989">
            <text:p>1388869927989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7_996311</text:p>
          </table:table-cell>
          <table:table-cell office:value-type="float" office:value="1388869927996">
            <text:p>1388869927996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02974</text:p>
          </table:table-cell>
          <table:table-cell office:value-type="float" office:value="1388869928003">
            <text:p>1388869928003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09660</text:p>
          </table:table-cell>
          <table:table-cell office:value-type="float" office:value="1388869928009">
            <text:p>1388869928009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16336</text:p>
          </table:table-cell>
          <table:table-cell office:value-type="float" office:value="1388869928016">
            <text:p>1388869928016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23167</text:p>
          </table:table-cell>
          <table:table-cell office:value-type="float" office:value="1388869928023">
            <text:p>1388869928023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29903</text:p>
          </table:table-cell>
          <table:table-cell office:value-type="float" office:value="1388869928030">
            <text:p>138886992803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37165</text:p>
          </table:table-cell>
          <table:table-cell office:value-type="float" office:value="1388869928037">
            <text:p>1388869928037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43890</text:p>
          </table:table-cell>
          <table:table-cell office:value-type="float" office:value="1388869928044">
            <text:p>1388869928044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50581</text:p>
          </table:table-cell>
          <table:table-cell office:value-type="float" office:value="1388869928050">
            <text:p>1388869928050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57268</text:p>
          </table:table-cell>
          <table:table-cell office:value-type="float" office:value="1388869928057">
            <text:p>1388869928057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63940</text:p>
          </table:table-cell>
          <table:table-cell office:value-type="float" office:value="1388869928064">
            <text:p>1388869928064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70602</text:p>
          </table:table-cell>
          <table:table-cell office:value-type="float" office:value="1388869928070">
            <text:p>1388869928070</text:p>
          </table:table-cell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77278</text:p>
          </table:table-cell>
          <table:table-cell office:value-type="float" office:value="1388869928077">
            <text:p>1388869928077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83958</text:p>
          </table:table-cell>
          <table:table-cell office:value-type="float" office:value="1388869928084">
            <text:p>1388869928084</text:p>
          </table:table-cell>
          <table:table-cell office:value-type="float" office:value="30">
            <text:p>30</text:p>
          </table:table-cell>
          <table:table-cell office:value-type="float" office:value="176">
            <text:p>17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90621</text:p>
          </table:table-cell>
          <table:table-cell office:value-type="float" office:value="1388869928090">
            <text:p>1388869928090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097308</text:p>
          </table:table-cell>
          <table:table-cell office:value-type="float" office:value="1388869928097">
            <text:p>1388869928097</text:p>
          </table:table-cell>
          <table:table-cell office:value-type="float" office:value="42">
            <text:p>42</text:p>
          </table:table-cell>
          <table:table-cell office:value-type="float" office:value="146">
            <text:p>14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03985</text:p>
          </table:table-cell>
          <table:table-cell office:value-type="float" office:value="1388869928104">
            <text:p>138886992810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10695</text:p>
          </table:table-cell>
          <table:table-cell office:value-type="float" office:value="1388869928110">
            <text:p>1388869928110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19257</text:p>
          </table:table-cell>
          <table:table-cell office:value-type="float" office:value="1388869928119">
            <text:p>1388869928119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26131</text:p>
          </table:table-cell>
          <table:table-cell office:value-type="float" office:value="1388869928126">
            <text:p>1388869928126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32856</text:p>
          </table:table-cell>
          <table:table-cell office:value-type="float" office:value="1388869928133">
            <text:p>1388869928133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39611</text:p>
          </table:table-cell>
          <table:table-cell office:value-type="float" office:value="1388869928139">
            <text:p>1388869928139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46327</text:p>
          </table:table-cell>
          <table:table-cell office:value-type="float" office:value="1388869928146">
            <text:p>1388869928146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53006</text:p>
          </table:table-cell>
          <table:table-cell office:value-type="float" office:value="1388869928153">
            <text:p>1388869928153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59690</text:p>
          </table:table-cell>
          <table:table-cell office:value-type="float" office:value="1388869928159">
            <text:p>1388869928159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66379</text:p>
          </table:table-cell>
          <table:table-cell office:value-type="float" office:value="1388869928166">
            <text:p>1388869928166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73067</text:p>
          </table:table-cell>
          <table:table-cell office:value-type="float" office:value="1388869928173">
            <text:p>1388869928173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79735</text:p>
          </table:table-cell>
          <table:table-cell office:value-type="float" office:value="1388869928179">
            <text:p>1388869928179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86428</text:p>
          </table:table-cell>
          <table:table-cell office:value-type="float" office:value="1388869928186">
            <text:p>1388869928186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93100</text:p>
          </table:table-cell>
          <table:table-cell office:value-type="float" office:value="1388869928193">
            <text:p>1388869928193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199776</text:p>
          </table:table-cell>
          <table:table-cell office:value-type="float" office:value="1388869928200">
            <text:p>1388869928200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06468</text:p>
          </table:table-cell>
          <table:table-cell office:value-type="float" office:value="1388869928206">
            <text:p>1388869928206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13158</text:p>
          </table:table-cell>
          <table:table-cell office:value-type="float" office:value="1388869928213">
            <text:p>138886992821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19838</text:p>
          </table:table-cell>
          <table:table-cell office:value-type="float" office:value="1388869928220">
            <text:p>1388869928220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26516</text:p>
          </table:table-cell>
          <table:table-cell office:value-type="float" office:value="1388869928226">
            <text:p>1388869928226</text:p>
          </table:table-cell>
          <table:table-cell office:value-type="float" office:value="26">
            <text:p>26</text:p>
          </table:table-cell>
          <table:table-cell office:value-type="float" office:value="142">
            <text:p>14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33181</text:p>
          </table:table-cell>
          <table:table-cell office:value-type="float" office:value="1388869928233">
            <text:p>1388869928233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39902</text:p>
          </table:table-cell>
          <table:table-cell office:value-type="float" office:value="1388869928240">
            <text:p>1388869928240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46897</text:p>
          </table:table-cell>
          <table:table-cell office:value-type="float" office:value="1388869928247">
            <text:p>1388869928247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53591</text:p>
          </table:table-cell>
          <table:table-cell office:value-type="float" office:value="1388869928253">
            <text:p>1388869928253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60329</text:p>
          </table:table-cell>
          <table:table-cell office:value-type="float" office:value="1388869928260">
            <text:p>1388869928260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66992</text:p>
          </table:table-cell>
          <table:table-cell office:value-type="float" office:value="1388869928267">
            <text:p>1388869928267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73648</text:p>
          </table:table-cell>
          <table:table-cell office:value-type="float" office:value="1388869928273">
            <text:p>1388869928273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80305</text:p>
          </table:table-cell>
          <table:table-cell office:value-type="float" office:value="1388869928280">
            <text:p>1388869928280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86954</text:p>
          </table:table-cell>
          <table:table-cell office:value-type="float" office:value="1388869928287">
            <text:p>1388869928287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293612</text:p>
          </table:table-cell>
          <table:table-cell office:value-type="float" office:value="1388869928293">
            <text:p>1388869928293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00328</text:p>
          </table:table-cell>
          <table:table-cell office:value-type="float" office:value="1388869928300">
            <text:p>1388869928300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07013</text:p>
          </table:table-cell>
          <table:table-cell office:value-type="float" office:value="1388869928307">
            <text:p>138886992830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13681</text:p>
          </table:table-cell>
          <table:table-cell office:value-type="float" office:value="1388869928313">
            <text:p>1388869928313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20348</text:p>
          </table:table-cell>
          <table:table-cell office:value-type="float" office:value="1388869928320">
            <text:p>1388869928320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27038</text:p>
          </table:table-cell>
          <table:table-cell office:value-type="float" office:value="1388869928327">
            <text:p>138886992832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33721</text:p>
          </table:table-cell>
          <table:table-cell office:value-type="float" office:value="1388869928333">
            <text:p>1388869928333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40398</text:p>
          </table:table-cell>
          <table:table-cell office:value-type="float" office:value="1388869928340">
            <text:p>1388869928340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47138</text:p>
          </table:table-cell>
          <table:table-cell office:value-type="float" office:value="1388869928347">
            <text:p>1388869928347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53836</text:p>
          </table:table-cell>
          <table:table-cell office:value-type="float" office:value="1388869928354">
            <text:p>1388869928354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60520</text:p>
          </table:table-cell>
          <table:table-cell office:value-type="float" office:value="1388869928360">
            <text:p>138886992836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67198</text:p>
          </table:table-cell>
          <table:table-cell office:value-type="float" office:value="1388869928367">
            <text:p>1388869928367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73869</text:p>
          </table:table-cell>
          <table:table-cell office:value-type="float" office:value="1388869928374">
            <text:p>1388869928374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80538</text:p>
          </table:table-cell>
          <table:table-cell office:value-type="float" office:value="1388869928380">
            <text:p>1388869928380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87318</text:p>
          </table:table-cell>
          <table:table-cell office:value-type="float" office:value="1388869928387">
            <text:p>1388869928387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393987</text:p>
          </table:table-cell>
          <table:table-cell office:value-type="float" office:value="1388869928394">
            <text:p>1388869928394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00653</text:p>
          </table:table-cell>
          <table:table-cell office:value-type="float" office:value="1388869928400">
            <text:p>1388869928400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07340</text:p>
          </table:table-cell>
          <table:table-cell office:value-type="float" office:value="1388869928407">
            <text:p>1388869928407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14141</text:p>
          </table:table-cell>
          <table:table-cell office:value-type="float" office:value="1388869928414">
            <text:p>1388869928414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20881</text:p>
          </table:table-cell>
          <table:table-cell office:value-type="float" office:value="1388869928421">
            <text:p>1388869928421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27657</text:p>
          </table:table-cell>
          <table:table-cell office:value-type="float" office:value="1388869928427">
            <text:p>1388869928427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34340</text:p>
          </table:table-cell>
          <table:table-cell office:value-type="float" office:value="1388869928434">
            <text:p>1388869928434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41015</text:p>
          </table:table-cell>
          <table:table-cell office:value-type="float" office:value="1388869928441">
            <text:p>1388869928441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47938</text:p>
          </table:table-cell>
          <table:table-cell office:value-type="float" office:value="1388869928448">
            <text:p>1388869928448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54637</text:p>
          </table:table-cell>
          <table:table-cell office:value-type="float" office:value="1388869928454">
            <text:p>1388869928454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61429</text:p>
          </table:table-cell>
          <table:table-cell office:value-type="float" office:value="1388869928461">
            <text:p>1388869928461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68112</text:p>
          </table:table-cell>
          <table:table-cell office:value-type="float" office:value="1388869928468">
            <text:p>1388869928468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74759</text:p>
          </table:table-cell>
          <table:table-cell office:value-type="float" office:value="1388869928474">
            <text:p>138886992847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81425</text:p>
          </table:table-cell>
          <table:table-cell office:value-type="float" office:value="1388869928481">
            <text:p>1388869928481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88117</text:p>
          </table:table-cell>
          <table:table-cell office:value-type="float" office:value="1388869928488">
            <text:p>1388869928488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494770</text:p>
          </table:table-cell>
          <table:table-cell office:value-type="float" office:value="1388869928495">
            <text:p>1388869928495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01457</text:p>
          </table:table-cell>
          <table:table-cell office:value-type="float" office:value="1388869928501">
            <text:p>1388869928501</text:p>
          </table:table-cell>
          <table:table-cell office:value-type="float" office:value="26">
            <text:p>26</text:p>
          </table:table-cell>
          <table:table-cell office:value-type="float" office:value="142">
            <text:p>14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08166</text:p>
          </table:table-cell>
          <table:table-cell office:value-type="float" office:value="1388869928508">
            <text:p>1388869928508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14828</text:p>
          </table:table-cell>
          <table:table-cell office:value-type="float" office:value="1388869928515">
            <text:p>1388869928515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21503</text:p>
          </table:table-cell>
          <table:table-cell office:value-type="float" office:value="1388869928521">
            <text:p>1388869928521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28184</text:p>
          </table:table-cell>
          <table:table-cell office:value-type="float" office:value="1388869928528">
            <text:p>1388869928528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34835</text:p>
          </table:table-cell>
          <table:table-cell office:value-type="float" office:value="1388869928535">
            <text:p>138886992853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41576</text:p>
          </table:table-cell>
          <table:table-cell office:value-type="float" office:value="1388869928541">
            <text:p>1388869928541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48339</text:p>
          </table:table-cell>
          <table:table-cell office:value-type="float" office:value="1388869928548">
            <text:p>1388869928548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55036</text:p>
          </table:table-cell>
          <table:table-cell office:value-type="float" office:value="1388869928555">
            <text:p>1388869928555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61719</text:p>
          </table:table-cell>
          <table:table-cell office:value-type="float" office:value="1388869928561">
            <text:p>1388869928561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68403</text:p>
          </table:table-cell>
          <table:table-cell office:value-type="float" office:value="1388869928568">
            <text:p>1388869928568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75056</text:p>
          </table:table-cell>
          <table:table-cell office:value-type="float" office:value="1388869928575">
            <text:p>1388869928575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81759</text:p>
          </table:table-cell>
          <table:table-cell office:value-type="float" office:value="1388869928582">
            <text:p>1388869928582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88473</text:p>
          </table:table-cell>
          <table:table-cell office:value-type="float" office:value="1388869928588">
            <text:p>1388869928588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595185</text:p>
          </table:table-cell>
          <table:table-cell office:value-type="float" office:value="1388869928595">
            <text:p>1388869928595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01864</text:p>
          </table:table-cell>
          <table:table-cell office:value-type="float" office:value="1388869928602">
            <text:p>1388869928602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08543</text:p>
          </table:table-cell>
          <table:table-cell office:value-type="float" office:value="1388869928608">
            <text:p>1388869928608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15216</text:p>
          </table:table-cell>
          <table:table-cell office:value-type="float" office:value="1388869928615">
            <text:p>1388869928615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21914</text:p>
          </table:table-cell>
          <table:table-cell office:value-type="float" office:value="1388869928622">
            <text:p>1388869928622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28609</text:p>
          </table:table-cell>
          <table:table-cell office:value-type="float" office:value="1388869928628">
            <text:p>1388869928628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35366</text:p>
          </table:table-cell>
          <table:table-cell office:value-type="float" office:value="1388869928635">
            <text:p>1388869928635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42124</text:p>
          </table:table-cell>
          <table:table-cell office:value-type="float" office:value="1388869928642">
            <text:p>1388869928642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48976</text:p>
          </table:table-cell>
          <table:table-cell office:value-type="float" office:value="1388869928649">
            <text:p>1388869928649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55761</text:p>
          </table:table-cell>
          <table:table-cell office:value-type="float" office:value="1388869928656">
            <text:p>1388869928656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62471</text:p>
          </table:table-cell>
          <table:table-cell office:value-type="float" office:value="1388869928662">
            <text:p>1388869928662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69182</text:p>
          </table:table-cell>
          <table:table-cell office:value-type="float" office:value="1388869928669">
            <text:p>1388869928669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75947</text:p>
          </table:table-cell>
          <table:table-cell office:value-type="float" office:value="1388869928676">
            <text:p>1388869928676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82631</text:p>
          </table:table-cell>
          <table:table-cell office:value-type="float" office:value="1388869928682">
            <text:p>1388869928682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89315</text:p>
          </table:table-cell>
          <table:table-cell office:value-type="float" office:value="1388869928689">
            <text:p>1388869928689</text:p>
          </table:table-cell>
          <table:table-cell office:value-type="float" office:value="24">
            <text:p>24</text:p>
          </table:table-cell>
          <table:table-cell office:value-type="float" office:value="136">
            <text:p>13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695999</text:p>
          </table:table-cell>
          <table:table-cell office:value-type="float" office:value="1388869928696">
            <text:p>1388869928696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02690</text:p>
          </table:table-cell>
          <table:table-cell office:value-type="float" office:value="1388869928702">
            <text:p>1388869928702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09400</text:p>
          </table:table-cell>
          <table:table-cell office:value-type="float" office:value="1388869928709">
            <text:p>1388869928709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16136</text:p>
          </table:table-cell>
          <table:table-cell office:value-type="float" office:value="1388869928716">
            <text:p>1388869928716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22805</text:p>
          </table:table-cell>
          <table:table-cell office:value-type="float" office:value="1388869928723">
            <text:p>138886992872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29504</text:p>
          </table:table-cell>
          <table:table-cell office:value-type="float" office:value="1388869928729">
            <text:p>1388869928729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36198</text:p>
          </table:table-cell>
          <table:table-cell office:value-type="float" office:value="1388869928736">
            <text:p>1388869928736</text:p>
          </table:table-cell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42875</text:p>
          </table:table-cell>
          <table:table-cell office:value-type="float" office:value="1388869928743">
            <text:p>1388869928743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49569</text:p>
          </table:table-cell>
          <table:table-cell office:value-type="float" office:value="1388869928749">
            <text:p>1388869928749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56290</text:p>
          </table:table-cell>
          <table:table-cell office:value-type="float" office:value="1388869928756">
            <text:p>1388869928756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62992</text:p>
          </table:table-cell>
          <table:table-cell office:value-type="float" office:value="1388869928763">
            <text:p>1388869928763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69675</text:p>
          </table:table-cell>
          <table:table-cell office:value-type="float" office:value="1388869928769">
            <text:p>1388869928769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76343</text:p>
          </table:table-cell>
          <table:table-cell office:value-type="float" office:value="1388869928776">
            <text:p>1388869928776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83015</text:p>
          </table:table-cell>
          <table:table-cell office:value-type="float" office:value="1388869928783">
            <text:p>1388869928783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89705</text:p>
          </table:table-cell>
          <table:table-cell office:value-type="float" office:value="1388869928789">
            <text:p>1388869928789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796401</text:p>
          </table:table-cell>
          <table:table-cell office:value-type="float" office:value="1388869928796">
            <text:p>1388869928796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03067</text:p>
          </table:table-cell>
          <table:table-cell office:value-type="float" office:value="1388869928803">
            <text:p>1388869928803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09762</text:p>
          </table:table-cell>
          <table:table-cell office:value-type="float" office:value="1388869928809">
            <text:p>1388869928809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16442</text:p>
          </table:table-cell>
          <table:table-cell office:value-type="float" office:value="1388869928816">
            <text:p>1388869928816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23154</text:p>
          </table:table-cell>
          <table:table-cell office:value-type="float" office:value="1388869928823">
            <text:p>1388869928823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29861</text:p>
          </table:table-cell>
          <table:table-cell office:value-type="float" office:value="1388869928830">
            <text:p>1388869928830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36552</text:p>
          </table:table-cell>
          <table:table-cell office:value-type="float" office:value="1388869928836">
            <text:p>1388869928836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43316</text:p>
          </table:table-cell>
          <table:table-cell office:value-type="float" office:value="1388869928843">
            <text:p>1388869928843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50022</text:p>
          </table:table-cell>
          <table:table-cell office:value-type="float" office:value="1388869928850">
            <text:p>1388869928850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56743</text:p>
          </table:table-cell>
          <table:table-cell office:value-type="float" office:value="1388869928856">
            <text:p>138886992885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63437</text:p>
          </table:table-cell>
          <table:table-cell office:value-type="float" office:value="1388869928863">
            <text:p>1388869928863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70139</text:p>
          </table:table-cell>
          <table:table-cell office:value-type="float" office:value="1388869928870">
            <text:p>1388869928870</text:p>
          </table:table-cell>
          <table:table-cell office:value-type="float" office:value="14">
            <text:p>14</text:p>
          </table:table-cell>
          <table:table-cell office:value-type="float" office:value="102">
            <text:p>102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76967</text:p>
          </table:table-cell>
          <table:table-cell office:value-type="float" office:value="1388869928877">
            <text:p>1388869928877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83683</text:p>
          </table:table-cell>
          <table:table-cell office:value-type="float" office:value="1388869928883">
            <text:p>1388869928883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90355</text:p>
          </table:table-cell>
          <table:table-cell office:value-type="float" office:value="1388869928890">
            <text:p>138886992889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897037</text:p>
          </table:table-cell>
          <table:table-cell office:value-type="float" office:value="1388869928897">
            <text:p>1388869928897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03718</text:p>
          </table:table-cell>
          <table:table-cell office:value-type="float" office:value="1388869928903">
            <text:p>138886992890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10399</text:p>
          </table:table-cell>
          <table:table-cell office:value-type="float" office:value="1388869928910">
            <text:p>1388869928910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17143</text:p>
          </table:table-cell>
          <table:table-cell office:value-type="float" office:value="1388869928917">
            <text:p>138886992891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23815</text:p>
          </table:table-cell>
          <table:table-cell office:value-type="float" office:value="1388869928924">
            <text:p>1388869928924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30504</text:p>
          </table:table-cell>
          <table:table-cell office:value-type="float" office:value="1388869928930">
            <text:p>1388869928930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37188</text:p>
          </table:table-cell>
          <table:table-cell office:value-type="float" office:value="1388869928937">
            <text:p>1388869928937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43853</text:p>
          </table:table-cell>
          <table:table-cell office:value-type="float" office:value="1388869928944">
            <text:p>138886992894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50515</text:p>
          </table:table-cell>
          <table:table-cell office:value-type="float" office:value="1388869928950">
            <text:p>138886992895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57439</text:p>
          </table:table-cell>
          <table:table-cell office:value-type="float" office:value="1388869928957">
            <text:p>1388869928957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64201</text:p>
          </table:table-cell>
          <table:table-cell office:value-type="float" office:value="1388869928964">
            <text:p>138886992896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70862</text:p>
          </table:table-cell>
          <table:table-cell office:value-type="float" office:value="1388869928971">
            <text:p>1388869928971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77537</text:p>
          </table:table-cell>
          <table:table-cell office:value-type="float" office:value="1388869928977">
            <text:p>1388869928977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84216</text:p>
          </table:table-cell>
          <table:table-cell office:value-type="float" office:value="1388869928984">
            <text:p>13888699289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90893</text:p>
          </table:table-cell>
          <table:table-cell office:value-type="float" office:value="1388869928991">
            <text:p>1388869928991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8_997581</text:p>
          </table:table-cell>
          <table:table-cell office:value-type="float" office:value="1388869928997">
            <text:p>1388869928997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04255</text:p>
          </table:table-cell>
          <table:table-cell office:value-type="float" office:value="1388869929004">
            <text:p>1388869929004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10936</text:p>
          </table:table-cell>
          <table:table-cell office:value-type="float" office:value="1388869929011">
            <text:p>1388869929011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17615</text:p>
          </table:table-cell>
          <table:table-cell office:value-type="float" office:value="1388869929017">
            <text:p>1388869929017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24458</text:p>
          </table:table-cell>
          <table:table-cell office:value-type="float" office:value="1388869929024">
            <text:p>1388869929024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31140</text:p>
          </table:table-cell>
          <table:table-cell office:value-type="float" office:value="1388869929031">
            <text:p>1388869929031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37829</text:p>
          </table:table-cell>
          <table:table-cell office:value-type="float" office:value="1388869929038">
            <text:p>1388869929038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44503</text:p>
          </table:table-cell>
          <table:table-cell office:value-type="float" office:value="1388869929044">
            <text:p>138886992904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51224</text:p>
          </table:table-cell>
          <table:table-cell office:value-type="float" office:value="1388869929051">
            <text:p>1388869929051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57910</text:p>
          </table:table-cell>
          <table:table-cell office:value-type="float" office:value="1388869929058">
            <text:p>1388869929058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64931</text:p>
          </table:table-cell>
          <table:table-cell office:value-type="float" office:value="1388869929065">
            <text:p>1388869929065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71630</text:p>
          </table:table-cell>
          <table:table-cell office:value-type="float" office:value="1388869929071">
            <text:p>1388869929071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78314</text:p>
          </table:table-cell>
          <table:table-cell office:value-type="float" office:value="1388869929078">
            <text:p>1388869929078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85061</text:p>
          </table:table-cell>
          <table:table-cell office:value-type="float" office:value="1388869929085">
            <text:p>1388869929085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91741</text:p>
          </table:table-cell>
          <table:table-cell office:value-type="float" office:value="1388869929091">
            <text:p>1388869929091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098416</text:p>
          </table:table-cell>
          <table:table-cell office:value-type="float" office:value="1388869929098">
            <text:p>1388869929098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05143</text:p>
          </table:table-cell>
          <table:table-cell office:value-type="float" office:value="1388869929105">
            <text:p>138886992910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11810</text:p>
          </table:table-cell>
          <table:table-cell office:value-type="float" office:value="1388869929112">
            <text:p>1388869929112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18468</text:p>
          </table:table-cell>
          <table:table-cell office:value-type="float" office:value="1388869929118">
            <text:p>1388869929118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25167</text:p>
          </table:table-cell>
          <table:table-cell office:value-type="float" office:value="1388869929125">
            <text:p>1388869929125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31851</text:p>
          </table:table-cell>
          <table:table-cell office:value-type="float" office:value="1388869929132">
            <text:p>138886992913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38526</text:p>
          </table:table-cell>
          <table:table-cell office:value-type="float" office:value="1388869929138">
            <text:p>138886992913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45192</text:p>
          </table:table-cell>
          <table:table-cell office:value-type="float" office:value="1388869929145">
            <text:p>1388869929145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52036</text:p>
          </table:table-cell>
          <table:table-cell office:value-type="float" office:value="1388869929152">
            <text:p>1388869929152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58717</text:p>
          </table:table-cell>
          <table:table-cell office:value-type="float" office:value="1388869929158">
            <text:p>1388869929158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65425</text:p>
          </table:table-cell>
          <table:table-cell office:value-type="float" office:value="1388869929165">
            <text:p>1388869929165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72164</text:p>
          </table:table-cell>
          <table:table-cell office:value-type="float" office:value="1388869929172">
            <text:p>138886992917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78821</text:p>
          </table:table-cell>
          <table:table-cell office:value-type="float" office:value="1388869929179">
            <text:p>1388869929179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85498</text:p>
          </table:table-cell>
          <table:table-cell office:value-type="float" office:value="1388869929185">
            <text:p>138886992918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92235</text:p>
          </table:table-cell>
          <table:table-cell office:value-type="float" office:value="1388869929192">
            <text:p>1388869929192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198910</text:p>
          </table:table-cell>
          <table:table-cell office:value-type="float" office:value="1388869929199">
            <text:p>1388869929199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05588</text:p>
          </table:table-cell>
          <table:table-cell office:value-type="float" office:value="1388869929205">
            <text:p>1388869929205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12365</text:p>
          </table:table-cell>
          <table:table-cell office:value-type="float" office:value="1388869929212">
            <text:p>138886992921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19049</text:p>
          </table:table-cell>
          <table:table-cell office:value-type="float" office:value="1388869929219">
            <text:p>138886992921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25775</text:p>
          </table:table-cell>
          <table:table-cell office:value-type="float" office:value="1388869929226">
            <text:p>138886992922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32458</text:p>
          </table:table-cell>
          <table:table-cell office:value-type="float" office:value="1388869929232">
            <text:p>138886992923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39124</text:p>
          </table:table-cell>
          <table:table-cell office:value-type="float" office:value="1388869929239">
            <text:p>1388869929239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45860</text:p>
          </table:table-cell>
          <table:table-cell office:value-type="float" office:value="1388869929246">
            <text:p>1388869929246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52532</text:p>
          </table:table-cell>
          <table:table-cell office:value-type="float" office:value="1388869929252">
            <text:p>138886992925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59265</text:p>
          </table:table-cell>
          <table:table-cell office:value-type="float" office:value="1388869929259">
            <text:p>1388869929259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65948</text:p>
          </table:table-cell>
          <table:table-cell office:value-type="float" office:value="1388869929266">
            <text:p>1388869929266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72595</text:p>
          </table:table-cell>
          <table:table-cell office:value-type="float" office:value="1388869929272">
            <text:p>1388869929272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79251</text:p>
          </table:table-cell>
          <table:table-cell office:value-type="float" office:value="1388869929279">
            <text:p>138886992927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85936</text:p>
          </table:table-cell>
          <table:table-cell office:value-type="float" office:value="1388869929286">
            <text:p>138886992928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92588</text:p>
          </table:table-cell>
          <table:table-cell office:value-type="float" office:value="1388869929292">
            <text:p>138886992929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299334</text:p>
          </table:table-cell>
          <table:table-cell office:value-type="float" office:value="1388869929299">
            <text:p>1388869929299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06032</text:p>
          </table:table-cell>
          <table:table-cell office:value-type="float" office:value="1388869929306">
            <text:p>138886992930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12698</text:p>
          </table:table-cell>
          <table:table-cell office:value-type="float" office:value="1388869929312">
            <text:p>138886992931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19366</text:p>
          </table:table-cell>
          <table:table-cell office:value-type="float" office:value="1388869929319">
            <text:p>138886992931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26086</text:p>
          </table:table-cell>
          <table:table-cell office:value-type="float" office:value="1388869929326">
            <text:p>138886992932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32761</text:p>
          </table:table-cell>
          <table:table-cell office:value-type="float" office:value="1388869929333">
            <text:p>1388869929333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39514</text:p>
          </table:table-cell>
          <table:table-cell office:value-type="float" office:value="1388869929339">
            <text:p>138886992933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46196</text:p>
          </table:table-cell>
          <table:table-cell office:value-type="float" office:value="1388869929346">
            <text:p>138886992934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52891</text:p>
          </table:table-cell>
          <table:table-cell office:value-type="float" office:value="1388869929353">
            <text:p>138886992935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59577</text:p>
          </table:table-cell>
          <table:table-cell office:value-type="float" office:value="1388869929359">
            <text:p>1388869929359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66308</text:p>
          </table:table-cell>
          <table:table-cell office:value-type="float" office:value="1388869929366">
            <text:p>138886992936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73284</text:p>
          </table:table-cell>
          <table:table-cell office:value-type="float" office:value="1388869929373">
            <text:p>138886992937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79959</text:p>
          </table:table-cell>
          <table:table-cell office:value-type="float" office:value="1388869929380">
            <text:p>138886992938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86703</text:p>
          </table:table-cell>
          <table:table-cell office:value-type="float" office:value="1388869929386">
            <text:p>138886992938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393371</text:p>
          </table:table-cell>
          <table:table-cell office:value-type="float" office:value="1388869929393">
            <text:p>138886992939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00038</text:p>
          </table:table-cell>
          <table:table-cell office:value-type="float" office:value="1388869929400">
            <text:p>138886992940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06716</text:p>
          </table:table-cell>
          <table:table-cell office:value-type="float" office:value="1388869929406">
            <text:p>1388869929406</text:p>
          </table:table-cell>
          <table:table-cell table:number-columns-repeated="2" office:value-type="float" office:value="28">
            <text:p>28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13433</text:p>
          </table:table-cell>
          <table:table-cell office:value-type="float" office:value="1388869929413">
            <text:p>138886992941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20101</text:p>
          </table:table-cell>
          <table:table-cell office:value-type="float" office:value="1388869929420">
            <text:p>13888699294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27050</text:p>
          </table:table-cell>
          <table:table-cell office:value-type="float" office:value="1388869929427">
            <text:p>1388869929427</text:p>
          </table:table-cell>
          <table:table-cell table:number-columns-repeated="2" office:value-type="float" office:value="30">
            <text:p>3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33769</text:p>
          </table:table-cell>
          <table:table-cell office:value-type="float" office:value="1388869929434">
            <text:p>138886992943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40470</text:p>
          </table:table-cell>
          <table:table-cell office:value-type="float" office:value="1388869929440">
            <text:p>138886992944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47154</text:p>
          </table:table-cell>
          <table:table-cell office:value-type="float" office:value="1388869929447">
            <text:p>1388869929447</text:p>
          </table:table-cell>
          <table:table-cell table:number-columns-repeated="2" office:value-type="float" office:value="38">
            <text:p>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53842</text:p>
          </table:table-cell>
          <table:table-cell office:value-type="float" office:value="1388869929454">
            <text:p>138886992945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60517</text:p>
          </table:table-cell>
          <table:table-cell office:value-type="float" office:value="1388869929460">
            <text:p>138886992946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67217</text:p>
          </table:table-cell>
          <table:table-cell office:value-type="float" office:value="1388869929467">
            <text:p>1388869929467</text:p>
          </table:table-cell>
          <table:table-cell table:number-columns-repeated="2" office:value-type="float" office:value="24">
            <text:p>2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73899</text:p>
          </table:table-cell>
          <table:table-cell office:value-type="float" office:value="1388869929474">
            <text:p>138886992947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80601</text:p>
          </table:table-cell>
          <table:table-cell office:value-type="float" office:value="1388869929480">
            <text:p>1388869929480</text:p>
          </table:table-cell>
          <table:table-cell table:number-columns-repeated="2" office:value-type="float" office:value="32">
            <text:p>3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87299</text:p>
          </table:table-cell>
          <table:table-cell office:value-type="float" office:value="1388869929487">
            <text:p>138886992948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493953</text:p>
          </table:table-cell>
          <table:table-cell office:value-type="float" office:value="1388869929494">
            <text:p>138886992949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00621</text:p>
          </table:table-cell>
          <table:table-cell office:value-type="float" office:value="1388869929500">
            <text:p>138886992950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07397</text:p>
          </table:table-cell>
          <table:table-cell office:value-type="float" office:value="1388869929507">
            <text:p>138886992950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14069</text:p>
          </table:table-cell>
          <table:table-cell office:value-type="float" office:value="1388869929514">
            <text:p>138886992951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20818</text:p>
          </table:table-cell>
          <table:table-cell office:value-type="float" office:value="1388869929521">
            <text:p>138886992952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27507</text:p>
          </table:table-cell>
          <table:table-cell office:value-type="float" office:value="1388869929527">
            <text:p>138886992952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34219</text:p>
          </table:table-cell>
          <table:table-cell office:value-type="float" office:value="1388869929534">
            <text:p>138886992953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40985</text:p>
          </table:table-cell>
          <table:table-cell office:value-type="float" office:value="1388869929541">
            <text:p>138886992954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47739</text:p>
          </table:table-cell>
          <table:table-cell office:value-type="float" office:value="1388869929547">
            <text:p>1388869929547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54407</text:p>
          </table:table-cell>
          <table:table-cell office:value-type="float" office:value="1388869929554">
            <text:p>1388869929554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61086</text:p>
          </table:table-cell>
          <table:table-cell office:value-type="float" office:value="1388869929561">
            <text:p>138886992956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67765</text:p>
          </table:table-cell>
          <table:table-cell office:value-type="float" office:value="1388869929567">
            <text:p>1388869929567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74454</text:p>
          </table:table-cell>
          <table:table-cell office:value-type="float" office:value="1388869929574">
            <text:p>138886992957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81726</text:p>
          </table:table-cell>
          <table:table-cell office:value-type="float" office:value="1388869929582">
            <text:p>138886992958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89296</text:p>
          </table:table-cell>
          <table:table-cell office:value-type="float" office:value="1388869929589">
            <text:p>138886992958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595997</text:p>
          </table:table-cell>
          <table:table-cell office:value-type="float" office:value="1388869929596">
            <text:p>138886992959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02677</text:p>
          </table:table-cell>
          <table:table-cell office:value-type="float" office:value="1388869929602">
            <text:p>138886992960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09366</text:p>
          </table:table-cell>
          <table:table-cell office:value-type="float" office:value="1388869929609">
            <text:p>138886992960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16060</text:p>
          </table:table-cell>
          <table:table-cell office:value-type="float" office:value="1388869929616">
            <text:p>1388869929616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22756</text:p>
          </table:table-cell>
          <table:table-cell office:value-type="float" office:value="1388869929622">
            <text:p>13888699296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-282">
            <text:p>-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29464</text:p>
          </table:table-cell>
          <table:table-cell office:value-type="float" office:value="1388869929629">
            <text:p>13888699296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36167</text:p>
          </table:table-cell>
          <table:table-cell office:value-type="float" office:value="1388869929636">
            <text:p>1388869929636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42962</text:p>
          </table:table-cell>
          <table:table-cell office:value-type="float" office:value="1388869929643">
            <text:p>138886992964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49661</text:p>
          </table:table-cell>
          <table:table-cell office:value-type="float" office:value="1388869929649">
            <text:p>138886992964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56348</text:p>
          </table:table-cell>
          <table:table-cell office:value-type="float" office:value="1388869929656">
            <text:p>138886992965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63019</text:p>
          </table:table-cell>
          <table:table-cell office:value-type="float" office:value="1388869929663">
            <text:p>1388869929663</text:p>
          </table:table-cell>
          <table:table-cell table:number-columns-repeated="2" office:value-type="float" office:value="26">
            <text:p>2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69704</text:p>
          </table:table-cell>
          <table:table-cell office:value-type="float" office:value="1388869929669">
            <text:p>1388869929669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76408</text:p>
          </table:table-cell>
          <table:table-cell office:value-type="float" office:value="1388869929676">
            <text:p>138886992967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83107</text:p>
          </table:table-cell>
          <table:table-cell office:value-type="float" office:value="1388869929683">
            <text:p>138886992968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89781</text:p>
          </table:table-cell>
          <table:table-cell office:value-type="float" office:value="1388869929690">
            <text:p>138886992969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696464</text:p>
          </table:table-cell>
          <table:table-cell office:value-type="float" office:value="1388869929696">
            <text:p>138886992969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03150</text:p>
          </table:table-cell>
          <table:table-cell office:value-type="float" office:value="1388869929703">
            <text:p>138886992970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09858</text:p>
          </table:table-cell>
          <table:table-cell office:value-type="float" office:value="1388869929710">
            <text:p>138886992971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16547</text:p>
          </table:table-cell>
          <table:table-cell office:value-type="float" office:value="1388869929716">
            <text:p>138886992971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23247</text:p>
          </table:table-cell>
          <table:table-cell office:value-type="float" office:value="1388869929723">
            <text:p>138886992972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29947</text:p>
          </table:table-cell>
          <table:table-cell office:value-type="float" office:value="1388869929730">
            <text:p>138886992973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36633</text:p>
          </table:table-cell>
          <table:table-cell office:value-type="float" office:value="1388869929736">
            <text:p>138886992973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43312</text:p>
          </table:table-cell>
          <table:table-cell office:value-type="float" office:value="1388869929743">
            <text:p>138886992974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49999</text:p>
          </table:table-cell>
          <table:table-cell office:value-type="float" office:value="1388869929750">
            <text:p>13888699297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56680</text:p>
          </table:table-cell>
          <table:table-cell office:value-type="float" office:value="1388869929756">
            <text:p>138886992975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63425</text:p>
          </table:table-cell>
          <table:table-cell office:value-type="float" office:value="1388869929763">
            <text:p>1388869929763</text:p>
          </table:table-cell>
          <table:table-cell table:number-columns-repeated="2" office:value-type="float" office:value="24">
            <text:p>2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70099</text:p>
          </table:table-cell>
          <table:table-cell office:value-type="float" office:value="1388869929770">
            <text:p>138886992977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76912</text:p>
          </table:table-cell>
          <table:table-cell office:value-type="float" office:value="1388869929777">
            <text:p>138886992977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83661</text:p>
          </table:table-cell>
          <table:table-cell office:value-type="float" office:value="1388869929783">
            <text:p>138886992978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90353</text:p>
          </table:table-cell>
          <table:table-cell office:value-type="float" office:value="1388869929790">
            <text:p>138886992979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797113</text:p>
          </table:table-cell>
          <table:table-cell office:value-type="float" office:value="1388869929797">
            <text:p>1388869929797</text:p>
          </table:table-cell>
          <table:table-cell table:number-columns-repeated="2" office:value-type="float" office:value="32">
            <text:p>3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03800</text:p>
          </table:table-cell>
          <table:table-cell office:value-type="float" office:value="1388869929804">
            <text:p>1388869929804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10484</text:p>
          </table:table-cell>
          <table:table-cell office:value-type="float" office:value="1388869929810">
            <text:p>138886992981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17209</text:p>
          </table:table-cell>
          <table:table-cell office:value-type="float" office:value="1388869929817">
            <text:p>138886992981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23875</text:p>
          </table:table-cell>
          <table:table-cell office:value-type="float" office:value="1388869929824">
            <text:p>138886992982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30557</text:p>
          </table:table-cell>
          <table:table-cell office:value-type="float" office:value="1388869929830">
            <text:p>1388869929830</text:p>
          </table:table-cell>
          <table:table-cell table:number-columns-repeated="2" office:value-type="float" office:value="34">
            <text:p>34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37497</text:p>
          </table:table-cell>
          <table:table-cell office:value-type="float" office:value="1388869929837">
            <text:p>138886992983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44205</text:p>
          </table:table-cell>
          <table:table-cell office:value-type="float" office:value="1388869929844">
            <text:p>138886992984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50895</text:p>
          </table:table-cell>
          <table:table-cell office:value-type="float" office:value="1388869929851">
            <text:p>138886992985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57593</text:p>
          </table:table-cell>
          <table:table-cell office:value-type="float" office:value="1388869929857">
            <text:p>138886992985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64268</text:p>
          </table:table-cell>
          <table:table-cell office:value-type="float" office:value="1388869929864">
            <text:p>138886992986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70939</text:p>
          </table:table-cell>
          <table:table-cell office:value-type="float" office:value="1388869929871">
            <text:p>138886992987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09_877803</text:p>
          </table:table-cell>
          <table:table-cell office:value-type="float" office:value="1388869929878">
            <text:p>1388869929878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22:16:27</dc:date>
    <meta:document-statistic meta:table-count="1" meta:cell-count="892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09cm" svg:height="14.758cm" xlink:href=".." xlink:type="simple" chart:class="chart:bar" chart:style-name="ch1">
        <chart:legend chart:legend-position="end" svg:x="33.469cm" svg:y="7.08cm" style:legend-expansion="high" chart:style-name="ch2"/>
        <chart:plot-area chart:style-name="ch3" table:cell-range-address="Sheet1.B1:Sheet1.B1488 Sheet1.D1:Sheet1.D1488" chart:data-source-has-labels="both" svg:x="1.138cm" svg:y="1.315cm" svg:width="30.955cm" svg:height="12.728cm">
          <chartooo:coordinate-region svg:x="2.333cm" svg:y="1.515cm" svg:width="29.275cm" svg:height="11.483cm"/>
          <chart:axis chart:dimension="x" chart:name="primary-x" chart:style-name="ch4" chartooo:axis-type="auto">
            <chartooo:date-scale/>
            <chart:categories table:cell-range-address="Sheet1.B2:Sheet1.B14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488" chart:label-cell-address="Sheet1.D1:Sheet1.D1" chart:class="chart:bar">
            <chart:data-point chart:repeated="14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388869919884">
                <text:p>1388869919880</text:p>
                <draw:g>
                  <svg:desc>Sheet1.B2:Sheet1.B1488</svg:desc>
                </draw:g>
              </table:table-cell>
              <table:table-cell office:value-type="float" office:value="154">
                <text:p>154</text:p>
                <draw:g>
                  <svg:desc>Sheet1.D2:Sheet1.D1488</svg:desc>
                </draw:g>
              </table:table-cell>
            </table:table-row>
            <table:table-row>
              <table:table-cell office:value-type="float" office:value="1388869919891">
                <text:p>13888699198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19898">
                <text:p>13888699199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19904">
                <text:p>13888699199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19911">
                <text:p>13888699199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19918">
                <text:p>13888699199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19925">
                <text:p>13888699199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19931">
                <text:p>13888699199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19938">
                <text:p>13888699199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19945">
                <text:p>13888699199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19951">
                <text:p>13888699199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19958">
                <text:p>13888699199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19965">
                <text:p>13888699199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19971">
                <text:p>13888699199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19978">
                <text:p>13888699199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19985">
                <text:p>13888699199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19991">
                <text:p>13888699199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19998">
                <text:p>1388869920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005">
                <text:p>13888699200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012">
                <text:p>13888699200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018">
                <text:p>1388869920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0025">
                <text:p>13888699200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0032">
                <text:p>13888699200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038">
                <text:p>13888699200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045">
                <text:p>1388869920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0052">
                <text:p>1388869920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0059">
                <text:p>13888699200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065">
                <text:p>13888699200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072">
                <text:p>13888699200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079">
                <text:p>13888699200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085">
                <text:p>13888699200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092">
                <text:p>13888699200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099">
                <text:p>13888699201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106">
                <text:p>13888699201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112">
                <text:p>13888699201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119">
                <text:p>13888699201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126">
                <text:p>13888699201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132">
                <text:p>1388869920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0139">
                <text:p>13888699201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146">
                <text:p>13888699201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153">
                <text:p>13888699201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159">
                <text:p>1388869920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166">
                <text:p>1388869920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173">
                <text:p>1388869920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0179">
                <text:p>1388869920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0186">
                <text:p>13888699201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193">
                <text:p>1388869920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199">
                <text:p>13888699202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206">
                <text:p>13888699202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213">
                <text:p>1388869920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219">
                <text:p>13888699202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226">
                <text:p>1388869920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233">
                <text:p>1388869920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239">
                <text:p>13888699202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246">
                <text:p>13888699202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253">
                <text:p>13888699202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0260">
                <text:p>13888699202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0267">
                <text:p>13888699202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273">
                <text:p>13888699202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280">
                <text:p>13888699202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0287">
                <text:p>13888699202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293">
                <text:p>1388869920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0300">
                <text:p>1388869920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0307">
                <text:p>13888699203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313">
                <text:p>13888699203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0320">
                <text:p>13888699203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327">
                <text:p>13888699203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0334">
                <text:p>13888699203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340">
                <text:p>13888699203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347">
                <text:p>1388869920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354">
                <text:p>1388869920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360">
                <text:p>13888699203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367">
                <text:p>13888699203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374">
                <text:p>13888699203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380">
                <text:p>13888699203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387">
                <text:p>13888699203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394">
                <text:p>13888699203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400">
                <text:p>13888699204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407">
                <text:p>13888699204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0414">
                <text:p>13888699204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421">
                <text:p>13888699204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427">
                <text:p>13888699204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0434">
                <text:p>13888699204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0441">
                <text:p>13888699204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447">
                <text:p>13888699204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454">
                <text:p>13888699204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461">
                <text:p>13888699204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467">
                <text:p>13888699204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474">
                <text:p>13888699204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481">
                <text:p>13888699204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488">
                <text:p>13888699204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494">
                <text:p>13888699204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501">
                <text:p>13888699205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0508">
                <text:p>13888699205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514">
                <text:p>13888699205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0521">
                <text:p>13888699205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528">
                <text:p>13888699205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0534">
                <text:p>13888699205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541">
                <text:p>13888699205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548">
                <text:p>13888699205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556">
                <text:p>13888699205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563">
                <text:p>13888699205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569">
                <text:p>13888699205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576">
                <text:p>13888699205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583">
                <text:p>13888699205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589">
                <text:p>13888699205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596">
                <text:p>1388869920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603">
                <text:p>13888699206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610">
                <text:p>13888699206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616">
                <text:p>13888699206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623">
                <text:p>13888699206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630">
                <text:p>13888699206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636">
                <text:p>13888699206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643">
                <text:p>13888699206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650">
                <text:p>13888699206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0657">
                <text:p>13888699206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663">
                <text:p>1388869920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0670">
                <text:p>1388869920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0677">
                <text:p>13888699206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683">
                <text:p>1388869920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0690">
                <text:p>13888699206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697">
                <text:p>13888699207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703">
                <text:p>13888699207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0710">
                <text:p>13888699207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717">
                <text:p>13888699207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723">
                <text:p>13888699207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0730">
                <text:p>13888699207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0737">
                <text:p>138886992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744">
                <text:p>13888699207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750">
                <text:p>13888699207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0757">
                <text:p>13888699207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764">
                <text:p>13888699207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0771">
                <text:p>13888699207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777">
                <text:p>1388869920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784">
                <text:p>13888699207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791">
                <text:p>13888699207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0797">
                <text:p>13888699208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804">
                <text:p>13888699208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811">
                <text:p>13888699208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817">
                <text:p>13888699208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0824">
                <text:p>13888699208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831">
                <text:p>13888699208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0838">
                <text:p>13888699208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844">
                <text:p>13888699208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851">
                <text:p>13888699208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858">
                <text:p>13888699208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864">
                <text:p>13888699208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0871">
                <text:p>13888699208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878">
                <text:p>13888699208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885">
                <text:p>13888699208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891">
                <text:p>13888699208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0898">
                <text:p>13888699209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0905">
                <text:p>13888699209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0911">
                <text:p>13888699209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0918">
                <text:p>13888699209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925">
                <text:p>13888699209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88869920931">
                <text:p>13888699209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0938">
                <text:p>13888699209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945">
                <text:p>13888699209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952">
                <text:p>13888699209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0958">
                <text:p>13888699209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0965">
                <text:p>13888699209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0972">
                <text:p>13888699209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979">
                <text:p>13888699209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0985">
                <text:p>13888699209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0992">
                <text:p>13888699209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0999">
                <text:p>13888699210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88869921005">
                <text:p>13888699210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012">
                <text:p>13888699210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019">
                <text:p>13888699210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026">
                <text:p>13888699210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032">
                <text:p>13888699210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039">
                <text:p>13888699210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046">
                <text:p>13888699210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052">
                <text:p>13888699210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059">
                <text:p>13888699210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066">
                <text:p>13888699210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073">
                <text:p>13888699210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079">
                <text:p>13888699210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086">
                <text:p>13888699210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093">
                <text:p>13888699210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099">
                <text:p>1388869921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106">
                <text:p>1388869921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1113">
                <text:p>13888699211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119">
                <text:p>13888699211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126">
                <text:p>1388869921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133">
                <text:p>13888699211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139">
                <text:p>13888699211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1146">
                <text:p>13888699211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1153">
                <text:p>13888699211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160">
                <text:p>1388869921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166">
                <text:p>13888699211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173">
                <text:p>13888699211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1180">
                <text:p>13888699211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1186">
                <text:p>13888699211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193">
                <text:p>13888699211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200">
                <text:p>1388869921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206">
                <text:p>1388869921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213">
                <text:p>1388869921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220">
                <text:p>13888699212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1227">
                <text:p>13888699212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233">
                <text:p>13888699212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240">
                <text:p>1388869921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247">
                <text:p>13888699212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253">
                <text:p>1388869921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260">
                <text:p>1388869921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267">
                <text:p>1388869921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273">
                <text:p>1388869921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280">
                <text:p>13888699212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287">
                <text:p>13888699212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293">
                <text:p>13888699212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300">
                <text:p>13888699213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307">
                <text:p>1388869921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314">
                <text:p>13888699213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320">
                <text:p>13888699213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327">
                <text:p>13888699213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334">
                <text:p>13888699213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340">
                <text:p>13888699213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347">
                <text:p>13888699213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1354">
                <text:p>1388869921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360">
                <text:p>13888699213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367">
                <text:p>13888699213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1374">
                <text:p>13888699213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380">
                <text:p>13888699213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387">
                <text:p>13888699213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394">
                <text:p>13888699213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401">
                <text:p>1388869921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88869921407">
                <text:p>13888699214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414">
                <text:p>13888699214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1421">
                <text:p>13888699214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427">
                <text:p>13888699214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434">
                <text:p>13888699214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441">
                <text:p>13888699214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447">
                <text:p>1388869921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454">
                <text:p>13888699214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461">
                <text:p>13888699214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88869921467">
                <text:p>13888699214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474">
                <text:p>13888699214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1481">
                <text:p>13888699214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1488">
                <text:p>13888699214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494">
                <text:p>13888699214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1501">
                <text:p>1388869921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508">
                <text:p>13888699215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514">
                <text:p>1388869921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521">
                <text:p>13888699215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528">
                <text:p>13888699215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534">
                <text:p>13888699215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541">
                <text:p>13888699215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548">
                <text:p>13888699215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555">
                <text:p>13888699215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561">
                <text:p>13888699215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568">
                <text:p>13888699215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575">
                <text:p>13888699215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581">
                <text:p>13888699215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588">
                <text:p>13888699215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595">
                <text:p>13888699216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601">
                <text:p>1388869921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608">
                <text:p>13888699216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615">
                <text:p>13888699216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1622">
                <text:p>13888699216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628">
                <text:p>13888699216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1635">
                <text:p>13888699216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642">
                <text:p>13888699216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648">
                <text:p>13888699216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655">
                <text:p>13888699216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662">
                <text:p>13888699216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669">
                <text:p>13888699216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88869921675">
                <text:p>13888699216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682">
                <text:p>1388869921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689">
                <text:p>13888699216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696">
                <text:p>13888699217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702">
                <text:p>13888699217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709">
                <text:p>13888699217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716">
                <text:p>13888699217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1722">
                <text:p>13888699217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1729">
                <text:p>13888699217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736">
                <text:p>1388869921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1742">
                <text:p>1388869921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749">
                <text:p>13888699217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756">
                <text:p>13888699217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1763">
                <text:p>13888699217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769">
                <text:p>13888699217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776">
                <text:p>1388869921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783">
                <text:p>13888699217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1789">
                <text:p>13888699217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1796">
                <text:p>13888699218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1803">
                <text:p>13888699218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810">
                <text:p>13888699218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816">
                <text:p>13888699218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823">
                <text:p>13888699218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1830">
                <text:p>13888699218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836">
                <text:p>13888699218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1843">
                <text:p>13888699218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850">
                <text:p>13888699218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857">
                <text:p>13888699218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863">
                <text:p>13888699218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1870">
                <text:p>13888699218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877">
                <text:p>13888699218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883">
                <text:p>13888699218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1890">
                <text:p>13888699218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897">
                <text:p>13888699219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904">
                <text:p>13888699219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1910">
                <text:p>13888699219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1917">
                <text:p>13888699219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924">
                <text:p>13888699219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1931">
                <text:p>13888699219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937">
                <text:p>13888699219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944">
                <text:p>13888699219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1951">
                <text:p>13888699219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1957">
                <text:p>13888699219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964">
                <text:p>13888699219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971">
                <text:p>13888699219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1978">
                <text:p>13888699219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1984">
                <text:p>13888699219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1991">
                <text:p>13888699219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1998">
                <text:p>1388869922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2004">
                <text:p>1388869922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011">
                <text:p>13888699220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018">
                <text:p>13888699220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025">
                <text:p>13888699220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031">
                <text:p>13888699220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2038">
                <text:p>13888699220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045">
                <text:p>13888699220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051">
                <text:p>1388869922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2058">
                <text:p>13888699220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065">
                <text:p>13888699220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2071">
                <text:p>13888699220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2078">
                <text:p>1388869922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085">
                <text:p>13888699220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091">
                <text:p>13888699220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098">
                <text:p>13888699221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2105">
                <text:p>13888699221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111">
                <text:p>13888699221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118">
                <text:p>1388869922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88869922125">
                <text:p>1388869922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132">
                <text:p>1388869922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2138">
                <text:p>1388869922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145">
                <text:p>13888699221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152">
                <text:p>13888699221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2158">
                <text:p>1388869922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165">
                <text:p>13888699221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2172">
                <text:p>1388869922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178">
                <text:p>1388869922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185">
                <text:p>13888699221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192">
                <text:p>1388869922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199">
                <text:p>13888699222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206">
                <text:p>13888699222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212">
                <text:p>13888699222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2219">
                <text:p>1388869922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226">
                <text:p>13888699222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2232">
                <text:p>13888699222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239">
                <text:p>13888699222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246">
                <text:p>1388869922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252">
                <text:p>13888699222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259">
                <text:p>13888699222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266">
                <text:p>1388869922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272">
                <text:p>13888699222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279">
                <text:p>13888699222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286">
                <text:p>13888699222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292">
                <text:p>13888699222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299">
                <text:p>13888699223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2306">
                <text:p>13888699223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313">
                <text:p>13888699223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319">
                <text:p>13888699223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326">
                <text:p>13888699223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333">
                <text:p>13888699223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2339">
                <text:p>13888699223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346">
                <text:p>1388869922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353">
                <text:p>1388869922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359">
                <text:p>13888699223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366">
                <text:p>13888699223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373">
                <text:p>13888699223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2379">
                <text:p>13888699223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386">
                <text:p>13888699223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393">
                <text:p>13888699223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399">
                <text:p>13888699224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406">
                <text:p>13888699224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413">
                <text:p>13888699224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420">
                <text:p>13888699224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427">
                <text:p>1388869922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2433">
                <text:p>13888699224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440">
                <text:p>13888699224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447">
                <text:p>13888699224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453">
                <text:p>13888699224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460">
                <text:p>13888699224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467">
                <text:p>13888699224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473">
                <text:p>13888699224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480">
                <text:p>13888699224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487">
                <text:p>13888699224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493">
                <text:p>13888699224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500">
                <text:p>13888699225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507">
                <text:p>13888699225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514">
                <text:p>13888699225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520">
                <text:p>13888699225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527">
                <text:p>13888699225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2534">
                <text:p>13888699225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540">
                <text:p>13888699225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2547">
                <text:p>13888699225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554">
                <text:p>13888699225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561">
                <text:p>13888699225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568">
                <text:p>13888699225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2575">
                <text:p>13888699225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2581">
                <text:p>13888699225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588">
                <text:p>13888699225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595">
                <text:p>13888699226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601">
                <text:p>1388869922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609">
                <text:p>13888699226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615">
                <text:p>13888699226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622">
                <text:p>13888699226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2629">
                <text:p>13888699226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635">
                <text:p>13888699226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642">
                <text:p>13888699226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649">
                <text:p>13888699226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656">
                <text:p>13888699226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662">
                <text:p>13888699226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669">
                <text:p>13888699226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676">
                <text:p>13888699226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682">
                <text:p>13888699226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689">
                <text:p>13888699226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2696">
                <text:p>13888699227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702">
                <text:p>13888699227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2709">
                <text:p>13888699227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716">
                <text:p>13888699227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723">
                <text:p>13888699227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730">
                <text:p>13888699227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736">
                <text:p>13888699227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743">
                <text:p>13888699227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750">
                <text:p>1388869922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756">
                <text:p>13888699227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763">
                <text:p>13888699227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770">
                <text:p>13888699227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776">
                <text:p>13888699227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783">
                <text:p>13888699227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790">
                <text:p>13888699227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796">
                <text:p>1388869922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2803">
                <text:p>13888699228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2810">
                <text:p>13888699228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817">
                <text:p>13888699228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823">
                <text:p>13888699228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830">
                <text:p>13888699228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837">
                <text:p>13888699228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844">
                <text:p>13888699228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850">
                <text:p>13888699228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857">
                <text:p>13888699228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864">
                <text:p>13888699228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870">
                <text:p>13888699228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877">
                <text:p>13888699228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884">
                <text:p>13888699228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890">
                <text:p>13888699228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2897">
                <text:p>13888699229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2904">
                <text:p>13888699229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2910">
                <text:p>13888699229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917">
                <text:p>13888699229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924">
                <text:p>13888699229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2931">
                <text:p>13888699229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2937">
                <text:p>13888699229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2944">
                <text:p>13888699229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2951">
                <text:p>13888699229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2957">
                <text:p>13888699229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2964">
                <text:p>13888699229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971">
                <text:p>13888699229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2978">
                <text:p>13888699229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2984">
                <text:p>13888699229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2991">
                <text:p>13888699229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2998">
                <text:p>13888699230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004">
                <text:p>1388869923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011">
                <text:p>13888699230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018">
                <text:p>13888699230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025">
                <text:p>13888699230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031">
                <text:p>1388869923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038">
                <text:p>13888699230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045">
                <text:p>13888699230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051">
                <text:p>13888699230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058">
                <text:p>13888699230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065">
                <text:p>13888699230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3071">
                <text:p>13888699230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078">
                <text:p>13888699230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085">
                <text:p>13888699230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3092">
                <text:p>13888699230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098">
                <text:p>1388869923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105">
                <text:p>1388869923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112">
                <text:p>13888699231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118">
                <text:p>13888699231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125">
                <text:p>13888699231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132">
                <text:p>13888699231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139">
                <text:p>1388869923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146">
                <text:p>13888699231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152">
                <text:p>13888699231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159">
                <text:p>1388869923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166">
                <text:p>1388869923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172">
                <text:p>13888699231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179">
                <text:p>1388869923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186">
                <text:p>13888699231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192">
                <text:p>13888699231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199">
                <text:p>1388869923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3206">
                <text:p>1388869923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212">
                <text:p>13888699232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219">
                <text:p>13888699232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3226">
                <text:p>13888699232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233">
                <text:p>13888699232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239">
                <text:p>13888699232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3246">
                <text:p>1388869923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253">
                <text:p>1388869923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259">
                <text:p>13888699232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266">
                <text:p>13888699232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23273">
                <text:p>13888699232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279">
                <text:p>13888699232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286">
                <text:p>13888699232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293">
                <text:p>13888699232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299">
                <text:p>13888699233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306">
                <text:p>13888699233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3313">
                <text:p>13888699233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319">
                <text:p>13888699233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326">
                <text:p>13888699233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333">
                <text:p>13888699233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3340">
                <text:p>13888699233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3346">
                <text:p>1388869923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353">
                <text:p>13888699233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360">
                <text:p>13888699233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366">
                <text:p>13888699233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3373">
                <text:p>13888699233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380">
                <text:p>13888699233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386">
                <text:p>13888699233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410">
                <text:p>13888699234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417">
                <text:p>13888699234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424">
                <text:p>13888699234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430">
                <text:p>13888699234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437">
                <text:p>13888699234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444">
                <text:p>13888699234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450">
                <text:p>13888699234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457">
                <text:p>13888699234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464">
                <text:p>13888699234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470">
                <text:p>13888699234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477">
                <text:p>13888699234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484">
                <text:p>13888699234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491">
                <text:p>13888699234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497">
                <text:p>13888699235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504">
                <text:p>13888699235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511">
                <text:p>13888699235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517">
                <text:p>13888699235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524">
                <text:p>13888699235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3531">
                <text:p>13888699235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538">
                <text:p>13888699235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544">
                <text:p>13888699235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3551">
                <text:p>13888699235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558">
                <text:p>13888699235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565">
                <text:p>13888699235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571">
                <text:p>13888699235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3578">
                <text:p>13888699235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585">
                <text:p>13888699235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3591">
                <text:p>13888699235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598">
                <text:p>1388869923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605">
                <text:p>13888699236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611">
                <text:p>13888699236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618">
                <text:p>13888699236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625">
                <text:p>13888699236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3632">
                <text:p>13888699236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638">
                <text:p>13888699236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645">
                <text:p>13888699236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652">
                <text:p>13888699236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658">
                <text:p>13888699236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665">
                <text:p>13888699236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672">
                <text:p>1388869923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678">
                <text:p>13888699236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3685">
                <text:p>13888699236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3692">
                <text:p>13888699236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698">
                <text:p>13888699237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705">
                <text:p>13888699237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3712">
                <text:p>13888699237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719">
                <text:p>1388869923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3725">
                <text:p>13888699237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732">
                <text:p>13888699237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3739">
                <text:p>13888699237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3746">
                <text:p>13888699237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752">
                <text:p>1388869923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759">
                <text:p>13888699237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766">
                <text:p>13888699237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3772">
                <text:p>1388869923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779">
                <text:p>13888699237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786">
                <text:p>13888699237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3792">
                <text:p>13888699237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799">
                <text:p>13888699238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806">
                <text:p>13888699238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3812">
                <text:p>13888699238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819">
                <text:p>13888699238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826">
                <text:p>13888699238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832">
                <text:p>13888699238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839">
                <text:p>13888699238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846">
                <text:p>13888699238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853">
                <text:p>13888699238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859">
                <text:p>13888699238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3866">
                <text:p>13888699238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873">
                <text:p>13888699238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3879">
                <text:p>13888699238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3886">
                <text:p>13888699238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3893">
                <text:p>13888699238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3899">
                <text:p>13888699239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906">
                <text:p>13888699239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3913">
                <text:p>13888699239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3919">
                <text:p>13888699239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926">
                <text:p>13888699239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3933">
                <text:p>13888699239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940">
                <text:p>13888699239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3947">
                <text:p>13888699239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3953">
                <text:p>13888699239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3960">
                <text:p>13888699239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3967">
                <text:p>13888699239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3973">
                <text:p>13888699239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3980">
                <text:p>13888699239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3987">
                <text:p>13888699239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3994">
                <text:p>13888699239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000">
                <text:p>13888699240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007">
                <text:p>13888699240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014">
                <text:p>13888699240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020">
                <text:p>1388869924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027">
                <text:p>13888699240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034">
                <text:p>13888699240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041">
                <text:p>13888699240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047">
                <text:p>13888699240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054">
                <text:p>13888699240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061">
                <text:p>13888699240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4067">
                <text:p>13888699240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4074">
                <text:p>13888699240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4081">
                <text:p>13888699240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088">
                <text:p>13888699240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094">
                <text:p>13888699240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101">
                <text:p>13888699241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108">
                <text:p>1388869924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114">
                <text:p>1388869924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121">
                <text:p>13888699241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128">
                <text:p>13888699241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134">
                <text:p>13888699241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141">
                <text:p>1388869924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148">
                <text:p>1388869924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155">
                <text:p>1388869924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161">
                <text:p>13888699241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168">
                <text:p>13888699241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175">
                <text:p>13888699241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4181">
                <text:p>13888699241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188">
                <text:p>1388869924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195">
                <text:p>13888699242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201">
                <text:p>13888699242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4208">
                <text:p>13888699242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215">
                <text:p>138886992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222">
                <text:p>138886992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228">
                <text:p>13888699242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235">
                <text:p>13888699242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242">
                <text:p>13888699242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248">
                <text:p>1388869924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255">
                <text:p>13888699242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262">
                <text:p>13888699242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269">
                <text:p>13888699242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275">
                <text:p>1388869924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282">
                <text:p>13888699242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4289">
                <text:p>13888699242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295">
                <text:p>13888699243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302">
                <text:p>13888699243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309">
                <text:p>13888699243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316">
                <text:p>13888699243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4322">
                <text:p>13888699243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329">
                <text:p>13888699243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336">
                <text:p>1388869924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342">
                <text:p>13888699243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349">
                <text:p>13888699243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356">
                <text:p>13888699243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363">
                <text:p>13888699243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369">
                <text:p>1388869924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376">
                <text:p>13888699243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383">
                <text:p>13888699243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390">
                <text:p>13888699243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396">
                <text:p>13888699244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403">
                <text:p>1388869924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410">
                <text:p>13888699244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416">
                <text:p>13888699244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423">
                <text:p>13888699244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430">
                <text:p>13888699244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436">
                <text:p>13888699244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443">
                <text:p>13888699244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450">
                <text:p>13888699244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457">
                <text:p>13888699244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464">
                <text:p>13888699244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470">
                <text:p>13888699244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4477">
                <text:p>13888699244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484">
                <text:p>13888699244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4490">
                <text:p>13888699244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497">
                <text:p>13888699245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504">
                <text:p>13888699245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4510">
                <text:p>13888699245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88869924517">
                <text:p>13888699245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524">
                <text:p>13888699245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4530">
                <text:p>13888699245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537">
                <text:p>13888699245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544">
                <text:p>13888699245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388869924551">
                <text:p>13888699245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4557">
                <text:p>13888699245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88869924564">
                <text:p>13888699245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88869924571">
                <text:p>13888699245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4578">
                <text:p>13888699245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584">
                <text:p>13888699245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591">
                <text:p>13888699245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4600">
                <text:p>13888699246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4609">
                <text:p>13888699246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4616">
                <text:p>13888699246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4622">
                <text:p>13888699246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629">
                <text:p>13888699246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636">
                <text:p>13888699246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643">
                <text:p>13888699246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4649">
                <text:p>13888699246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657">
                <text:p>13888699246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663">
                <text:p>13888699246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670">
                <text:p>13888699246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677">
                <text:p>13888699246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683">
                <text:p>13888699246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690">
                <text:p>13888699246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4697">
                <text:p>13888699247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703">
                <text:p>13888699247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4710">
                <text:p>13888699247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717">
                <text:p>13888699247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723">
                <text:p>13888699247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730">
                <text:p>13888699247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4737">
                <text:p>1388869924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4743">
                <text:p>13888699247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4750">
                <text:p>1388869924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757">
                <text:p>1388869924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4764">
                <text:p>13888699247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771">
                <text:p>13888699247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4777">
                <text:p>13888699247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4784">
                <text:p>13888699247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791">
                <text:p>13888699247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4797">
                <text:p>1388869924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4804">
                <text:p>13888699248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4811">
                <text:p>13888699248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4818">
                <text:p>13888699248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4824">
                <text:p>13888699248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4831">
                <text:p>13888699248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4838">
                <text:p>13888699248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4844">
                <text:p>13888699248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4851">
                <text:p>13888699248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858">
                <text:p>13888699248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4864">
                <text:p>13888699248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4871">
                <text:p>13888699248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4878">
                <text:p>13888699248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4885">
                <text:p>13888699248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4891">
                <text:p>13888699248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4898">
                <text:p>13888699249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4905">
                <text:p>13888699249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4911">
                <text:p>13888699249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4918">
                <text:p>13888699249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4925">
                <text:p>13888699249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24931">
                <text:p>13888699249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24938">
                <text:p>13888699249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4945">
                <text:p>13888699249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4951">
                <text:p>13888699249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4958">
                <text:p>1388869924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4965">
                <text:p>13888699249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4972">
                <text:p>13888699249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24978">
                <text:p>13888699249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4985">
                <text:p>13888699249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24992">
                <text:p>13888699249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88869924998">
                <text:p>1388869925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5005">
                <text:p>13888699250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88869925012">
                <text:p>13888699250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88869925018">
                <text:p>13888699250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5025">
                <text:p>13888699250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88869925032">
                <text:p>13888699250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5038">
                <text:p>13888699250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5045">
                <text:p>13888699250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25052">
                <text:p>13888699250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5059">
                <text:p>13888699250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5066">
                <text:p>13888699250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5072">
                <text:p>13888699250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5079">
                <text:p>13888699250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25086">
                <text:p>13888699250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88869925093">
                <text:p>13888699250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388869925099">
                <text:p>1388869925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5106">
                <text:p>13888699251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25113">
                <text:p>1388869925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5119">
                <text:p>13888699251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88869925126">
                <text:p>1388869925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5133">
                <text:p>1388869925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8869925139">
                <text:p>13888699251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88869925146">
                <text:p>1388869925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25153">
                <text:p>1388869925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25159">
                <text:p>1388869925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5166">
                <text:p>1388869925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5173">
                <text:p>13888699251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88869925180">
                <text:p>13888699251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388869925186">
                <text:p>13888699251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25193">
                <text:p>1388869925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5200">
                <text:p>1388869925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25206">
                <text:p>13888699252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25213">
                <text:p>1388869925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5220">
                <text:p>13888699252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88869925226">
                <text:p>1388869925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88869925233">
                <text:p>13888699252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25240">
                <text:p>1388869925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88869925246">
                <text:p>13888699252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5253">
                <text:p>138886992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88869925260">
                <text:p>13888699252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5266">
                <text:p>138886992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88869925273">
                <text:p>13888699252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25280">
                <text:p>13888699252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287">
                <text:p>13888699252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5293">
                <text:p>13888699252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25300">
                <text:p>13888699253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25307">
                <text:p>13888699253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25313">
                <text:p>13888699253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5320">
                <text:p>1388869925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327">
                <text:p>13888699253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25333">
                <text:p>13888699253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8869925340">
                <text:p>13888699253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5347">
                <text:p>13888699253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88869925353">
                <text:p>13888699253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25360">
                <text:p>13888699253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5367">
                <text:p>13888699253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5374">
                <text:p>13888699253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5380">
                <text:p>13888699253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5387">
                <text:p>13888699253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394">
                <text:p>13888699253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400">
                <text:p>13888699254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407">
                <text:p>13888699254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5414">
                <text:p>13888699254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420">
                <text:p>1388869925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427">
                <text:p>1388869925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434">
                <text:p>13888699254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441">
                <text:p>1388869925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5447">
                <text:p>13888699254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454">
                <text:p>13888699254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8869925461">
                <text:p>13888699254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5467">
                <text:p>13888699254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474">
                <text:p>13888699254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481">
                <text:p>1388869925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488">
                <text:p>13888699254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494">
                <text:p>13888699254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501">
                <text:p>1388869925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508">
                <text:p>13888699255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5514">
                <text:p>13888699255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521">
                <text:p>13888699255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5528">
                <text:p>13888699255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534">
                <text:p>13888699255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5541">
                <text:p>13888699255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548">
                <text:p>13888699255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88869925554">
                <text:p>13888699255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561">
                <text:p>13888699255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568">
                <text:p>1388869925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574">
                <text:p>13888699255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581">
                <text:p>13888699255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588">
                <text:p>1388869925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595">
                <text:p>13888699256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601">
                <text:p>1388869925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5608">
                <text:p>13888699256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615">
                <text:p>13888699256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621">
                <text:p>13888699256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628">
                <text:p>1388869925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635">
                <text:p>1388869925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641">
                <text:p>13888699256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88869925648">
                <text:p>13888699256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655">
                <text:p>13888699256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661">
                <text:p>13888699256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668">
                <text:p>13888699256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5675">
                <text:p>13888699256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5682">
                <text:p>13888699256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5688">
                <text:p>13888699256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695">
                <text:p>13888699257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702">
                <text:p>13888699257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709">
                <text:p>13888699257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715">
                <text:p>13888699257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722">
                <text:p>1388869925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25729">
                <text:p>13888699257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736">
                <text:p>13888699257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742">
                <text:p>13888699257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749">
                <text:p>1388869925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756">
                <text:p>13888699257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5762">
                <text:p>1388869925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769">
                <text:p>1388869925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5776">
                <text:p>13888699257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783">
                <text:p>13888699257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5789">
                <text:p>13888699257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5796">
                <text:p>13888699258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803">
                <text:p>13888699258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810">
                <text:p>1388869925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5816">
                <text:p>13888699258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823">
                <text:p>13888699258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830">
                <text:p>13888699258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836">
                <text:p>13888699258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5843">
                <text:p>13888699258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5850">
                <text:p>13888699258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856">
                <text:p>13888699258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5863">
                <text:p>13888699258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5870">
                <text:p>13888699258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5877">
                <text:p>13888699258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5883">
                <text:p>13888699258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890">
                <text:p>13888699258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5897">
                <text:p>13888699259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5903">
                <text:p>1388869925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910">
                <text:p>13888699259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88869925917">
                <text:p>13888699259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5923">
                <text:p>13888699259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5930">
                <text:p>13888699259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5937">
                <text:p>1388869925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5944">
                <text:p>13888699259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88869925950">
                <text:p>13888699259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5957">
                <text:p>13888699259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25964">
                <text:p>13888699259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970">
                <text:p>13888699259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977">
                <text:p>1388869925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984">
                <text:p>1388869925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5990">
                <text:p>1388869925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5997">
                <text:p>1388869926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004">
                <text:p>1388869926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6010">
                <text:p>13888699260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6017">
                <text:p>13888699260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6024">
                <text:p>13888699260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6030">
                <text:p>1388869926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6037">
                <text:p>1388869926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044">
                <text:p>13888699260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6051">
                <text:p>13888699260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6057">
                <text:p>13888699260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064">
                <text:p>13888699260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071">
                <text:p>13888699260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6077">
                <text:p>13888699260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6084">
                <text:p>13888699260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6091">
                <text:p>13888699260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097">
                <text:p>1388869926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104">
                <text:p>1388869926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111">
                <text:p>13888699261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6118">
                <text:p>13888699261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124">
                <text:p>1388869926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6131">
                <text:p>1388869926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6138">
                <text:p>13888699261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144">
                <text:p>13888699261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6151">
                <text:p>1388869926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6158">
                <text:p>1388869926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6164">
                <text:p>13888699261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6171">
                <text:p>1388869926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6178">
                <text:p>1388869926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6184">
                <text:p>13888699261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191">
                <text:p>13888699261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6198">
                <text:p>1388869926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6205">
                <text:p>1388869926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6212">
                <text:p>1388869926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6218">
                <text:p>13888699262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225">
                <text:p>13888699262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232">
                <text:p>1388869926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6238">
                <text:p>1388869926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6245">
                <text:p>1388869926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6252">
                <text:p>13888699262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6258">
                <text:p>1388869926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6265">
                <text:p>1388869926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6272">
                <text:p>13888699262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6278">
                <text:p>13888699262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88869926285">
                <text:p>1388869926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6292">
                <text:p>13888699262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6298">
                <text:p>13888699263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305">
                <text:p>13888699263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6312">
                <text:p>13888699263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6318">
                <text:p>1388869926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6325">
                <text:p>1388869926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6332">
                <text:p>1388869926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88869926338">
                <text:p>1388869926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88869926345">
                <text:p>13888699263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88869926352">
                <text:p>13888699263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8869926359">
                <text:p>1388869926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6365">
                <text:p>13888699263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88869926372">
                <text:p>13888699263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6379">
                <text:p>13888699263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88869926386">
                <text:p>13888699263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6392">
                <text:p>13888699263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88869926399">
                <text:p>1388869926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88869926406">
                <text:p>13888699264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6413">
                <text:p>13888699264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8869926419">
                <text:p>1388869926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6426">
                <text:p>1388869926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6433">
                <text:p>1388869926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6439">
                <text:p>1388869926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88869926446">
                <text:p>1388869926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6453">
                <text:p>1388869926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6459">
                <text:p>1388869926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6466">
                <text:p>13888699264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88869926473">
                <text:p>13888699264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26479">
                <text:p>13888699264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26486">
                <text:p>13888699264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26493">
                <text:p>13888699264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26500">
                <text:p>13888699265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88869926507">
                <text:p>1388869926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26513">
                <text:p>13888699265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88869926520">
                <text:p>13888699265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88869926527">
                <text:p>13888699265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6533">
                <text:p>13888699265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26540">
                <text:p>13888699265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6547">
                <text:p>13888699265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6554">
                <text:p>13888699265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6560">
                <text:p>13888699265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26567">
                <text:p>13888699265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6574">
                <text:p>13888699265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26581">
                <text:p>13888699265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26587">
                <text:p>13888699265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26594">
                <text:p>13888699265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388869926601">
                <text:p>13888699266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88869926608">
                <text:p>13888699266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88869926614">
                <text:p>13888699266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8869926621">
                <text:p>13888699266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26628">
                <text:p>1388869926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8869926635">
                <text:p>13888699266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26641">
                <text:p>13888699266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388869926648">
                <text:p>13888699266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88869926655">
                <text:p>13888699266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26661">
                <text:p>13888699266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6668">
                <text:p>13888699266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88869926675">
                <text:p>13888699266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388869926681">
                <text:p>13888699266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6688">
                <text:p>13888699266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26695">
                <text:p>13888699267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6701">
                <text:p>13888699267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6708">
                <text:p>13888699267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88869926715">
                <text:p>13888699267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88869926722">
                <text:p>13888699267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6728">
                <text:p>13888699267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6735">
                <text:p>13888699267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26742">
                <text:p>13888699267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6748">
                <text:p>13888699267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26755">
                <text:p>13888699267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6762">
                <text:p>1388869926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6769">
                <text:p>13888699267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6775">
                <text:p>13888699267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6782">
                <text:p>13888699267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6789">
                <text:p>13888699267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6795">
                <text:p>13888699268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6802">
                <text:p>13888699268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6809">
                <text:p>13888699268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6816">
                <text:p>13888699268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6822">
                <text:p>13888699268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6829">
                <text:p>13888699268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6836">
                <text:p>13888699268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6842">
                <text:p>13888699268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6849">
                <text:p>13888699268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6856">
                <text:p>13888699268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6862">
                <text:p>13888699268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6869">
                <text:p>13888699268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6876">
                <text:p>13888699268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6882">
                <text:p>13888699268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6889">
                <text:p>13888699268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6896">
                <text:p>13888699269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6902">
                <text:p>13888699269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6910">
                <text:p>13888699269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26916">
                <text:p>13888699269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6923">
                <text:p>1388869926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6930">
                <text:p>13888699269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6936">
                <text:p>13888699269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6943">
                <text:p>13888699269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6950">
                <text:p>13888699269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6957">
                <text:p>13888699269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6963">
                <text:p>13888699269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6970">
                <text:p>13888699269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6977">
                <text:p>13888699269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6983">
                <text:p>13888699269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6990">
                <text:p>13888699269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6997">
                <text:p>1388869927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7003">
                <text:p>1388869927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7010">
                <text:p>13888699270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017">
                <text:p>1388869927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024">
                <text:p>1388869927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7030">
                <text:p>13888699270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7037">
                <text:p>13888699270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7044">
                <text:p>13888699270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7050">
                <text:p>1388869927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7057">
                <text:p>13888699270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064">
                <text:p>13888699270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7070">
                <text:p>13888699270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7077">
                <text:p>13888699270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084">
                <text:p>13888699270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090">
                <text:p>13888699270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097">
                <text:p>13888699271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104">
                <text:p>1388869927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7110">
                <text:p>13888699271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117">
                <text:p>13888699271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124">
                <text:p>1388869927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7131">
                <text:p>13888699271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137">
                <text:p>13888699271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144">
                <text:p>1388869927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151">
                <text:p>13888699271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157">
                <text:p>13888699271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7164">
                <text:p>1388869927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7171">
                <text:p>13888699271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388869927177">
                <text:p>13888699271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388869927184">
                <text:p>13888699271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388869927191">
                <text:p>13888699271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7197">
                <text:p>1388869927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88869927204">
                <text:p>1388869927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7211">
                <text:p>13888699272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7218">
                <text:p>13888699272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224">
                <text:p>13888699272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7231">
                <text:p>13888699272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7238">
                <text:p>13888699272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388869927244">
                <text:p>13888699272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388869927251">
                <text:p>13888699272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7258">
                <text:p>13888699272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7265">
                <text:p>13888699272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27271">
                <text:p>1388869927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278">
                <text:p>13888699272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285">
                <text:p>13888699272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7291">
                <text:p>1388869927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7298">
                <text:p>13888699273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305">
                <text:p>13888699273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7311">
                <text:p>13888699273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7318">
                <text:p>13888699273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7325">
                <text:p>13888699273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332">
                <text:p>13888699273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7338">
                <text:p>13888699273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27345">
                <text:p>1388869927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7352">
                <text:p>13888699273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388869927359">
                <text:p>13888699273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388869927365">
                <text:p>13888699273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372">
                <text:p>13888699273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7379">
                <text:p>13888699273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27386">
                <text:p>13888699273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392">
                <text:p>13888699273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388869927399">
                <text:p>13888699274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7406">
                <text:p>13888699274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88869927412">
                <text:p>13888699274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88869927419">
                <text:p>13888699274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7426">
                <text:p>13888699274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7433">
                <text:p>13888699274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7440">
                <text:p>13888699274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7446">
                <text:p>13888699274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88869927453">
                <text:p>13888699274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460">
                <text:p>13888699274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466">
                <text:p>13888699274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473">
                <text:p>13888699274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7480">
                <text:p>13888699274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7486">
                <text:p>13888699274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493">
                <text:p>13888699274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88869927500">
                <text:p>13888699275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506">
                <text:p>13888699275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513">
                <text:p>13888699275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520">
                <text:p>13888699275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527">
                <text:p>13888699275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533">
                <text:p>13888699275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540">
                <text:p>13888699275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7547">
                <text:p>13888699275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553">
                <text:p>13888699275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7560">
                <text:p>13888699275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7567">
                <text:p>13888699275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7573">
                <text:p>13888699275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7580">
                <text:p>13888699275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7587">
                <text:p>13888699275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594">
                <text:p>13888699275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7600">
                <text:p>13888699276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607">
                <text:p>13888699276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614">
                <text:p>13888699276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7621">
                <text:p>13888699276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627">
                <text:p>13888699276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7634">
                <text:p>13888699276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7641">
                <text:p>13888699276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7647">
                <text:p>13888699276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654">
                <text:p>13888699276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661">
                <text:p>13888699276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7667">
                <text:p>13888699276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674">
                <text:p>13888699276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7681">
                <text:p>13888699276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688">
                <text:p>13888699276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694">
                <text:p>13888699276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7701">
                <text:p>13888699277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708">
                <text:p>13888699277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714">
                <text:p>13888699277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7721">
                <text:p>13888699277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728">
                <text:p>13888699277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735">
                <text:p>13888699277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7741">
                <text:p>13888699277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748">
                <text:p>13888699277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7755">
                <text:p>1388869927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761">
                <text:p>13888699277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768">
                <text:p>13888699277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775">
                <text:p>1388869927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781">
                <text:p>13888699277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788">
                <text:p>13888699277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7795">
                <text:p>13888699278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802">
                <text:p>13888699278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808">
                <text:p>13888699278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815">
                <text:p>13888699278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822">
                <text:p>13888699278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828">
                <text:p>13888699278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835">
                <text:p>13888699278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7842">
                <text:p>13888699278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849">
                <text:p>13888699278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855">
                <text:p>13888699278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7862">
                <text:p>13888699278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869">
                <text:p>13888699278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876">
                <text:p>13888699278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882">
                <text:p>13888699278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7889">
                <text:p>13888699278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896">
                <text:p>13888699279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7902">
                <text:p>13888699279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909">
                <text:p>13888699279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916">
                <text:p>13888699279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922">
                <text:p>13888699279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929">
                <text:p>13888699279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7936">
                <text:p>13888699279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943">
                <text:p>13888699279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949">
                <text:p>13888699279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88869927956">
                <text:p>13888699279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7963">
                <text:p>13888699279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7969">
                <text:p>13888699279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7976">
                <text:p>13888699279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7983">
                <text:p>13888699279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7989">
                <text:p>13888699279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7996">
                <text:p>1388869928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8003">
                <text:p>1388869928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8009">
                <text:p>1388869928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88869928016">
                <text:p>13888699280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023">
                <text:p>1388869928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030">
                <text:p>1388869928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8037">
                <text:p>13888699280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044">
                <text:p>13888699280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050">
                <text:p>13888699280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057">
                <text:p>13888699280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064">
                <text:p>13888699280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070">
                <text:p>13888699280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8077">
                <text:p>13888699280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8084">
                <text:p>13888699280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8090">
                <text:p>13888699280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8097">
                <text:p>1388869928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8104">
                <text:p>1388869928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8110">
                <text:p>1388869928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119">
                <text:p>13888699281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126">
                <text:p>13888699281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8133">
                <text:p>13888699281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139">
                <text:p>13888699281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146">
                <text:p>13888699281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153">
                <text:p>1388869928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8159">
                <text:p>1388869928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88869928166">
                <text:p>1388869928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173">
                <text:p>1388869928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179">
                <text:p>13888699281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186">
                <text:p>1388869928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193">
                <text:p>13888699281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8200">
                <text:p>13888699282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206">
                <text:p>1388869928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213">
                <text:p>13888699282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8220">
                <text:p>13888699282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226">
                <text:p>13888699282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8233">
                <text:p>1388869928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240">
                <text:p>13888699282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28247">
                <text:p>13888699282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253">
                <text:p>1388869928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260">
                <text:p>13888699282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267">
                <text:p>13888699282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273">
                <text:p>13888699282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8280">
                <text:p>13888699282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287">
                <text:p>1388869928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88869928293">
                <text:p>13888699282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300">
                <text:p>13888699283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307">
                <text:p>13888699283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313">
                <text:p>13888699283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320">
                <text:p>13888699283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327">
                <text:p>13888699283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333">
                <text:p>13888699283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340">
                <text:p>13888699283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8347">
                <text:p>13888699283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388869928354">
                <text:p>13888699283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360">
                <text:p>13888699283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367">
                <text:p>13888699283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374">
                <text:p>13888699283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380">
                <text:p>13888699283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8387">
                <text:p>13888699283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394">
                <text:p>13888699283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400">
                <text:p>13888699284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28407">
                <text:p>1388869928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414">
                <text:p>13888699284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421">
                <text:p>13888699284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427">
                <text:p>13888699284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88869928434">
                <text:p>13888699284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441">
                <text:p>13888699284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448">
                <text:p>13888699284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454">
                <text:p>13888699284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8461">
                <text:p>13888699284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468">
                <text:p>13888699284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28474">
                <text:p>13888699284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8481">
                <text:p>13888699284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488">
                <text:p>13888699284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28495">
                <text:p>13888699285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501">
                <text:p>13888699285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8508">
                <text:p>13888699285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515">
                <text:p>13888699285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28521">
                <text:p>13888699285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28528">
                <text:p>13888699285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8535">
                <text:p>13888699285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8541">
                <text:p>13888699285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28548">
                <text:p>13888699285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8555">
                <text:p>1388869928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28561">
                <text:p>1388869928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8568">
                <text:p>13888699285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28575">
                <text:p>13888699285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8582">
                <text:p>13888699285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8588">
                <text:p>13888699285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8595">
                <text:p>13888699286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28602">
                <text:p>13888699286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8608">
                <text:p>13888699286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28615">
                <text:p>13888699286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8622">
                <text:p>13888699286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28628">
                <text:p>13888699286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8635">
                <text:p>13888699286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28642">
                <text:p>13888699286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28649">
                <text:p>13888699286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28656">
                <text:p>13888699286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8662">
                <text:p>13888699286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8669">
                <text:p>13888699286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8676">
                <text:p>13888699286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8682">
                <text:p>13888699286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8689">
                <text:p>13888699286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88869928696">
                <text:p>13888699287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28702">
                <text:p>13888699287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8709">
                <text:p>13888699287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28716">
                <text:p>13888699287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28723">
                <text:p>13888699287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28729">
                <text:p>13888699287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88869928736">
                <text:p>13888699287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88869928743">
                <text:p>13888699287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8749">
                <text:p>13888699287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8756">
                <text:p>13888699287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88869928763">
                <text:p>13888699287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88869928769">
                <text:p>13888699287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28776">
                <text:p>1388869928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8869928783">
                <text:p>13888699287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88869928789">
                <text:p>13888699287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28796">
                <text:p>13888699288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88869928803">
                <text:p>13888699288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88869928809">
                <text:p>13888699288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28816">
                <text:p>13888699288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28823">
                <text:p>13888699288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28830">
                <text:p>13888699288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28836">
                <text:p>13888699288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28843">
                <text:p>13888699288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388869928850">
                <text:p>13888699288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8856">
                <text:p>13888699288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8869928863">
                <text:p>13888699288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8869928870">
                <text:p>13888699288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28877">
                <text:p>13888699288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28883">
                <text:p>13888699288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28890">
                <text:p>13888699288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28897">
                <text:p>13888699289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28903">
                <text:p>13888699289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88869928910">
                <text:p>13888699289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8917">
                <text:p>13888699289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8924">
                <text:p>13888699289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28930">
                <text:p>13888699289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88869928937">
                <text:p>13888699289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28944">
                <text:p>13888699289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88869928950">
                <text:p>13888699289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28957">
                <text:p>13888699289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88869928964">
                <text:p>13888699289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88869928971">
                <text:p>13888699289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8977">
                <text:p>13888699289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88869928984">
                <text:p>13888699289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88869928991">
                <text:p>13888699289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8997">
                <text:p>1388869929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29004">
                <text:p>1388869929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29011">
                <text:p>13888699290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88869929017">
                <text:p>13888699290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88869929024">
                <text:p>13888699290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29031">
                <text:p>13888699290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9038">
                <text:p>13888699290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29044">
                <text:p>13888699290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9051">
                <text:p>13888699290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9058">
                <text:p>1388869929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29065">
                <text:p>13888699290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29071">
                <text:p>13888699290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9078">
                <text:p>13888699290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9085">
                <text:p>13888699290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9091">
                <text:p>13888699290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88869929098">
                <text:p>1388869929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9105">
                <text:p>1388869929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9112">
                <text:p>1388869929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9118">
                <text:p>1388869929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9125">
                <text:p>13888699291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8869929132">
                <text:p>13888699291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9138">
                <text:p>1388869929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29145">
                <text:p>13888699291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8869929152">
                <text:p>1388869929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9158">
                <text:p>1388869929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29165">
                <text:p>13888699291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172">
                <text:p>13888699291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179">
                <text:p>13888699291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29185">
                <text:p>13888699291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192">
                <text:p>13888699291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199">
                <text:p>1388869929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9205">
                <text:p>13888699292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9212">
                <text:p>1388869929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219">
                <text:p>1388869929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9226">
                <text:p>1388869929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8869929232">
                <text:p>1388869929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9239">
                <text:p>13888699292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246">
                <text:p>13888699292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88869929252">
                <text:p>13888699292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259">
                <text:p>13888699292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9266">
                <text:p>13888699292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9272">
                <text:p>13888699292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29279">
                <text:p>1388869929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286">
                <text:p>13888699292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292">
                <text:p>1388869929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9299">
                <text:p>13888699293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306">
                <text:p>1388869929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312">
                <text:p>13888699293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9319">
                <text:p>13888699293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326">
                <text:p>1388869929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333">
                <text:p>13888699293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339">
                <text:p>1388869929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346">
                <text:p>13888699293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353">
                <text:p>13888699293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359">
                <text:p>13888699293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366">
                <text:p>1388869929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373">
                <text:p>13888699293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9380">
                <text:p>13888699293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386">
                <text:p>1388869929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393">
                <text:p>1388869929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88869929400">
                <text:p>13888699294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406">
                <text:p>13888699294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413">
                <text:p>13888699294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420">
                <text:p>13888699294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427">
                <text:p>13888699294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434">
                <text:p>13888699294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9440">
                <text:p>13888699294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447">
                <text:p>13888699294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9454">
                <text:p>1388869929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460">
                <text:p>13888699294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467">
                <text:p>13888699294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474">
                <text:p>13888699294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9480">
                <text:p>13888699294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487">
                <text:p>13888699294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494">
                <text:p>13888699294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500">
                <text:p>1388869929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507">
                <text:p>13888699295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9514">
                <text:p>13888699295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9521">
                <text:p>13888699295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527">
                <text:p>13888699295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534">
                <text:p>13888699295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29541">
                <text:p>1388869929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9547">
                <text:p>13888699295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554">
                <text:p>13888699295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561">
                <text:p>13888699295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567">
                <text:p>13888699295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29574">
                <text:p>1388869929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582">
                <text:p>13888699295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9589">
                <text:p>13888699295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596">
                <text:p>1388869929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602">
                <text:p>13888699296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609">
                <text:p>1388869929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616">
                <text:p>13888699296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622">
                <text:p>13888699296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9629">
                <text:p>13888699296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636">
                <text:p>13888699296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643">
                <text:p>13888699296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649">
                <text:p>13888699296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656">
                <text:p>13888699296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9663">
                <text:p>13888699296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669">
                <text:p>1388869929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9676">
                <text:p>13888699296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683">
                <text:p>13888699296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690">
                <text:p>13888699296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696">
                <text:p>13888699297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703">
                <text:p>13888699297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710">
                <text:p>13888699297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9716">
                <text:p>13888699297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723">
                <text:p>13888699297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29730">
                <text:p>13888699297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736">
                <text:p>13888699297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743">
                <text:p>13888699297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29750">
                <text:p>13888699297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756">
                <text:p>1388869929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763">
                <text:p>1388869929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770">
                <text:p>13888699297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777">
                <text:p>13888699297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29783">
                <text:p>13888699297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790">
                <text:p>13888699297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797">
                <text:p>13888699298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88869929804">
                <text:p>13888699298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9810">
                <text:p>13888699298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817">
                <text:p>13888699298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29824">
                <text:p>13888699298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29830">
                <text:p>13888699298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8869929837">
                <text:p>13888699298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29844">
                <text:p>13888699298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29851">
                <text:p>13888699298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857">
                <text:p>13888699298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8869929864">
                <text:p>13888699298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29871">
                <text:p>1388869929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29878">
                <text:p>138886992988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